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Atalante" svg:font-family="Atalante" style:font-pitch="variable"/>
    <style:font-face style:name="Bitstream Vera Sans" svg:font-family="'Bitstream Vera Sans'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/>
    <style:font-face style:name="Bitstream Vera Sans3" svg:font-family="'Bitstream Vera Sans'" style:font-family-generic="swiss" style:font-pitch="variable"/>
    <style:font-face style:name="Bitstream Vera Sans4" svg:font-family="'Bitstream Vera Sans'" style:font-family-generic="system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7" svg:font-family="'Bitstream Vera Sans'" style:font-adornments="Oblique" style:font-family-generic="swiss" style:font-pitch="variable"/>
    <style:font-face style:name="Bitstream Vera Sans8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achlieli CLM" svg:font-family="'Nachlieli CLM'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8.999cm" fo:margin-top="0cm" fo:margin-bottom="0cm" table:align="center" style:writing-mode="lr-tb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1.3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">
      <style:text-properties officeooo:paragraph-rsid="0056a3b4"/>
    </style:style>
    <style:style style:name="P14" style:family="paragraph" style:parent-style-name="_5f_Paragraphe">
      <style:paragraph-properties fo:margin-top="0.101cm" fo:margin-bottom="0.101cm" style:contextual-spacing="false"/>
      <style:text-properties officeooo:paragraph-rsid="0058dcc7"/>
    </style:style>
    <style:style style:name="P15" style:family="paragraph" style:parent-style-name="_5f_Paragraphe">
      <style:text-properties officeooo:paragraph-rsid="0058dcc7"/>
    </style:style>
    <style:style style:name="P16" style:family="paragraph" style:parent-style-name="_5f_Paragraphe_5f_Réponse_5f_Pointillés_5f_Grisés">
      <style:text-properties officeooo:paragraph-rsid="0058dcc7"/>
    </style:style>
    <style:style style:name="P17" style:family="paragraph" style:parent-style-name="_5f_Paragraphe">
      <style:text-properties style:use-window-font-color="true" loext:opacity="0%" officeooo:paragraph-rsid="0058dcc7" fo:background-color="#ffff00"/>
    </style:style>
    <style:style style:name="P18" style:family="paragraph" style:parent-style-name="_5f_Paragraphe">
      <style:text-properties officeooo:paragraph-rsid="0058dcc7" fo:background-color="#ffff00"/>
    </style:style>
    <style:style style:name="P19" style:family="paragraph" style:parent-style-name="_5f_Paragraphe">
      <style:text-properties officeooo:paragraph-rsid="0059cb2a" fo:background-color="#ffff00"/>
    </style:style>
    <style:style style:name="P20" style:family="paragraph" style:parent-style-name="_5f_Tableau_5f_Centré">
      <style:text-properties officeooo:rsid="004f3504" officeooo:paragraph-rsid="004f3504" fo:background-color="#ffff00"/>
    </style:style>
    <style:style style:name="P21" style:family="paragraph" style:parent-style-name="_5f_Paragraphe">
      <style:text-properties fo:color="#000000" loext:opacity="100%" style:font-name="Bitstream Vera Sans3" fo:font-size="10pt" fo:font-style="normal" fo:font-weight="normal" officeooo:rsid="004f3504" officeooo:paragraph-rsid="0059cb2a" fo:background-color="#ffff00" style:font-size-asian="10pt" style:font-style-asian="normal" style:font-weight-asian="normal" style:font-weight-complex="normal"/>
    </style:style>
    <style:style style:name="P22" style:family="paragraph" style:parent-style-name="_5f_Paragraphe">
      <style:text-properties style:font-name="Bitstream Vera Sans3" officeooo:rsid="00464d90" officeooo:paragraph-rsid="0058dcc7" fo:background-color="#ffff00"/>
    </style:style>
    <style:style style:name="P23" style:family="paragraph" style:parent-style-name="_5f_Paragraphe">
      <style:text-properties style:font-name="Bitstream Vera Sans3" officeooo:paragraph-rsid="0058dcc7" fo:background-color="#ffff00"/>
    </style:style>
    <style:style style:name="P24" style:family="paragraph" style:parent-style-name="_5f_Paragraphe">
      <style:text-properties style:font-name="Bitstream Vera Sans3" fo:font-weight="normal" officeooo:rsid="004f3504" officeooo:paragraph-rsid="0059cb2a" fo:background-color="#ffff00" style:font-weight-asian="normal" style:font-weight-complex="normal"/>
    </style:style>
    <style:style style:name="P25" style:family="paragraph" style:parent-style-name="_5f_Paragraphe">
      <style:text-properties officeooo:paragraph-rsid="0059cb2a"/>
    </style:style>
    <style:style style:name="P26" style:family="paragraph" style:parent-style-name="_5f_Paragraphe">
      <style:paragraph-properties fo:margin-top="0cm" fo:margin-bottom="0cm" style:contextual-spacing="false"/>
      <style:text-properties officeooo:paragraph-rsid="0059cb2a"/>
    </style:style>
    <style:style style:name="P27" style:family="paragraph" style:parent-style-name="_5f_Paragraphe">
      <style:paragraph-properties fo:margin-top="0.101cm" fo:margin-bottom="0.101cm" style:contextual-spacing="false"/>
      <style:text-properties officeooo:paragraph-rsid="0059cb2a"/>
    </style:style>
    <style:style style:name="P28" style:family="paragraph" style:parent-style-name="_5f_Paragraphe_5f_Réponse_5f_Elève">
      <style:text-properties officeooo:paragraph-rsid="005c6e5c"/>
    </style:style>
    <style:style style:name="P29" style:family="paragraph" style:parent-style-name="_5f_Footer_20_page_20_impaire_20__28_D_29_"/>
    <style:style style:name="P30" style:family="paragraph" style:parent-style-name="_5f_Footer_20_page_20_impaire_20__28_D_29_">
      <style:text-properties officeooo:paragraph-rsid="01316a8b"/>
    </style:style>
    <style:style style:name="P31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3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3" style:family="paragraph" style:parent-style-name="_5f_Footer_20_page_20_paire_20__28_G_29_"/>
    <style:style style:name="P34" style:family="paragraph" style:parent-style-name="_5f_Footer_20_page_20_paire_20__28_G_29_">
      <style:text-properties officeooo:paragraph-rsid="01316a8b"/>
    </style:style>
    <style:style style:name="P35" style:family="paragraph" style:parent-style-name="_5f_Footer_20_page_20_paire_20__28_G_29_">
      <style:text-properties officeooo:paragraph-rsid="01336347"/>
    </style:style>
    <style:style style:name="P36" style:family="paragraph" style:parent-style-name="_5f_Footer_20_page_20_paire_20__28_G_29_">
      <style:text-properties officeooo:paragraph-rsid="0135ac9e"/>
    </style:style>
    <style:style style:name="P37" style:family="paragraph" style:parent-style-name="_5f_Footer_20_page_20_paire_20__28_G_29_">
      <style:text-properties officeooo:paragraph-rsid="01397109"/>
    </style:style>
    <style:style style:name="P38" style:family="paragraph" style:parent-style-name="_5f_Footer_20_page_20_paire_20__28_G_29_">
      <style:text-properties officeooo:paragraph-rsid="013b50d8"/>
    </style:style>
    <style:style style:name="P39" style:family="paragraph" style:parent-style-name="_5f_Footer_20_page_20_paire_20__28_G_29_">
      <style:text-properties officeooo:paragraph-rsid="013c280e"/>
    </style:style>
    <style:style style:name="P40" style:family="paragraph" style:parent-style-name="_5f_Footer_20_page_20_paire_20__28_G_29_">
      <style:text-properties officeooo:paragraph-rsid="0142af40"/>
    </style:style>
    <style:style style:name="P4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4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43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4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45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6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7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8" style:family="paragraph" style:parent-style-name="_5f_Header_20_D_20_page_20_paire_20__28_G_29_">
      <style:text-properties officeooo:paragraph-rsid="00fe4814"/>
    </style:style>
    <style:style style:name="P49" style:family="paragraph" style:parent-style-name="_5f_Header_20_D_20_page_20_paire_20__28_G_29_">
      <style:text-properties officeooo:rsid="0101821f" officeooo:paragraph-rsid="0101821f"/>
    </style:style>
    <style:style style:name="P50" style:family="paragraph" style:parent-style-name="_5f_Header_20_G_20_page_20_paire_20__28_G_29_">
      <style:text-properties officeooo:rsid="00ff3616" officeooo:paragraph-rsid="00ff3616"/>
    </style:style>
    <style:style style:name="P51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52" style:family="paragraph" style:parent-style-name="_5f_Header_20_M_20_page_20_impaire_20__28_D_29_">
      <style:text-properties officeooo:rsid="01035d0f" officeooo:paragraph-rsid="01035d0f"/>
    </style:style>
    <style:style style:name="P53" style:family="paragraph" style:parent-style-name="_5f_Header_20_M_20_page_20_paire_20__28_G_29_">
      <style:text-properties officeooo:rsid="0101a5c8" officeooo:paragraph-rsid="0101a5c8"/>
    </style:style>
    <style:style style:name="P54" style:family="paragraph" style:parent-style-name="_5f_Header_20_N_20_page_20_impaire_20__28_D_29_">
      <style:text-properties officeooo:rsid="010462d7" officeooo:paragraph-rsid="010462d7"/>
    </style:style>
    <style:style style:name="P5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104ebc9" officeooo:paragraph-rsid="0104ebc9"/>
    </style:style>
    <style:style style:name="P56" style:family="paragraph" style:parent-style-name="_5f_Header_20_P_20_page_20_paire_20__28_G_29_">
      <style:text-properties officeooo:rsid="0107aa33" officeooo:paragraph-rsid="0107aa33"/>
    </style:style>
    <style:style style:name="P5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8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9" style:family="paragraph" style:parent-style-name="_5f_Paragraphe" style:list-style-name="List_20_1">
      <style:text-properties officeooo:paragraph-rsid="0058dcc7"/>
    </style:style>
    <style:style style:name="P60" style:family="paragraph" style:parent-style-name="_5f_Paragraphe" style:list-style-name="_5f_Numérotation_20_des_20_exercices">
      <style:text-properties officeooo:paragraph-rsid="0059cb2a"/>
    </style:style>
    <style:style style:name="P61" style:family="paragraph" style:parent-style-name="_5f_Paragraphe">
      <style:text-properties officeooo:paragraph-rsid="0058dcc7"/>
    </style:style>
    <style:style style:name="P62" style:family="paragraph" style:parent-style-name="_5f_Paragraphe">
      <style:text-properties officeooo:paragraph-rsid="005be551" fo:background-color="#ffff00"/>
    </style:style>
    <style:style style:name="P63" style:family="paragraph" style:parent-style-name="_5f_Paragraphe">
      <style:text-properties officeooo:paragraph-rsid="005c0264" fo:background-color="#ffff00"/>
    </style:style>
    <style:style style:name="P64" style:family="paragraph" style:parent-style-name="_5f_Paragraphe">
      <style:text-properties officeooo:paragraph-rsid="005c0264"/>
    </style:style>
    <style:style style:name="P65" style:family="paragraph" style:parent-style-name="_5f_Paragraphe">
      <style:text-properties officeooo:paragraph-rsid="005c6e5c"/>
    </style:style>
    <style:style style:name="P66" style:family="paragraph" style:parent-style-name="_5f_Paragraphe">
      <style:text-properties officeooo:paragraph-rsid="005e0795"/>
    </style:style>
    <style:style style:name="P67" style:family="paragraph" style:parent-style-name="_5f_Paragraphe_5f_Bullet" style:list-style-name=""/>
    <style:style style:name="P68" style:family="paragraph" style:parent-style-name="_5f_Paragraphe_5f_Bullet" style:list-style-name="">
      <style:text-properties officeooo:paragraph-rsid="0056a3b4"/>
    </style:style>
    <style:style style:name="P69" style:family="paragraph" style:parent-style-name="_5f_Paragraphe_5f_Bullet" style:list-style-name="List_20_1">
      <style:text-properties officeooo:paragraph-rsid="0058dcc7"/>
    </style:style>
    <style:style style:name="P70" style:family="paragraph" style:parent-style-name="_5f_Paragraphe_5f_Bullet" style:list-style-name="List_20_1">
      <style:text-properties officeooo:rsid="0041fed6" officeooo:paragraph-rsid="0058dcc7"/>
    </style:style>
    <style:style style:name="P71" style:family="paragraph" style:parent-style-name="_5f_Paragraphe_5f_Bullet" style:list-style-name="List_20_1">
      <style:text-properties style:use-window-font-color="true" loext:opacity="0%" officeooo:paragraph-rsid="0058dcc7" fo:background-color="#ffff00"/>
    </style:style>
    <style:style style:name="P72" style:family="paragraph" style:parent-style-name="_5f_Paragraphe_5f_Correction">
      <style:text-properties officeooo:paragraph-rsid="005f0088"/>
    </style:style>
    <style:style style:name="P73" style:family="paragraph" style:parent-style-name="_5f_Paragraphe_5f_Réponse_5f_Elève_5f_Bullet" style:list-style-name="List_20_1">
      <style:text-properties officeooo:paragraph-rsid="0059cb2a"/>
    </style:style>
    <style:style style:name="P74" style:family="paragraph" style:parent-style-name="_5f_Paragraphe_5f_Réponse_5f_Elève_5f_Fractions_5f_numéroté" style:list-style-name="_5f_Numérotation_20_des_20_exercices"/>
    <style:style style:name="P75" style:family="paragraph" style:parent-style-name="_5f_Paragraphe_5f_Réponse_5f_Elève_5f_numéroté" style:list-style-name="_5f_Numérotation_20_des_20_exercices"/>
    <style:style style:name="P76" style:family="paragraph" style:parent-style-name="_5f_Paragraphe_5f_Réponse_5f_Elève_5f_numéroté" style:list-style-name="_5f_Numérotation_20_des_20_exercices">
      <style:text-properties officeooo:paragraph-rsid="0059cb2a"/>
    </style:style>
    <style:style style:name="P77" style:family="paragraph" style:parent-style-name="_5f_Paragraphe_5f_Réponse_5f_Pointillés_5f_Grisés" style:list-style-name="List_20_1">
      <style:text-properties officeooo:paragraph-rsid="0058dcc7"/>
    </style:style>
    <style:style style:name="P78" style:family="paragraph" style:parent-style-name="_5f_Paragraphe_5f_avec_5f_Num_5f_Question" style:list-style-name="_5f_Numérotation_20_des_20_exercices"/>
    <style:style style:name="P79" style:family="paragraph" style:parent-style-name="_5f_Paragraphe_5f_avec_5f_Num_5f_Question" style:list-style-name="_5f_Numérotation_20_des_20_exercices">
      <style:text-properties officeooo:paragraph-rsid="0056a3b4"/>
    </style:style>
    <style:style style:name="P80" style:family="paragraph" style:parent-style-name="_5f_Premier_5f_Titre_5f_Exercices_5f_avec_5f_Num_20_Exo_5f_Avec_5f_Titre" style:list-style-name="_5f_Numérotation_20_des_20_exercices">
      <style:paragraph-properties fo:break-before="column"/>
    </style:style>
    <style:style style:name="P81" style:family="paragraph" style:parent-style-name="_5f_Premier_5f_Titre_5f_Exercices_5f_avec_5f_Num_5f_Exo_5f_sans_5f_Titre" style:list-style-name="_5f_Numérotation_20_des_20_exercices" style:master-page-name="SERIE_5f_PROBLEMES_5f_CLR_5f_d62e4e_5f_2COL">
      <style:paragraph-properties style:page-number="auto"/>
    </style:style>
    <style:style style:name="P82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83" style:family="paragraph" style:parent-style-name="_5f_Titre_5f_Exercices_5f_avec_5f_Titre" style:list-style-name="_5f_Numérotation_20_des_20_exercices"/>
    <style:style style:name="P84" style:family="paragraph" style:parent-style-name="_5f_Titre_5f_Exercices_5f_sans_5f_Titre" style:list-style-name="_5f_Numérotation_20_des_20_exercices"/>
    <style:style style:name="P85" style:family="paragraph" style:parent-style-name="_5f_Titre_5f_Exercices_5f_sans_5f_Titre" style:list-style-name="_5f_Numérotation_20_des_20_exercices">
      <style:text-properties officeooo:paragraph-rsid="005b91fa"/>
    </style:style>
    <style:style style:name="P86" style:family="paragraph" style:parent-style-name="_5f_Titre_5f_Exercices_5f_sans_5f_Titre" style:list-style-name="_5f_Numérotation_20_des_20_exercices">
      <style:paragraph-properties fo:break-before="column"/>
    </style:style>
    <style:style style:name="P87" style:family="paragraph">
      <loext:graphic-properties draw:fill="solid" draw:fill-color="#d7e12c"/>
    </style:style>
    <style:style style:name="P88" style:family="paragraph">
      <loext:graphic-properties draw:fill="solid" draw:fill-color="#7fb241"/>
    </style:style>
    <style:style style:name="P89" style:family="paragraph">
      <style:paragraph-properties fo:text-align="center"/>
    </style:style>
    <style:style style:name="P90" style:family="paragraph">
      <loext:graphic-properties draw:fill="none" draw:fill-color="#ffffff"/>
      <style:paragraph-properties fo:text-align="center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91" style:family="paragraph">
      <loext:graphic-properties draw:fill="solid" draw:fill-color="#f99e06"/>
    </style:style>
    <style:style style:name="P92" style:family="paragraph">
      <loext:graphic-properties draw:fill="solid" draw:fill-color="#1ca2b8"/>
    </style:style>
    <style:style style:name="P93" style:family="paragraph">
      <loext:graphic-properties draw:fill="solid" draw:fill-color="#d62e4e"/>
    </style:style>
    <style:style style:name="P94" style:family="paragraph">
      <loext:graphic-properties draw:fill="solid" draw:fill-color="#9d0f89"/>
    </style:style>
    <style:style style:name="P9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bfbfb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left="0cm" fo:margin-right="0cm" fo:margin-top="0cm" fo:margin-bottom="0cm" fo:line-height="100%" fo:text-indent="0cm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5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8" fo:font-size="16pt" fo:font-weight="bold"/>
    </style:style>
    <style:style style:name="T6" style:family="text">
      <style:text-properties fo:font-variant="small-caps" fo:color="#7fb241" loext:opacity="100%" style:font-name="Bitstream Vera Sans8" fo:font-size="16pt" fo:font-weight="bold" officeooo:rsid="02768590"/>
    </style:style>
    <style:style style:name="T7" style:family="text">
      <style:text-properties fo:font-variant="small-caps" fo:color="#7fb241" loext:opacity="100%" style:font-name="Bitstream Vera Sans8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56a3b4"/>
    </style:style>
    <style:style style:name="T10" style:family="text">
      <style:text-properties style:use-window-font-color="true" loext:opacity="0%" style:font-name="Bitstream Vera Sans" officeooo:rsid="00405473" fo:background-color="#ffff00" loext:char-shading-value="0" style:font-name-asian="SimSun" style:font-name-complex="Bitstream Vera Sans"/>
    </style:style>
    <style:style style:name="T11" style:family="text">
      <style:text-properties style:use-window-font-color="true" loext:opacity="0%" style:font-name="Bitstream Vera Sans" officeooo:rsid="001e72ba" fo:background-color="#ffff00" loext:char-shading-value="0" style:font-name-asian="SimSun" style:font-name-complex="Bitstream Vera Sans"/>
    </style:style>
    <style:style style:name="T12" style:family="text">
      <style:text-properties style:use-window-font-color="true" loext:opacity="0%" style:font-name="Bitstream Vera Sans" officeooo:rsid="001fc651" fo:background-color="#ffff00" loext:char-shading-value="0" style:font-name-asian="SimSun" style:font-name-complex="Bitstream Vera Sans"/>
    </style:style>
    <style:style style:name="T13" style:family="text">
      <style:text-properties style:use-window-font-color="true" loext:opacity="0%" style:font-name="Bitstream Vera Sans" officeooo:rsid="003ed32e" fo:background-color="#ffff00" loext:char-shading-value="0" style:font-name-asian="SimSun" style:font-name-complex="Bitstream Vera Sans"/>
    </style:style>
    <style:style style:name="T14" style:family="text">
      <style:text-properties style:use-window-font-color="true" loext:opacity="0%" style:font-name="Bitstream Vera Sans" officeooo:rsid="005c0264" fo:background-color="#ffff00" loext:char-shading-value="0" style:font-name-asian="SimSun" style:font-name-complex="Bitstream Vera Sans"/>
    </style:style>
    <style:style style:name="T15" style:family="text">
      <style:text-properties style:use-window-font-color="true" loext:opacity="0%" style:font-name="Bitstream Vera Sans" fo:font-weight="normal" officeooo:rsid="0041fed6" style:font-name-asian="SimSun" style:font-weight-asian="normal" style:font-name-complex="Bitstream Vera Sans" style:font-weight-complex="normal"/>
    </style:style>
    <style:style style:name="T16" style:family="text">
      <style:text-properties style:use-window-font-color="true" loext:opacity="0%" style:font-name="Bitstream Vera Sans" fo:font-weight="normal" officeooo:rsid="0041fed6" fo:background-color="#ffff00" loext:char-shading-value="0" style:font-name-asian="SimSun" style:font-weight-asian="normal" style:font-name-complex="Bitstream Vera Sans" style:font-weight-complex="normal"/>
    </style:style>
    <style:style style:name="T17" style:family="text">
      <style:text-properties style:use-window-font-color="true" loext:opacity="0%" style:font-name="Bitstream Vera Sans" fo:font-style="normal" fo:font-weight="normal" officeooo:rsid="0041fed6" style:font-name-asian="SimSun" style:font-size-asian="10pt" style:font-style-asian="normal" style:font-weight-asian="normal" style:font-name-complex="Bitstream Vera Sans" style:font-weight-complex="normal"/>
    </style:style>
    <style:style style:name="T18" style:family="text">
      <style:text-properties style:use-window-font-color="true" loext:opacity="0%" style:font-name="Bitstream Vera Sans3" fo:font-style="normal" officeooo:rsid="00c488e4" fo:background-color="#ffff00" loext:char-shading-value="0" style:font-style-asian="normal" style:font-style-complex="normal" style:text-scale="100%"/>
    </style:style>
    <style:style style:name="T19" style:family="text">
      <style:text-properties style:use-window-font-color="true" loext:opacity="0%" style:font-name="Bitstream Vera Sans3" fo:font-style="normal" officeooo:rsid="00405473" fo:background-color="#ffff00" loext:char-shading-value="0" style:font-style-asian="normal" style:font-style-complex="normal" style:text-scale="100%"/>
    </style:style>
    <style:style style:name="T20" style:family="text">
      <style:text-properties style:use-window-font-color="true" loext:opacity="0%" style:font-name="Bitstream Vera Sans3" fo:font-style="normal" officeooo:rsid="00bc379f" fo:background-color="#ffff00" loext:char-shading-value="0" style:font-style-asian="normal" style:font-style-complex="normal" style:text-scale="100%"/>
    </style:style>
    <style:style style:name="T21" style:family="text">
      <style:text-properties style:use-window-font-color="true" loext:opacity="0%" style:font-name="Bitstream Vera Sans3" fo:font-style="normal" officeooo:rsid="00c7af01" fo:background-color="#ffff00" loext:char-shading-value="0" style:font-style-asian="normal" style:font-style-complex="normal" style:text-scale="100%"/>
    </style:style>
    <style:style style:name="T22" style:family="text">
      <style:text-properties style:use-window-font-color="true" loext:opacity="0%" style:font-name="Bitstream Vera Sans3" fo:font-style="normal" officeooo:rsid="004fe509" fo:background-color="#ffff00" loext:char-shading-value="0" style:font-style-asian="normal" style:font-style-complex="normal" style:text-scale="100%"/>
    </style:style>
    <style:style style:name="T23" style:family="text">
      <style:text-properties style:use-window-font-color="true" loext:opacity="0%" style:font-name="Bitstream Vera Sans3" fo:font-style="normal" fo:font-weight="normal" officeooo:rsid="00464d90" style:font-name-asian="SimSun" style:font-size-asian="10pt" style:font-style-asian="normal" style:font-weight-asian="normal" style:font-name-complex="Bitstream Vera Sans" style:font-weight-complex="normal"/>
    </style:style>
    <style:style style:name="T24" style:family="text">
      <style:text-properties style:use-window-font-color="true" loext:opacity="0%" style:font-name="Bitstream Vera Sans3" fo:font-style="normal" fo:font-weight="normal" officeooo:rsid="004f3504" fo:background-color="#ffff00" loext:char-shading-value="0" style:font-name-asian="SimSun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style:use-window-font-color="true" loext:opacity="0%" style:font-name="Bitstream Vera Sans3" fo:font-size="10pt" officeooo:rsid="00b7f21a" fo:background-color="#ffff00" loext:char-shading-value="0" style:text-scale="100%"/>
    </style:style>
    <style:style style:name="T26" style:family="text">
      <style:text-properties style:use-window-font-color="true" loext:opacity="0%" style:font-name="Bitstream Vera Sans3" fo:font-size="10pt" officeooo:rsid="00405473" fo:background-color="#ffff00" loext:char-shading-value="0" style:text-scale="100%"/>
    </style:style>
    <style:style style:name="T27" style:family="text">
      <style:text-properties style:use-window-font-color="true" loext:opacity="0%" style:font-name="Bitstream Vera Sans3" fo:font-size="10pt" officeooo:rsid="003ed32e" fo:background-color="#ffff00" loext:char-shading-value="0" style:text-scale="100%"/>
    </style:style>
    <style:style style:name="T28" style:family="text">
      <style:text-properties style:use-window-font-color="true" loext:opacity="0%" style:font-name="Bitstream Vera Sans3" fo:font-size="10pt" officeooo:rsid="004fe509" fo:background-color="#ffff00" loext:char-shading-value="0" style:text-scale="100%"/>
    </style:style>
    <style:style style:name="T29" style:family="text">
      <style:text-properties style:use-window-font-color="true" loext:opacity="0%" style:font-name="Bitstream Vera Sans3" fo:font-size="10pt" officeooo:rsid="003ed32e" fo:background-color="#ffff00" loext:char-shading-value="0" style:font-size-asian="10pt" style:font-size-complex="10pt" style:text-scale="100%"/>
    </style:style>
    <style:style style:name="T30" style:family="text">
      <style:text-properties style:use-window-font-color="true" loext:opacity="0%" style:font-name="Bitstream Vera Sans3" fo:font-size="10pt" officeooo:rsid="005622e4" fo:background-color="#ffff00" loext:char-shading-value="0" style:font-size-asian="10pt" style:font-size-complex="10pt" style:text-scale="100%"/>
    </style:style>
    <style:style style:name="T31" style:family="text">
      <style:text-properties style:use-window-font-color="true" loext:opacity="0%" style:font-name="Bitstream Vera Sans3" fo:font-size="10pt" fo:font-weight="normal" officeooo:rsid="003ed32e" fo:background-color="#ffff00" loext:char-shading-value="0" style:font-size-asian="10pt" style:font-weight-asian="normal" style:font-size-complex="10pt" style:text-scale="100%"/>
    </style:style>
    <style:style style:name="T32" style:family="text">
      <style:text-properties style:use-window-font-color="true" loext:opacity="0%" style:font-name="Bitstream Vera Sans3" fo:font-size="10pt" fo:font-weight="normal" officeooo:rsid="005622e4" fo:background-color="#ffff00" loext:char-shading-value="0" style:font-size-asian="10pt" style:font-weight-asian="normal" style:font-size-complex="10pt" style:text-scale="100%"/>
    </style:style>
    <style:style style:name="T33" style:family="text">
      <style:text-properties style:use-window-font-color="true" loext:opacity="0%" style:font-name="Bitstream Vera Sans3" fo:font-size="10pt" fo:font-weight="normal" officeooo:rsid="0058be8b" fo:background-color="#ffff00" loext:char-shading-value="0" style:font-size-asian="10pt" style:font-weight-asian="normal" style:font-size-complex="10pt" style:text-scale="100%"/>
    </style:style>
    <style:style style:name="T34" style:family="text">
      <style:text-properties style:use-window-font-color="true" loext:opacity="0%" style:font-name="Bitstream Vera Sans3" fo:font-size="9pt" officeooo:rsid="003ed32e" fo:background-color="#ffff00" loext:char-shading-value="0" style:font-size-asian="9pt" style:font-size-complex="9pt" style:text-scale="100%"/>
    </style:style>
    <style:style style:name="T35" style:family="text">
      <style:text-properties style:use-window-font-color="true" loext:opacity="0%" style:font-name="Bitstream Vera Sans3" fo:font-size="9pt" officeooo:rsid="00b7f21a" fo:background-color="#ffff00" loext:char-shading-value="0" style:font-size-asian="9pt" style:font-size-complex="9pt" style:text-scale="100%"/>
    </style:style>
    <style:style style:name="T36" style:family="text">
      <style:text-properties style:use-window-font-color="true" loext:opacity="0%" style:font-name="Bitstream Vera Sans3" fo:font-size="9pt" fo:font-weight="normal" officeooo:rsid="003ed32e" fo:background-color="#ffff00" loext:char-shading-value="0" style:font-size-asian="9pt" style:font-weight-asian="normal" style:font-size-complex="9pt" style:text-scale="100%"/>
    </style:style>
    <style:style style:name="T37" style:family="text">
      <style:text-properties style:use-window-font-color="true" loext:opacity="0%" style:font-name="Bitstream Vera Sans3" fo:font-size="9pt" fo:font-weight="normal" officeooo:rsid="00b7f21a" fo:background-color="#ffff00" loext:char-shading-value="0" style:font-size-asian="9pt" style:font-weight-asian="normal" style:font-size-complex="9pt" style:text-scale="100%"/>
    </style:style>
    <style:style style:name="T38" style:family="text">
      <style:text-properties style:use-window-font-color="true" loext:opacity="0%" style:font-name="Bitstream Vera Sans3" fo:font-size="9pt" fo:font-weight="normal" officeooo:rsid="0058be8b" fo:background-color="#ffff00" loext:char-shading-value="0" style:font-size-asian="9pt" style:font-weight-asian="normal" style:font-size-complex="9pt" style:text-scale="100%"/>
    </style:style>
    <style:style style:name="T39" style:family="text">
      <style:text-properties style:use-window-font-color="true" loext:opacity="0%" style:text-position="0% 100%" officeooo:rsid="006d44de" fo:background-color="#ffff00" loext:char-shading-value="0" style:font-name-asian="OpenSymbol2" style:font-style-asian="normal" style:font-name-complex="OpenSymbol2" style:font-style-complex="normal" style:text-scale="100%"/>
    </style:style>
    <style:style style:name="T40" style:family="text">
      <style:text-properties style:use-window-font-color="true" loext:opacity="0%" style:text-position="0% 100%" officeooo:rsid="003ed32e" fo:background-color="#ffff00" loext:char-shading-value="0" style:font-name-asian="OpenSymbol2" style:font-style-asian="normal" style:font-name-complex="OpenSymbol2" style:font-style-complex="normal" style:text-scale="100%"/>
    </style:style>
    <style:style style:name="T41" style:family="text">
      <style:text-properties style:use-window-font-color="true" loext:opacity="0%" style:text-position="0% 100%" officeooo:rsid="001e72ba" fo:background-color="#ffff00" loext:char-shading-value="0" style:font-name-asian="OpenSymbol2" style:font-style-asian="normal" style:font-name-complex="OpenSymbol2" style:font-style-complex="normal" style:text-scale="100%"/>
    </style:style>
    <style:style style:name="T42" style:family="text">
      <style:text-properties style:use-window-font-color="true" loext:opacity="0%" style:text-position="0% 100%" style:font-name="Bitstream Vera Sans3" fo:font-size="10pt" officeooo:rsid="00b7f21a" fo:background-color="#ffff00" loext:char-shading-value="0" style:text-scale="100%"/>
    </style:style>
    <style:style style:name="T43" style:family="text">
      <style:text-properties style:use-window-font-color="true" loext:opacity="0%" style:text-position="0% 100%" style:font-name="Bitstream Vera Sans3" fo:font-size="10pt" officeooo:rsid="003ed32e" fo:background-color="#ffff00" loext:char-shading-value="0" style:text-scale="100%"/>
    </style:style>
    <style:style style:name="T44" style:family="text">
      <style:text-properties style:use-window-font-color="true" loext:opacity="0%" style:text-position="0% 100%" style:font-name="Bitstream Vera Sans3" fo:language="zxx" fo:country="none" officeooo:rsid="0045e413" fo:background-color="#ffff00" loext:char-shading-value="0" style:font-name-asian="SimSun" style:language-asian="zxx" style:country-asian="none" style:font-style-asian="normal" style:font-name-complex="Bitstream Vera Sans" style:font-style-complex="normal" style:text-scale="100%"/>
    </style:style>
    <style:style style:name="T45" style:family="text">
      <style:text-properties style:use-window-font-color="true" loext:opacity="0%" style:text-position="0% 100%" style:font-name="Nachlieli CLM" officeooo:rsid="003ed32e" fo:background-color="#ffff00" loext:char-shading-value="0" style:font-name-asian="SimSun" style:font-style-asian="normal" style:font-name-complex="Bitstream Vera Sans" style:font-style-complex="normal" style:text-scale="100%"/>
    </style:style>
    <style:style style:name="T46" style:family="text">
      <style:text-properties style:use-window-font-color="true" loext:opacity="0%" style:text-position="0% 100%" style:font-name="Nachlieli CLM" fo:language="zxx" fo:country="none" officeooo:rsid="003ed32e" fo:background-color="#ffff00" loext:char-shading-value="0" style:font-name-asian="SimSun" style:language-asian="zxx" style:country-asian="none" style:font-style-asian="normal" style:font-name-complex="Bitstream Vera Sans" style:font-style-complex="normal" style:text-scale="100%"/>
    </style:style>
    <style:style style:name="T47" style:family="text">
      <style:text-properties style:use-window-font-color="true" loext:opacity="0%" style:text-position="0% 100%" style:font-name="Bitstream Vera Sans" officeooo:rsid="001e72ba" fo:background-color="#ffff00" loext:char-shading-value="0" style:font-name-asian="SimSun" style:font-style-asian="normal" style:font-name-complex="Bitstream Vera Sans" style:font-style-complex="normal" style:text-scale="100%"/>
    </style:style>
    <style:style style:name="T48" style:family="text">
      <style:text-properties style:use-window-font-color="true" loext:opacity="0%" style:text-position="0% 100%" style:font-name="Bitstream Vera Sans" fo:language="zxx" fo:country="none" officeooo:rsid="001e72ba" fo:background-color="#ffff00" loext:char-shading-value="0" style:font-name-asian="SimSun" style:language-asian="zxx" style:country-asian="none" style:font-style-asian="normal" style:font-name-complex="Bitstream Vera Sans" style:font-style-complex="normal" style:text-scale="100%"/>
    </style:style>
    <style:style style:name="T49" style:family="text">
      <style:text-properties style:use-window-font-color="true" loext:opacity="0%" style:text-position="0% 100%" style:font-name="Bitstream Vera Sans" fo:language="zxx" fo:country="none" officeooo:rsid="0045e413" fo:background-color="#ffff00" loext:char-shading-value="0" style:font-name-asian="SimSun" style:language-asian="zxx" style:country-asian="none" style:font-style-asian="normal" style:font-name-complex="Bitstream Vera Sans" style:font-style-complex="normal" style:text-scale="100%"/>
    </style:style>
    <style:style style:name="T50" style:family="text">
      <style:text-properties style:use-window-font-color="true" loext:opacity="0%" style:text-position="0% 100%" fo:language="zxx" fo:country="none" officeooo:rsid="0045e413" fo:background-color="#ffff00" loext:char-shading-value="0" style:font-name-asian="SimSun" style:language-asian="zxx" style:country-asian="none" style:font-style-asian="normal" style:font-name-complex="Bitstream Vera Sans" style:font-style-complex="normal" style:text-scale="100%"/>
    </style:style>
    <style:style style:name="T51" style:family="text">
      <style:text-properties style:use-window-font-color="true" loext:opacity="0%" style:text-position="0% 100%" fo:language="zxx" fo:country="none" officeooo:rsid="00a96bae" fo:background-color="#ffff00" loext:char-shading-value="0" style:font-name-asian="SimSun" style:language-asian="zxx" style:country-asian="none" style:font-style-asian="normal" style:font-name-complex="Bitstream Vera Sans" style:font-style-complex="normal" style:text-scale="100%"/>
    </style:style>
    <style:style style:name="T52" style:family="text">
      <style:text-properties style:use-window-font-color="true" loext:opacity="0%" style:text-position="0% 100%" fo:language="zxx" fo:country="none" officeooo:rsid="001fc651" fo:background-color="#ffff00" loext:char-shading-value="0" style:font-name-asian="SimSun" style:language-asian="zxx" style:country-asian="none" style:font-style-asian="normal" style:font-name-complex="Bitstream Vera Sans" style:font-style-complex="normal" style:text-scale="100%"/>
    </style:style>
    <style:style style:name="T53" style:family="text">
      <style:text-properties style:use-window-font-color="true" loext:opacity="0%" style:text-position="0% 100%" fo:language="zxx" fo:country="none" officeooo:rsid="001e72ba" fo:background-color="#ffff00" loext:char-shading-value="0" style:font-name-asian="OpenSymbol2" style:language-asian="zxx" style:country-asian="none" style:font-style-asian="normal" style:font-name-complex="OpenSymbol2" style:font-style-complex="normal" style:text-scale="100%"/>
    </style:style>
    <style:style style:name="T54" style:family="text">
      <style:text-properties style:use-window-font-color="true" loext:opacity="0%" style:text-position="0% 100%" fo:language="zxx" fo:country="none" officeooo:rsid="0045e413" style:font-name-asian="SimSun" style:language-asian="zxx" style:country-asian="none" style:font-style-asian="normal" style:font-name-complex="Bitstream Vera Sans" style:font-style-complex="normal" style:text-scale="100%"/>
    </style:style>
    <style:style style:name="T55" style:family="text">
      <style:text-properties style:use-window-font-color="true" loext:opacity="0%" style:text-position="0% 100%" fo:language="zxx" fo:country="none" officeooo:rsid="001fc651" style:font-name-asian="SimSun" style:language-asian="zxx" style:country-asian="none" style:font-style-asian="normal" style:font-name-complex="Bitstream Vera Sans" style:font-style-complex="normal" style:text-scale="100%"/>
    </style:style>
    <style:style style:name="T56" style:family="text">
      <style:text-properties style:use-window-font-color="true" loext:opacity="0%" style:text-position="0% 100%" fo:language="zxx" fo:country="none" officeooo:rsid="00464d90" style:font-name-asian="SimSun" style:language-asian="zxx" style:country-asian="none" style:font-style-asian="normal" style:font-name-complex="Bitstream Vera Sans" style:font-style-complex="normal" style:text-scale="100%"/>
    </style:style>
    <style:style style:name="T57" style:family="text">
      <style:text-properties style:use-window-font-color="true" loext:opacity="0%" style:text-position="0% 100%" fo:language="zxx" fo:country="none" fo:font-style="normal" fo:font-weight="normal" officeooo:rsid="004c7fb1" fo:background-color="#ffff00" loext:char-shading-value="0" style:font-name-asian="SimSun" style:font-size-asian="10pt" style:language-asian="zxx" style:country-asian="none" style:font-style-asian="normal" style:font-weight-asian="normal" style:font-name-complex="Bitstream Vera Sans" style:font-style-complex="normal" style:text-scale="100%"/>
    </style:style>
    <style:style style:name="T58" style:family="text">
      <style:text-properties style:use-window-font-color="true" loext:opacity="0%" style:text-position="0% 100%" fo:language="zxx" fo:country="none" fo:font-style="normal" fo:font-weight="normal" officeooo:rsid="001fc651" fo:background-color="#ffff00" loext:char-shading-value="0" style:font-name-asian="SimSun" style:font-size-asian="10pt" style:language-asian="zxx" style:country-asian="none" style:font-style-asian="normal" style:font-weight-asian="normal" style:font-name-complex="Bitstream Vera Sans" style:font-style-complex="normal" style:text-scale="100%"/>
    </style:style>
    <style:style style:name="T59" style:family="text">
      <style:text-properties style:use-window-font-color="true" loext:opacity="0%" style:text-position="0% 100%" fo:language="zxx" fo:country="none" fo:font-style="normal" fo:font-weight="normal" officeooo:rsid="0045e413" fo:background-color="#ffff00" loext:char-shading-value="0" style:font-name-asian="SimSun" style:font-size-asian="10pt" style:language-asian="zxx" style:country-asian="none" style:font-style-asian="normal" style:font-weight-asian="normal" style:font-name-complex="Bitstream Vera Sans" style:font-style-complex="normal" style:text-scale="100%"/>
    </style:style>
    <style:style style:name="T60" style:family="text">
      <style:text-properties style:use-window-font-color="true" loext:opacity="0%" style:text-position="0% 100%" fo:language="zxx" fo:country="none" fo:font-style="normal" style:font-name-asian="SimSun" style:font-size-asian="10pt" style:language-asian="zxx" style:country-asian="none" style:font-style-asian="normal" style:font-name-complex="Bitstream Vera Sans" style:font-style-complex="normal" style:text-scale="100%"/>
    </style:style>
    <style:style style:name="T61" style:family="text">
      <style:text-properties style:use-window-font-color="true" loext:opacity="0%" style:text-position="0% 100%" fo:language="zxx" fo:country="none" fo:font-style="normal" officeooo:rsid="004c7fb1" style:font-name-asian="SimSun" style:font-size-asian="10pt" style:language-asian="zxx" style:country-asian="none" style:font-style-asian="normal" style:font-name-complex="Bitstream Vera Sans" style:font-style-complex="normal" style:text-scale="100%"/>
    </style:style>
    <style:style style:name="T62" style:family="text">
      <style:text-properties style:use-window-font-color="true" loext:opacity="0%" style:text-position="0% 100%" fo:language="zxx" fo:country="none" fo:font-style="normal" officeooo:rsid="001fc651" style:font-name-asian="SimSun" style:font-size-asian="10pt" style:language-asian="zxx" style:country-asian="none" style:font-style-asian="normal" style:font-name-complex="Bitstream Vera Sans" style:font-style-complex="normal" style:text-scale="100%"/>
    </style:style>
    <style:style style:name="T63" style:family="text">
      <style:text-properties style:use-window-font-color="true" loext:opacity="0%" style:text-position="0% 100%" fo:language="zxx" fo:country="none" fo:font-style="normal" officeooo:rsid="0045e413" style:font-name-asian="SimSun" style:font-size-asian="10pt" style:language-asian="zxx" style:country-asian="none" style:font-style-asian="normal" style:font-name-complex="Bitstream Vera Sans" style:font-style-complex="normal" style:text-scale="100%"/>
    </style:style>
    <style:style style:name="T64" style:family="text">
      <style:text-properties style:use-window-font-color="true" loext:opacity="0%" fo:background-color="#ffff00" loext:char-shading-value="0"/>
    </style:style>
    <style:style style:name="T65" style:family="text">
      <style:text-properties style:use-window-font-color="true" loext:opacity="0%" officeooo:rsid="003ed32e" fo:background-color="#ffff00" loext:char-shading-value="0"/>
    </style:style>
    <style:style style:name="T66" style:family="text">
      <style:text-properties style:use-window-font-color="true" loext:opacity="0%" officeooo:rsid="00405473" fo:background-color="#ffff00" loext:char-shading-value="0"/>
    </style:style>
    <style:style style:name="T67" style:family="text">
      <style:text-properties style:use-window-font-color="true" loext:opacity="0%" officeooo:rsid="005ab0f9" fo:background-color="#ffff00" loext:char-shading-value="0"/>
    </style:style>
    <style:style style:name="T68" style:family="text">
      <style:text-properties style:use-window-font-color="true" loext:opacity="0%" officeooo:rsid="005be551" fo:background-color="#ffff00" loext:char-shading-value="0"/>
    </style:style>
    <style:style style:name="T69" style:family="text">
      <style:text-properties style:use-window-font-color="true" loext:opacity="0%" fo:language="zxx" fo:country="none" officeooo:rsid="001fc651" fo:background-color="#ffff00" loext:char-shading-value="0" style:font-name-asian="SimSun" style:language-asian="zxx" style:country-asian="none" style:font-name-complex="Bitstream Vera Sans"/>
    </style:style>
    <style:style style:name="T70" style:family="text">
      <style:text-properties style:use-window-font-color="true" loext:opacity="0%" fo:language="zxx" fo:country="none" officeooo:rsid="003ed32e" fo:background-color="#ffff00" loext:char-shading-value="0" style:font-name-asian="SimSun" style:language-asian="zxx" style:country-asian="none" style:font-name-complex="Bitstream Vera Sans"/>
    </style:style>
    <style:style style:name="T71" style:family="text">
      <style:text-properties style:use-window-font-color="true" loext:opacity="0%" fo:language="zxx" fo:country="none" officeooo:rsid="001fc651" fo:background-color="#ffff00" loext:char-shading-value="0" style:language-asian="zxx" style:country-asian="none"/>
    </style:style>
    <style:style style:name="T72" style:family="text">
      <style:text-properties style:use-window-font-color="true" loext:opacity="0%" fo:language="zxx" fo:country="none" officeooo:rsid="0045e413" fo:background-color="#ffff00" loext:char-shading-value="0" style:language-asian="zxx" style:country-asian="none"/>
    </style:style>
    <style:style style:name="T73" style:family="text">
      <style:text-properties style:use-window-font-color="true" loext:opacity="0%" fo:language="zxx" fo:country="none" officeooo:rsid="001fc651" style:language-asian="zxx" style:country-asian="none"/>
    </style:style>
    <style:style style:name="T74" style:family="text">
      <style:text-properties style:use-window-font-color="true" loext:opacity="0%" fo:language="zxx" fo:country="none" officeooo:rsid="003ed32e" style:language-asian="zxx" style:country-asian="none"/>
    </style:style>
    <style:style style:name="T75" style:family="text">
      <style:text-properties style:use-window-font-color="true" loext:opacity="0%" officeooo:rsid="003ed32e"/>
    </style:style>
    <style:style style:name="T76" style:family="text">
      <style:text-properties style:use-window-font-color="true" loext:opacity="0%" officeooo:rsid="001e72ba"/>
    </style:style>
    <style:style style:name="T77" style:family="text">
      <style:text-properties style:use-window-font-color="true" loext:opacity="0%" style:font-name="Nachlieli CLM" officeooo:rsid="003ed32e" style:font-name-asian="SimSun" style:font-name-complex="Bitstream Vera Sans"/>
    </style:style>
    <style:style style:name="T78" style:family="text">
      <style:text-properties style:use-window-font-color="true" loext:opacity="0%" style:font-name="Nachlieli CLM" fo:font-weight="normal" officeooo:rsid="003ed32e" style:font-name-asian="SimSun" style:font-weight-asian="normal" style:font-name-complex="Bitstream Vera Sans" style:font-weight-complex="normal"/>
    </style:style>
    <style:style style:name="T79" style:family="text">
      <style:text-properties style:use-window-font-color="true" loext:opacity="0%" style:font-name="Nachlieli CLM" fo:font-weight="normal" officeooo:rsid="003ed32e" fo:background-color="#ffff00" loext:char-shading-value="0" style:font-name-asian="SimSun" style:font-weight-asian="normal" style:font-name-complex="Bitstream Vera Sans" style:font-weight-complex="normal"/>
    </style:style>
    <style:style style:name="T80" style:family="text">
      <style:text-properties style:use-window-font-color="true" loext:opacity="0%" style:font-name="Nachlieli CLM" fo:font-style="normal" fo:font-weight="normal" officeooo:rsid="003ed32e" style:font-name-asian="SimSun" style:font-size-asian="10pt" style:font-style-asian="normal" style:font-weight-asian="normal" style:font-name-complex="Bitstream Vera Sans" style:font-weight-complex="normal"/>
    </style:style>
    <style:style style:name="T81" style:family="text">
      <style:text-properties style:use-window-font-color="true" loext:opacity="0%" style:font-name="Nachlieli CLM" fo:font-style="normal" fo:font-weight="normal" officeooo:rsid="003ed32e" fo:background-color="#ffff00" loext:char-shading-value="0" style:font-name-asian="SimSun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style:use-window-font-color="true" loext:opacity="0%" style:font-name="Bitstream Vera Sans2" fo:font-weight="bold" fo:background-color="#ffff00" loext:char-shading-value="0" style:font-name-asian="Bitstream Vera Sans2" style:font-weight-asian="bold" style:font-name-complex="Bitstream Vera Sans2" style:font-weight-complex="bold"/>
    </style:style>
    <style:style style:name="T83" style:family="text">
      <style:text-properties style:use-window-font-color="true" loext:opacity="0%" style:font-name="Bitstream Vera Sans2" fo:font-weight="bold" officeooo:rsid="0041fed6" fo:background-color="#ffff00" loext:char-shading-value="0" style:font-name-asian="Bitstream Vera Sans2" style:font-weight-asian="bold" style:font-name-complex="Bitstream Vera Sans2" style:font-weight-complex="bold"/>
    </style:style>
    <style:style style:name="T84" style:family="text">
      <style:text-properties style:use-window-font-color="true" loext:opacity="0%" style:font-name="Bitstream Vera Sans2" fo:font-weight="bold" officeooo:rsid="0041fed6" style:font-name-asian="Bitstream Vera Sans2" style:font-weight-asian="bold" style:font-name-complex="Bitstream Vera Sans2" style:font-weight-complex="bold"/>
    </style:style>
    <style:style style:name="T85" style:family="text">
      <style:text-properties style:use-window-font-color="true" loext:opacity="0%" style:font-name="Bitstream Vera Sans1" fo:font-weight="bold" fo:background-color="#ffff00" loext:char-shading-value="0" style:font-name-asian="Bitstream Vera Sans4" style:font-weight-asian="bold" style:font-name-complex="Bitstream Vera Sans4" style:font-weight-complex="bold"/>
    </style:style>
    <style:style style:name="T86" style:family="text">
      <style:text-properties style:use-window-font-color="true" loext:opacity="0%" style:font-name="Bitstream Vera Sans1" fo:font-weight="bold" officeooo:rsid="0041fed6" fo:background-color="#ffff00" loext:char-shading-value="0" style:font-name-asian="Bitstream Vera Sans4" style:font-weight-asian="bold" style:font-name-complex="Bitstream Vera Sans4" style:font-weight-complex="bold"/>
    </style:style>
    <style:style style:name="T87" style:family="text">
      <style:text-properties style:use-window-font-color="true" loext:opacity="0%" style:font-name="Bitstream Vera Sans1" fo:font-weight="bold" officeooo:rsid="0041fed6" style:font-name-asian="Bitstream Vera Sans4" style:font-weight-asian="bold" style:font-name-complex="Bitstream Vera Sans4" style:font-weight-complex="bold"/>
    </style:style>
    <style:style style:name="T88" style:family="text">
      <style:text-properties style:use-window-font-color="true" loext:opacity="0%" fo:font-weight="bold" fo:background-color="#ffff00" loext:char-shading-value="0" style:font-weight-asian="bold" style:font-weight-complex="bold"/>
    </style:style>
    <style:style style:name="T89" style:family="text">
      <style:text-properties style:use-window-font-color="true" loext:opacity="0%" fo:font-weight="normal" fo:background-color="#ffff00" loext:char-shading-value="0" style:font-weight-asian="normal" style:font-weight-complex="normal"/>
    </style:style>
    <style:style style:name="T90" style:family="text">
      <style:text-properties style:use-window-font-color="true" loext:opacity="0%" fo:font-weight="normal" officeooo:rsid="0041fed6" fo:background-color="#ffff00" loext:char-shading-value="0" style:font-weight-asian="normal" style:font-weight-complex="normal"/>
    </style:style>
    <style:style style:name="T91" style:family="text">
      <style:text-properties style:use-window-font-color="true" loext:opacity="0%" fo:font-weight="normal" officeooo:rsid="003c7d89" fo:background-color="#ffff00" loext:char-shading-value="0" style:font-weight-asian="normal" style:font-weight-complex="normal"/>
    </style:style>
    <style:style style:name="T92" style:family="text">
      <style:text-properties style:use-window-font-color="true" loext:opacity="0%" fo:font-weight="normal" officeooo:rsid="003ed32e" fo:background-color="#ffff00" loext:char-shading-value="0" style:font-weight-asian="normal" style:font-weight-complex="normal"/>
    </style:style>
    <style:style style:name="T93" style:family="text">
      <style:text-properties style:use-window-font-color="true" loext:opacity="0%" fo:font-weight="normal" officeooo:rsid="001e72ba" fo:background-color="#ffff00" loext:char-shading-value="0" style:font-weight-asian="normal" style:font-weight-complex="normal"/>
    </style:style>
    <style:style style:name="T94" style:family="text">
      <style:text-properties style:use-window-font-color="true" loext:opacity="0%" fo:font-weight="normal" officeooo:rsid="0041fed6" style:font-weight-asian="normal" style:font-weight-complex="normal"/>
    </style:style>
    <style:style style:name="T95" style:family="text">
      <style:text-properties style:use-window-font-color="true" loext:opacity="0%" fo:font-weight="normal" officeooo:rsid="003ed32e" style:font-weight-asian="normal" style:font-weight-complex="normal"/>
    </style:style>
    <style:style style:name="T96" style:family="text">
      <style:text-properties style:use-window-font-color="true" loext:opacity="0%" fo:font-weight="normal" officeooo:rsid="001e72ba" style:font-weight-asian="normal" style:font-weight-complex="normal"/>
    </style:style>
    <style:style style:name="T97" style:family="text">
      <style:text-properties style:use-window-font-color="true" loext:opacity="0%" fo:font-style="normal" fo:font-weight="normal" officeooo:rsid="003ed32e" style:font-size-asian="10pt" style:font-style-asian="normal" style:font-weight-asian="normal" style:font-weight-complex="normal"/>
    </style:style>
    <style:style style:name="T98" style:family="text">
      <style:text-properties style:use-window-font-color="true" loext:opacity="0%" fo:font-style="normal" fo:font-weight="normal" officeooo:rsid="001e72ba" style:font-size-asian="10pt" style:font-style-asian="normal" style:font-weight-asian="normal" style:font-weight-complex="normal"/>
    </style:style>
    <style:style style:name="T99" style:family="text">
      <style:text-properties style:use-window-font-color="true" loext:opacity="0%" fo:font-style="normal" fo:font-weight="normal" officeooo:rsid="001e72ba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use-window-font-color="true" loext:opacity="0%" style:font-name="Times New Roman" fo:font-size="12pt" fo:font-style="italic" officeooo:rsid="005ab0f9" fo:background-color="#ffff00" loext:char-shading-value="0" style:font-size-asian="12pt" style:font-style-asian="italic" style:font-size-complex="12pt" style:font-style-complex="italic"/>
    </style:style>
    <style:style style:name="T101" style:family="text">
      <style:text-properties style:use-window-font-color="true" loext:opacity="0%" style:font-name="Times New Roman" fo:font-size="12pt" fo:language="zxx" fo:country="none" fo:font-style="italic" officeooo:rsid="003db81b" style:font-size-asian="12pt" style:language-asian="zxx" style:country-asian="none" style:font-style-asian="italic" style:font-size-complex="12pt" style:font-style-complex="italic"/>
    </style:style>
    <style:style style:name="T102" style:family="text">
      <style:text-properties officeooo:rsid="00405473"/>
    </style:style>
    <style:style style:name="T103" style:family="text">
      <style:text-properties officeooo:rsid="003ed32e"/>
    </style:style>
    <style:style style:name="T104" style:family="text">
      <style:text-properties fo:background-color="#ffff00" loext:char-shading-value="0"/>
    </style:style>
    <style:style style:name="T105" style:family="text">
      <style:text-properties officeooo:rsid="00405473" fo:background-color="#ffff00" loext:char-shading-value="0"/>
    </style:style>
    <style:style style:name="T106" style:family="text">
      <style:text-properties officeooo:rsid="003ed32e" fo:background-color="#ffff00" loext:char-shading-value="0"/>
    </style:style>
    <style:style style:name="T107" style:family="text">
      <style:text-properties officeooo:rsid="0043e8e4" fo:background-color="#ffff00" loext:char-shading-value="0"/>
    </style:style>
    <style:style style:name="T108" style:family="text">
      <style:text-properties officeooo:rsid="0045e413" fo:background-color="#ffff00" loext:char-shading-value="0"/>
    </style:style>
    <style:style style:name="T109" style:family="text">
      <style:text-properties officeooo:rsid="0047bbe7" fo:background-color="#ffff00" loext:char-shading-value="0"/>
    </style:style>
    <style:style style:name="T110" style:family="text">
      <style:text-properties officeooo:rsid="0049e001" fo:background-color="#ffff00" loext:char-shading-value="0"/>
    </style:style>
    <style:style style:name="T111" style:family="text">
      <style:text-properties officeooo:rsid="0059cb2a" fo:background-color="#ffff00" loext:char-shading-value="0"/>
    </style:style>
    <style:style style:name="T112" style:family="text">
      <style:text-properties officeooo:rsid="00212ba7" fo:background-color="#ffff00" loext:char-shading-value="0"/>
    </style:style>
    <style:style style:name="T113" style:family="text">
      <style:text-properties officeooo:rsid="004fe509" fo:background-color="#ffff00" loext:char-shading-value="0"/>
    </style:style>
    <style:style style:name="T114" style:family="text">
      <style:text-properties officeooo:rsid="0020440f" fo:background-color="#ffff00" loext:char-shading-value="0"/>
    </style:style>
    <style:style style:name="T115" style:family="text">
      <style:text-properties officeooo:rsid="0054f729" fo:background-color="#ffff00" loext:char-shading-value="0"/>
    </style:style>
    <style:style style:name="T116" style:family="text">
      <style:text-properties officeooo:rsid="005622e4" fo:background-color="#ffff00" loext:char-shading-value="0"/>
    </style:style>
    <style:style style:name="T117" style:family="text">
      <style:text-properties officeooo:rsid="0058be8b" fo:background-color="#ffff00" loext:char-shading-value="0"/>
    </style:style>
    <style:style style:name="T118" style:family="text">
      <style:text-properties officeooo:rsid="0057cd5c" fo:background-color="#ffff00" loext:char-shading-value="0"/>
    </style:style>
    <style:style style:name="T119" style:family="text">
      <style:text-properties officeooo:rsid="005c7dcc" fo:background-color="#ffff00" loext:char-shading-value="0"/>
    </style:style>
    <style:style style:name="T120" style:family="text">
      <style:text-properties officeooo:rsid="005e0016" fo:background-color="#ffff00" loext:char-shading-value="0"/>
    </style:style>
    <style:style style:name="T121" style:family="text">
      <style:text-properties officeooo:rsid="005f18f5" fo:background-color="#ffff00" loext:char-shading-value="0"/>
    </style:style>
    <style:style style:name="T122" style:family="text">
      <style:text-properties officeooo:rsid="005c6e5c" fo:background-color="#ffff00" loext:char-shading-value="0"/>
    </style:style>
    <style:style style:name="T123" style:family="text">
      <style:text-properties officeooo:rsid="005e0795" fo:background-color="#ffff00" loext:char-shading-value="0"/>
    </style:style>
    <style:style style:name="T124" style:family="text">
      <style:text-properties style:font-name="Bitstream Vera Sans"/>
    </style:style>
    <style:style style:name="T125" style:family="text">
      <style:text-properties style:font-name="Bitstream Vera Sans" fo:background-color="#ffff00" loext:char-shading-value="0" style:font-name-asian="SimSun" style:font-name-complex="Bitstream Vera Sans"/>
    </style:style>
    <style:style style:name="T126" style:family="text">
      <style:text-properties style:font-name="Bitstream Vera Sans" officeooo:rsid="003ed32e" fo:background-color="#ffff00" loext:char-shading-value="0" style:font-name-asian="SimSun" style:font-name-complex="Bitstream Vera Sans"/>
    </style:style>
    <style:style style:name="T127" style:family="text">
      <style:text-properties style:font-name="Bitstream Vera Sans" officeooo:rsid="001fc651" fo:background-color="#ffff00" loext:char-shading-value="0" style:font-name-asian="SimSun" style:font-name-complex="Bitstream Vera Sans"/>
    </style:style>
    <style:style style:name="T128" style:family="text">
      <style:text-properties style:font-name="Bitstream Vera Sans" officeooo:rsid="001fc651"/>
    </style:style>
    <style:style style:name="T129" style:family="text">
      <style:text-properties style:font-name="Bitstream Vera Sans" officeooo:rsid="003ed32e"/>
    </style:style>
    <style:style style:name="T130" style:family="text">
      <style:text-properties style:font-name="Bitstream Vera Sans" style:font-name-asian="SimSun" style:font-name-complex="Bitstream Vera Sans"/>
    </style:style>
    <style:style style:name="T131" style:family="text">
      <style:text-properties style:font-name="Bitstream Vera Sans" officeooo:rsid="003ed32e" style:font-name-asian="SimSun" style:font-name-complex="Bitstream Vera Sans"/>
    </style:style>
    <style:style style:name="T132" style:family="text">
      <style:text-properties style:font-name="Bitstream Vera Sans" officeooo:rsid="001fc651" style:font-name-asian="SimSun" style:font-name-complex="Bitstream Vera Sans"/>
    </style:style>
    <style:style style:name="T133" style:family="text">
      <style:text-properties officeooo:rsid="001fc651"/>
    </style:style>
    <style:style style:name="T134" style:family="text">
      <style:text-properties style:font-name="Bitstream Vera Sans2" fo:font-weight="bold" officeooo:rsid="0041fed6" style:font-name-asian="Bitstream Vera Sans2" style:font-weight-asian="bold" style:font-name-complex="Bitstream Vera Sans2" style:font-weight-complex="bold"/>
    </style:style>
    <style:style style:name="T135" style:family="text">
      <style:text-properties style:font-name="Bitstream Vera Sans1" fo:font-weight="bold" officeooo:rsid="0041fed6" style:font-name-asian="Bitstream Vera Sans4" style:font-weight-asian="bold" style:font-name-complex="Bitstream Vera Sans4" style:font-weight-complex="bold"/>
    </style:style>
    <style:style style:name="T136" style:family="text">
      <style:text-properties fo:font-weight="bold" officeooo:rsid="0041fed6" style:font-weight-asian="bold" style:font-weight-complex="bold"/>
    </style:style>
    <style:style style:name="T137" style:family="text">
      <style:text-properties fo:font-weight="bold" officeooo:rsid="003c7d89" style:font-weight-asian="bold" style:font-weight-complex="bold"/>
    </style:style>
    <style:style style:name="T138" style:family="text">
      <style:text-properties officeooo:rsid="003c7d89"/>
    </style:style>
    <style:style style:name="T139" style:family="text">
      <style:text-properties officeooo:rsid="0041fed6"/>
    </style:style>
    <style:style style:name="T140" style:family="text">
      <style:text-properties officeooo:rsid="006db3e2"/>
    </style:style>
    <style:style style:name="T141" style:family="text">
      <style:text-properties officeooo:rsid="00464d90"/>
    </style:style>
    <style:style style:name="T142" style:family="text">
      <style:text-properties fo:color="#000000" loext:opacity="100%" fo:font-size="10pt" fo:font-style="normal" fo:font-weight="normal" style:font-size-asian="10pt" style:font-style-asian="normal" style:font-weight-asian="normal"/>
    </style:style>
    <style:style style:name="T143" style:family="text">
      <style:text-properties fo:color="#000000" loext:opacity="100%" fo:font-size="10pt" fo:font-style="normal" fo:font-weight="normal" officeooo:rsid="00464d90" style:font-size-asian="10pt" style:font-style-asian="normal" style:font-weight-asian="normal"/>
    </style:style>
    <style:style style:name="T144" style:family="text">
      <style:text-properties fo:color="#000000" loext:opacity="100%" fo:font-size="10pt" fo:font-style="normal" fo:font-weight="normal" officeooo:rsid="005622e4" fo:background-color="#ffff00" loext:char-shading-value="0" style:font-size-asian="10pt" style:font-style-asian="normal" style:font-weight-asian="normal" style:font-size-complex="10pt" style:text-scale="100%"/>
    </style:style>
    <style:style style:name="T145" style:family="text">
      <style:text-properties fo:color="#000000" loext:opacity="100%" fo:font-size="10pt" fo:font-style="normal" fo:font-weight="normal" officeooo:rsid="005622e4" fo:background-color="#ffff00" loext:char-shading-value="0" style:font-size-asian="10pt" style:font-style-asian="normal" style:font-weight-asian="normal" style:font-size-complex="10pt" style:font-style-complex="italic" style:text-scale="100%"/>
    </style:style>
    <style:style style:name="T146" style:family="text">
      <style:text-properties fo:color="#000000" loext:opacity="100%" fo:font-size="10pt" fo:font-style="normal" fo:font-weight="normal" officeooo:rsid="005c7dcc" fo:background-color="#ffff00" loext:char-shading-value="0" style:font-size-asian="10pt" style:font-style-asian="normal" style:font-weight-asian="normal" style:font-size-complex="10pt" style:font-style-complex="normal" style:text-scale="100%"/>
    </style:style>
    <style:style style:name="T147" style:family="text">
      <style:text-properties fo:color="#000000" loext:opacity="100%" fo:font-size="10pt" fo:font-style="normal" style:font-size-asian="10pt" style:font-style-asian="normal"/>
    </style:style>
    <style:style style:name="T148" style:family="text">
      <style:text-properties fo:color="#000000" loext:opacity="100%" fo:font-size="10pt" fo:font-style="normal" officeooo:rsid="004c7fb1" style:font-size-asian="10pt" style:font-style-asian="normal"/>
    </style:style>
    <style:style style:name="T149" style:family="text">
      <style:text-properties fo:color="#000000" loext:opacity="100%" style:font-name="Bitstream Vera Sans3" fo:font-size="10pt" fo:font-style="normal" fo:font-weight="normal" officeooo:rsid="00464d90" style:font-name-asian="SimSun" style:font-size-asian="10pt" style:font-style-asian="normal" style:font-weight-asian="normal" style:font-name-complex="Bitstream Vera Sans" style:font-weight-complex="normal"/>
    </style:style>
    <style:style style:name="T150" style:family="text">
      <style:text-properties fo:color="#000000" loext:opacity="100%" style:font-name="Bitstream Vera Sans3" fo:font-size="10pt" fo:font-style="normal" fo:font-weight="normal" officeooo:rsid="0041fed6" style:font-name-asian="SimSun" style:font-size-asian="10pt" style:font-style-asian="norma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Bitstream Vera Sans3" fo:font-size="10pt" fo:font-style="normal" fo:font-weight="normal" fo:background-color="#ffff00" loext:char-shading-value="0" style:font-size-asian="10pt" style:font-style-asian="normal" style:font-weight-asian="normal"/>
    </style:style>
    <style:style style:name="T152" style:family="text">
      <style:text-properties fo:color="#000000" loext:opacity="100%" style:font-name="Bitstream Vera Sans3" fo:font-size="10pt" fo:font-style="normal" fo:font-weight="normal" officeooo:rsid="004c7fb1" fo:background-color="#ffff00" loext:char-shading-value="0" style:font-size-asian="10pt" style:font-style-asian="normal" style:font-weight-asian="normal"/>
    </style:style>
    <style:style style:name="T153" style:family="text">
      <style:text-properties fo:color="#000000" loext:opacity="100%" style:font-name="Bitstream Vera Sans3" fo:font-size="10pt" fo:font-style="normal" fo:font-weight="normal" officeooo:rsid="0057cd5c" fo:background-color="#ffff00" loext:char-shading-value="0" style:font-size-asian="10pt" style:font-style-asian="normal" style:font-weight-asian="normal"/>
    </style:style>
    <style:style style:name="T154" style:family="text">
      <style:text-properties fo:color="#000000" loext:opacity="100%" style:font-name="Bitstream Vera Sans3" fo:font-size="10pt" fo:font-style="normal" fo:font-weight="normal" officeooo:rsid="004f3504" fo:background-color="#ffff00" loext:char-shading-value="0" style:font-size-asian="10pt" style:font-style-asian="normal" style:font-weight-asian="normal"/>
    </style:style>
    <style:style style:name="T155" style:family="text">
      <style:text-properties fo:color="#000000" loext:opacity="100%" style:font-name="Bitstream Vera Sans3" fo:font-size="10pt" fo:font-style="normal" fo:font-weight="normal" officeooo:rsid="0049e001" fo:background-color="#ffff00" loext:char-shading-value="0" style:font-size-asian="10pt" style:font-style-asian="normal" style:font-weight-asian="normal"/>
    </style:style>
    <style:style style:name="T156" style:family="text">
      <style:text-properties fo:color="#000000" loext:opacity="100%" style:font-name="Bitstream Vera Sans3" fo:font-size="10pt" fo:font-style="normal" fo:font-weight="normal" officeooo:rsid="004f3504" fo:background-color="#ffff00" loext:char-shading-value="0" style:font-size-asian="10pt" style:font-style-asian="normal" style:font-weight-asian="normal" style:font-size-complex="10pt" style:font-style-complex="normal"/>
    </style:style>
    <style:style style:name="T157" style:family="text">
      <style:text-properties fo:color="#000000" loext:opacity="100%" style:font-name="Bitstream Vera Sans3" fo:font-size="10pt" fo:font-style="normal" fo:font-weight="normal" officeooo:rsid="004c7fb1" fo:background-color="#ffff00" loext:char-shading-value="0" style:font-size-asian="10pt" style:font-style-asian="normal" style:font-weight-asian="normal" style:font-size-complex="10pt" style:font-style-complex="normal"/>
    </style:style>
    <style:style style:name="T158" style:family="text">
      <style:text-properties fo:color="#000000" loext:opacity="100%" style:font-name="Bitstream Vera Sans3" fo:font-size="10pt" fo:font-style="normal" fo:font-weight="normal" officeooo:rsid="00464d90" fo:background-color="#ffff00" loext:char-shading-value="0" style:font-size-asian="10pt" style:font-style-asian="normal" style:font-weight-asian="normal"/>
    </style:style>
    <style:style style:name="T159" style:family="text">
      <style:text-properties fo:color="#000000" loext:opacity="100%" style:font-name="Bitstream Vera Sans3" fo:font-size="10pt" fo:font-style="normal" fo:font-weight="normal" officeooo:rsid="005c6e5c" fo:background-color="#ffff00" loext:char-shading-value="0" style:font-size-asian="10pt" style:font-style-asian="normal" style:font-weight-asian="normal"/>
    </style:style>
    <style:style style:name="T160" style:family="text">
      <style:text-properties fo:color="#000000" loext:opacity="100%" style:font-name="Bitstream Vera Sans3" fo:font-size="10pt" fo:font-style="normal" fo:font-weight="normal" officeooo:rsid="006db3e2" fo:background-color="#ffff00" loext:char-shading-value="0" style:font-size-asian="10pt" style:font-style-asian="normal" style:font-weight-asian="normal"/>
    </style:style>
    <style:style style:name="T161" style:family="text">
      <style:text-properties fo:color="#000000" loext:opacity="100%" style:font-name="Bitstream Vera Sans3" fo:font-size="10pt" fo:font-style="normal" fo:font-weight="normal" officeooo:rsid="004f3504" fo:background-color="#ffff00" loext:char-shading-value="0" style:font-name-asian="SimSun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font-name="Times New Roman" fo:font-size="12pt" fo:font-style="italic" fo:font-weight="normal" officeooo:rsid="004f3504" fo:background-color="#ffff00" loext:char-shading-value="0" style:font-size-asian="12pt" style:font-style-asian="italic" style:font-weight-asian="normal" style:font-size-complex="12pt" style:font-style-complex="italic" style:font-weight-complex="normal"/>
    </style:style>
    <style:style style:name="T163" style:family="text">
      <style:text-properties fo:color="#000000" loext:opacity="100%" style:font-name="Times New Roman" fo:font-size="12pt" fo:font-style="italic" fo:font-weight="normal" officeooo:rsid="003db81b" fo:background-color="#ffff00" loext:char-shading-value="0" style:font-size-asian="12pt" style:font-style-asian="italic" style:font-weight-asian="normal" style:font-size-complex="12pt" style:font-style-complex="italic"/>
    </style:style>
    <style:style style:name="T164" style:family="text">
      <style:text-properties fo:color="#000000" loext:opacity="100%" style:font-name="Times New Roman" fo:font-size="12pt" fo:font-style="italic" fo:font-weight="normal" officeooo:rsid="0049e001" fo:background-color="#ffff00" loext:char-shading-value="0" style:font-size-asian="12pt" style:font-style-asian="italic" style:font-weight-asian="normal" style:font-size-complex="12pt" style:font-style-complex="italic"/>
    </style:style>
    <style:style style:name="T165" style:family="text">
      <style:text-properties fo:color="#000000" loext:opacity="100%" style:font-name="Times New Roman" fo:font-size="12pt" fo:font-style="italic" fo:font-weight="normal" officeooo:rsid="004f3504" fo:background-color="#ffff00" loext:char-shading-value="0" style:font-size-asian="12pt" style:font-style-asian="italic" style:font-weight-asian="normal" style:font-size-complex="12pt" style:font-style-complex="italic"/>
    </style:style>
    <style:style style:name="T166" style:family="text">
      <style:text-properties fo:color="#000000" loext:opacity="100%" style:font-name="Times New Roman" fo:font-size="12pt" fo:font-style="italic" fo:font-weight="normal" officeooo:rsid="005622e4" fo:background-color="#ffff00" loext:char-shading-value="0" style:font-size-asian="12pt" style:font-style-asian="italic" style:font-weight-asian="normal" style:font-size-complex="12pt" style:font-style-complex="italic" style:text-scale="100%"/>
    </style:style>
    <style:style style:name="T167" style:family="text">
      <style:text-properties fo:color="#000000" loext:opacity="100%" style:font-name="Times New Roman" fo:font-size="12pt" fo:font-style="italic" fo:font-weight="normal" officeooo:rsid="004f3504" fo:background-color="#ffff00" loext:char-shading-value="0" style:font-name-asian="SimSun" style:font-size-asian="12pt" style:font-style-asian="italic" style:font-weight-asian="normal" style:font-name-complex="Bitstream Vera Sans" style:font-size-complex="12pt" style:font-style-complex="italic" style:font-weight-complex="normal"/>
    </style:style>
    <style:style style:name="T168" style:family="text">
      <style:text-properties fo:color="#000000" loext:opacity="100%" style:font-name="Times New Roman" fo:font-size="12pt" fo:font-style="italic" style:font-size-asian="12pt" style:font-style-asian="italic" style:font-size-complex="12pt" style:font-style-complex="italic"/>
    </style:style>
    <style:style style:name="T169" style:family="text">
      <style:text-properties fo:color="#000000" loext:opacity="100%" style:font-name="Times New Roman" fo:font-size="12pt" fo:font-style="normal" fo:font-weight="normal" officeooo:rsid="004c7fb1" fo:background-color="#ffff00" loext:char-shading-value="0" style:font-size-asian="10pt" style:font-style-asian="normal" style:font-weight-asian="normal" style:font-size-complex="12pt" style:font-style-complex="italic" style:font-weight-complex="normal"/>
    </style:style>
    <style:style style:name="T170" style:family="text">
      <style:text-properties fo:color="#000000" loext:opacity="100%" style:font-name="Times New Roman" fo:font-size="12pt" fo:font-style="normal" fo:font-weight="normal" officeooo:rsid="0049e001" fo:background-color="#ffff00" loext:char-shading-value="0" style:font-size-asian="12pt" style:font-style-asian="normal" style:font-weight-asian="normal" style:font-size-complex="12pt" style:font-style-complex="normal"/>
    </style:style>
    <style:style style:name="T171" style:family="text">
      <style:text-properties fo:color="#000000" loext:opacity="100%" style:font-name="Times New Roman" fo:font-size="11pt" fo:font-style="italic" fo:font-weight="normal" officeooo:rsid="0049e001" fo:background-color="#ffff00" loext:char-shading-value="0" style:font-size-asian="11pt" style:font-style-asian="italic" style:font-weight-asian="normal" style:font-size-complex="11pt" style:font-style-complex="italic"/>
    </style:style>
    <style:style style:name="T172" style:family="text">
      <style:text-properties fo:color="#000000" loext:opacity="100%" style:font-name="Times New Roman" fo:font-size="11pt" fo:font-style="italic" fo:font-weight="normal" officeooo:rsid="004f3504" fo:background-color="#ffff00" loext:char-shading-value="0" style:font-size-asian="11pt" style:font-style-asian="italic" style:font-weight-asian="normal" style:font-size-complex="11pt" style:font-style-complex="italic"/>
    </style:style>
    <style:style style:name="T173" style:family="text">
      <style:text-properties fo:color="#000000" loext:opacity="100%" style:font-name="Times New Roman" fo:font-size="11pt" fo:font-style="normal" fo:font-weight="normal" officeooo:rsid="0049e001" fo:background-color="#ffff00" loext:char-shading-value="0" style:font-size-asian="11pt" style:font-style-asian="normal" style:font-weight-asian="normal" style:font-size-complex="11pt" style:font-style-complex="normal"/>
    </style:style>
    <style:style style:name="T174" style:family="text">
      <style:text-properties fo:color="#000000" loext:opacity="100%" fo:font-style="normal" fo:font-weight="normal" officeooo:rsid="004c7fb1" fo:background-color="#ffff00" loext:char-shading-value="0" style:font-size-asian="10pt" style:font-style-asian="normal" style:font-weight-asian="normal"/>
    </style:style>
    <style:style style:name="T175" style:family="text">
      <style:text-properties fo:color="#000000" loext:opacity="100%" fo:font-style="normal" fo:font-weight="normal" officeooo:rsid="0049e001" fo:background-color="#ffff00" loext:char-shading-value="0" style:font-size-asian="10pt" style:font-style-asian="normal" style:font-weight-asian="normal"/>
    </style:style>
    <style:style style:name="T176" style:family="text">
      <style:text-properties fo:color="#000000" loext:opacity="100%" fo:font-style="normal" fo:font-weight="normal" officeooo:rsid="004c7fb1" fo:background-color="#ffff00" loext:char-shading-value="0" style:font-size-asian="10pt" style:font-style-asian="normal" style:font-weight-asian="normal" style:font-size-complex="10pt" style:font-style-complex="normal"/>
    </style:style>
    <style:style style:name="T177" style:family="text">
      <style:text-properties fo:color="#000000" loext:opacity="100%" fo:font-style="normal" fo:font-weight="normal" officeooo:rsid="003db81b" fo:background-color="#ffff00" loext:char-shading-value="0" style:font-size-asian="10pt" style:font-style-asian="normal" style:font-weight-asian="normal" style:font-size-complex="10pt" style:font-style-complex="normal"/>
    </style:style>
    <style:style style:name="T178" style:family="text">
      <style:text-properties fo:color="#000000" loext:opacity="100%" fo:font-style="normal" fo:font-weight="normal" officeooo:rsid="004f3504" fo:background-color="#ffff00" loext:char-shading-value="0" style:font-size-asian="10pt" style:font-style-asian="normal" style:font-weight-asian="normal" style:font-size-complex="10pt" style:font-style-complex="normal"/>
    </style:style>
    <style:style style:name="T179" style:family="text">
      <style:text-properties fo:color="#000000" loext:opacity="100%" fo:font-style="normal" fo:font-weight="normal" officeooo:rsid="005622e4" fo:background-color="#ffff00" loext:char-shading-value="0" style:font-size-asian="10pt" style:font-style-asian="normal" style:font-weight-asian="normal" style:font-size-complex="10pt" style:text-scale="100%"/>
    </style:style>
    <style:style style:name="T180" style:family="text">
      <style:text-properties fo:color="#000000" loext:opacity="100%" fo:font-style="normal" fo:font-weight="normal" officeooo:rsid="005622e4" fo:background-color="#ffff00" loext:char-shading-value="0" style:font-size-asian="10pt" style:font-style-asian="normal" style:font-weight-asian="normal" style:font-size-complex="10pt" style:font-style-complex="italic" style:text-scale="100%"/>
    </style:style>
    <style:style style:name="T181" style:family="text">
      <style:text-properties fo:color="#000000" loext:opacity="100%" fo:font-style="normal" fo:font-weight="normal" officeooo:rsid="004f3504" fo:background-color="#ffff00" loext:char-shading-value="0" style:font-name-asian="SimSun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fo:font-style="normal" fo:font-weight="normal" officeooo:rsid="003db81b" fo:background-color="#ffff00" loext:char-shading-value="0" style:font-name-asian="SimSun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fo:font-style="normal" fo:font-weight="normal" officeooo:rsid="004c7fb1" fo:background-color="#ffff00" loext:char-shading-value="0" style:font-name-asian="SimSun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fo:font-style="normal" fo:font-weight="normal" officeooo:rsid="004f3504" fo:background-color="#ffff00" loext:char-shading-value="0" style:font-size-asian="11pt" style:font-style-asian="normal" style:font-weight-asian="normal" style:font-size-complex="11pt" style:font-style-complex="normal"/>
    </style:style>
    <style:style style:name="T185" style:family="text">
      <style:text-properties fo:color="#000000" loext:opacity="100%" style:text-position="0% 100%" style:font-name="Times New Roman" fo:font-size="12pt" fo:language="zxx" fo:country="none" fo:font-style="italic" fo:font-weight="normal" officeooo:rsid="004c7fb1" fo:background-color="#ffff00" loext:char-shading-value="0" style:font-name-asian="SimSun" style:font-size-asian="12pt" style:language-asian="zxx" style:country-asian="none" style:font-style-asian="italic" style:font-weight-asian="normal" style:font-name-complex="Bitstream Vera Sans" style:font-size-complex="12pt" style:font-style-complex="italic" style:text-scale="100%"/>
    </style:style>
    <style:style style:name="T186" style:family="text">
      <style:text-properties fo:color="#000000" loext:opacity="100%" style:text-position="0% 100%" style:font-name="Times New Roman" fo:font-size="12pt" fo:language="zxx" fo:country="none" fo:font-style="italic" officeooo:rsid="004c7fb1" style:font-name-asian="SimSun" style:font-size-asian="12pt" style:language-asian="zxx" style:country-asian="none" style:font-style-asian="italic" style:font-name-complex="Bitstream Vera Sans" style:font-size-complex="12pt" style:font-style-complex="italic" style:text-scale="100%"/>
    </style:style>
    <style:style style:name="T187" style:family="text">
      <style:text-properties fo:color="#000000" loext:opacity="100%" style:text-position="0% 100%" style:font-name="Times New Roman" fo:font-size="12pt" fo:language="zxx" fo:country="none" fo:font-style="normal" fo:font-weight="normal" officeooo:rsid="004c7fb1" fo:background-color="#ffff00" loext:char-shading-value="0" style:font-name-asian="SimSun" style:font-size-asian="10pt" style:language-asian="zxx" style:country-asian="none" style:font-style-asian="normal" style:font-weight-asian="normal" style:font-name-complex="Bitstream Vera Sans" style:font-size-complex="12pt" style:font-style-complex="italic" style:text-scale="100%"/>
    </style:style>
    <style:style style:name="T188" style:family="text">
      <style:text-properties fo:color="#000000" loext:opacity="100%" style:text-position="0% 100%" style:font-name="Times New Roman" fo:font-size="11pt" fo:language="zxx" fo:country="none" fo:font-style="italic" fo:font-weight="normal" officeooo:rsid="004f3504" fo:background-color="#ffff00" loext:char-shading-value="0" style:font-name-asian="SimSun" style:font-size-asian="11pt" style:language-asian="zxx" style:country-asian="none" style:font-style-asian="italic" style:font-weight-asian="normal" style:font-name-complex="Bitstream Vera Sans" style:font-size-complex="11pt" style:font-style-complex="italic" style:text-scale="100%"/>
    </style:style>
    <style:style style:name="T189" style:family="text">
      <style:text-properties fo:color="#000000" loext:opacity="100%" style:text-position="0% 100%" style:font-name="Times New Roman" fo:font-size="11pt" fo:language="zxx" fo:country="none" fo:font-style="italic" fo:font-weight="normal" officeooo:rsid="0049e001" fo:background-color="#ffff00" loext:char-shading-value="0" style:font-name-asian="SimSun" style:font-size-asian="11pt" style:language-asian="zxx" style:country-asian="none" style:font-style-asian="italic" style:font-weight-asian="normal" style:font-name-complex="Bitstream Vera Sans" style:font-size-complex="11pt" style:font-style-complex="italic" style:text-scale="100%"/>
    </style:style>
    <style:style style:name="T190" style:family="text">
      <style:text-properties fo:color="#000000" loext:opacity="100%" style:text-position="0% 100%" style:font-name="Times New Roman" fo:font-size="11pt" fo:language="zxx" fo:country="none" fo:font-style="italic" fo:font-weight="normal" officeooo:rsid="004c7fb1" fo:background-color="#ffff00" loext:char-shading-value="0" style:font-name-asian="SimSun" style:font-size-asian="11pt" style:language-asian="zxx" style:country-asian="none" style:font-style-asian="italic" style:font-weight-asian="normal" style:font-name-complex="Bitstream Vera Sans" style:font-size-complex="11pt" style:font-style-complex="italic" style:text-scale="100%"/>
    </style:style>
    <style:style style:name="T191" style:family="text">
      <style:text-properties fo:color="#000000" loext:opacity="100%" style:text-position="0% 100%" style:font-name="Times New Roman" fo:font-size="11pt" fo:language="zxx" fo:country="none" fo:font-style="italic" style:font-name-asian="SimSun" style:font-size-asian="11pt" style:language-asian="zxx" style:country-asian="none" style:font-style-asian="italic" style:font-name-complex="Bitstream Vera Sans" style:font-size-complex="11pt" style:font-style-complex="italic" style:text-scale="100%"/>
    </style:style>
    <style:style style:name="T192" style:family="text">
      <style:text-properties fo:color="#000000" loext:opacity="100%" style:text-position="0% 100%" fo:language="zxx" fo:country="none" fo:font-style="normal" style:font-name-asian="SimSun" style:font-size-asian="10pt" style:language-asian="zxx" style:country-asian="none" style:font-style-asian="normal" style:font-name-complex="Bitstream Vera Sans" style:font-size-complex="10pt" style:font-style-complex="normal" style:text-scale="100%"/>
    </style:style>
    <style:style style:name="T193" style:family="text">
      <style:text-properties fo:color="#000000" loext:opacity="100%" style:text-position="0% 100%" fo:language="zxx" fo:country="none" fo:font-style="normal" officeooo:rsid="003db81b" style:font-name-asian="SimSun" style:font-size-asian="10pt" style:language-asian="zxx" style:country-asian="none" style:font-style-asian="normal" style:font-name-complex="Bitstream Vera Sans" style:font-size-complex="10pt" style:font-style-complex="normal" style:text-scale="100%"/>
    </style:style>
    <style:style style:name="T194" style:family="text">
      <style:text-properties fo:color="#000000" loext:opacity="100%" style:text-position="0% 100%" fo:language="zxx" fo:country="none" fo:font-style="normal" officeooo:rsid="004c7fb1" style:font-name-asian="SimSun" style:font-size-asian="10pt" style:language-asian="zxx" style:country-asian="none" style:font-style-asian="normal" style:font-name-complex="Bitstream Vera Sans" style:font-size-complex="10pt" style:font-style-complex="normal" style:text-scale="100%"/>
    </style:style>
    <style:style style:name="T195" style:family="text">
      <style:text-properties fo:color="#000000" loext:opacity="100%" style:text-position="0% 100%" style:font-name="Bitstream Vera Sans3" fo:font-size="10pt" fo:language="zxx" fo:country="none" fo:font-style="normal" style:font-name-asian="SimSun" style:font-size-asian="10pt" style:language-asian="zxx" style:country-asian="none" style:font-style-asian="normal" style:font-name-complex="Bitstream Vera Sans" style:font-size-complex="10pt" style:font-style-complex="normal" style:text-scale="100%"/>
    </style:style>
    <style:style style:name="T196" style:family="text">
      <style:text-properties fo:color="#000000" loext:opacity="100%" style:font-name="Atalante" fo:font-size="10pt" fo:font-style="normal" fo:font-weight="normal" officeooo:rsid="004c7fb1" fo:background-color="#ffff00" loext:char-shading-value="0" style:font-size-asian="10pt" style:font-style-asian="normal" style:font-weight-asian="normal"/>
    </style:style>
    <style:style style:name="T197" style:family="text">
      <style:text-properties fo:color="#000000" loext:opacity="100%" style:font-name="Atalante" fo:font-size="10pt" fo:font-style="normal" fo:font-weight="normal" officeooo:rsid="004c7fb1" fo:background-color="#ffff00" loext:char-shading-value="0" style:font-size-asian="10pt" style:font-style-asian="normal" style:font-weight-asian="normal" style:font-size-complex="10pt" style:font-style-complex="normal"/>
    </style:style>
    <style:style style:name="T198" style:family="text">
      <style:text-properties fo:color="#000000" loext:opacity="100%" style:font-name="Atalante" fo:font-size="12pt" fo:font-style="normal" fo:font-weight="normal" officeooo:rsid="004c7fb1" fo:background-color="#ffff00" loext:char-shading-value="0" style:font-size-asian="12pt" style:font-style-asian="normal" style:font-weight-asian="normal" style:font-size-complex="12pt" style:font-style-complex="normal"/>
    </style:style>
    <style:style style:name="T199" style:family="text">
      <style:text-properties fo:color="#000000" loext:opacity="100%" style:font-name="Atalante" fo:font-size="12pt" fo:font-style="normal" fo:font-weight="normal" officeooo:rsid="004c7fb1" fo:background-color="#ffff00" loext:char-shading-value="0" style:font-size-asian="12pt" style:font-style-asian="normal" style:font-weight-asian="normal" style:font-size-complex="12pt"/>
    </style:style>
    <style:style style:name="T200" style:family="text">
      <style:text-properties fo:color="#000000" loext:opacity="100%" fo:font-size="9pt" fo:font-style="normal" fo:font-weight="normal" officeooo:rsid="004c7fb1" fo:background-color="#ffff00" loext:char-shading-value="0" style:font-size-asian="9pt" style:font-style-asian="normal" style:font-weight-asian="normal" style:font-size-complex="9pt"/>
    </style:style>
    <style:style style:name="T201" style:family="text">
      <style:text-properties fo:color="#000000" loext:opacity="100%" fo:font-size="9pt" fo:font-style="normal" fo:font-weight="normal" officeooo:rsid="004c7fb1" fo:background-color="#ffff00" loext:char-shading-value="0" style:font-size-asian="9pt" style:font-style-asian="normal" style:font-weight-asian="normal" style:font-size-complex="9pt" style:text-scale="100%"/>
    </style:style>
    <style:style style:name="T202" style:family="text">
      <style:text-properties fo:color="#000000" loext:opacity="100%" fo:font-size="9pt" fo:font-style="normal" fo:font-weight="normal" officeooo:rsid="005622e4" fo:background-color="#ffff00" loext:char-shading-value="0" style:font-size-asian="9pt" style:font-style-asian="normal" style:font-weight-asian="normal" style:font-size-complex="9pt" style:text-scale="100%"/>
    </style:style>
    <style:style style:name="T203" style:family="text">
      <style:text-properties fo:color="#000000" loext:opacity="100%" fo:font-size="9pt" fo:font-style="normal" fo:font-weight="normal" officeooo:rsid="004c7fb1" fo:background-color="#ffff00" loext:char-shading-value="0" style:font-size-asian="9pt" style:font-style-asian="normal" style:font-weight-asian="normal" style:font-size-complex="9pt" style:font-style-complex="italic" style:text-scale="100%"/>
    </style:style>
    <style:style style:name="T204" style:family="text">
      <style:text-properties fo:color="#000000" loext:opacity="100%" fo:font-size="9pt" fo:font-style="normal" fo:font-weight="normal" officeooo:rsid="005622e4" fo:background-color="#ffff00" loext:char-shading-value="0" style:font-size-asian="9pt" style:font-style-asian="normal" style:font-weight-asian="normal" style:font-size-complex="9pt" style:font-style-complex="italic" style:text-scale="100%"/>
    </style:style>
    <style:style style:name="T205" style:family="text">
      <style:text-properties fo:color="#000000" loext:opacity="100%" fo:font-size="9pt" fo:font-style="normal" fo:font-weight="normal" officeooo:rsid="005c7dcc" fo:background-color="#ffff00" loext:char-shading-value="0" style:font-size-asian="9pt" style:font-style-asian="normal" style:font-weight-asian="normal" style:font-size-complex="9pt" style:font-style-complex="italic" style:text-scale="100%"/>
    </style:style>
    <style:style style:name="T206" style:family="text">
      <style:text-properties fo:color="#000000" loext:opacity="100%" fo:font-size="9pt" fo:font-style="italic" fo:font-weight="normal" officeooo:rsid="0058be8b" fo:background-color="#ffff00" loext:char-shading-value="0" style:font-size-asian="9pt" style:font-style-asian="italic" style:font-weight-asian="normal" style:font-size-complex="9pt" style:font-style-complex="italic" style:text-scale="100%"/>
    </style:style>
    <style:style style:name="T207" style:family="text">
      <style:text-properties fo:color="#000000" loext:opacity="100%" fo:font-size="9pt" fo:font-style="italic" fo:font-weight="normal" officeooo:rsid="005c7dcc" fo:background-color="#ffff00" loext:char-shading-value="0" style:font-size-asian="9pt" style:font-style-asian="italic" style:font-weight-asian="normal" style:font-size-complex="9pt" style:font-style-complex="italic" style:text-scale="100%"/>
    </style:style>
    <style:style style:name="T208" style:family="text">
      <style:text-properties style:font-name="Atalante" fo:font-size="12pt" officeooo:rsid="00486793" fo:background-color="#ffff00" loext:char-shading-value="0" style:font-size-asian="12pt" style:font-size-complex="12pt"/>
    </style:style>
    <style:style style:name="T209" style:family="text">
      <style:text-properties style:font-name="Atalante" fo:font-size="12pt" officeooo:rsid="003f0ac2" fo:background-color="#ffff00" loext:char-shading-value="0" style:font-size-asian="12pt" style:font-size-complex="12pt"/>
    </style:style>
    <style:style style:name="T210" style:family="text">
      <style:text-properties style:font-name="Atalante" fo:font-size="12pt" officeooo:rsid="005622e4" fo:background-color="#ffff00" loext:char-shading-value="0" style:font-size-asian="12pt" style:font-size-complex="12pt"/>
    </style:style>
    <style:style style:name="T211" style:family="text">
      <style:text-properties style:font-name="Times New Roman" fo:font-size="12pt" fo:font-style="italic" officeooo:rsid="003db81b" fo:background-color="#ffff00" loext:char-shading-value="0" style:font-size-asian="12pt" style:font-style-asian="italic" style:font-size-complex="12pt" style:font-style-complex="italic"/>
    </style:style>
    <style:style style:name="T212" style:family="text">
      <style:text-properties style:font-name="Times New Roman" fo:font-size="12pt" fo:font-style="italic" officeooo:rsid="005622e4" fo:background-color="#ffff00" loext:char-shading-value="0" style:font-size-asian="12pt" style:font-style-asian="italic" style:font-size-complex="12pt" style:font-style-complex="italic"/>
    </style:style>
    <style:style style:name="T213" style:family="text">
      <style:text-properties style:font-name="Times New Roman" fo:font-size="12pt" fo:font-style="italic" officeooo:rsid="003db81b" style:font-size-asian="12pt" style:font-style-asian="italic" style:font-size-complex="12pt" style:font-style-complex="italic"/>
    </style:style>
    <style:style style:name="T214" style:family="text">
      <style:text-properties style:font-name="Bitstream Vera Sans3" fo:font-size="10pt" fo:font-style="italic" officeooo:rsid="003db81b" fo:background-color="#ffff00" loext:char-shading-value="0" style:font-size-asian="10pt" style:font-style-asian="italic" style:font-size-complex="10pt" style:font-style-complex="italic"/>
    </style:style>
    <style:style style:name="T215" style:family="text">
      <style:text-properties style:font-name="Bitstream Vera Sans3" fo:font-size="10pt" fo:font-style="normal" officeooo:rsid="0049e001" fo:background-color="#ffff00" loext:char-shading-value="0" style:font-size-asian="10pt" style:font-style-asian="normal" style:font-size-complex="10pt" style:font-style-complex="normal"/>
    </style:style>
    <style:style style:name="T216" style:family="text">
      <style:text-properties officeooo:rsid="0059cb2a"/>
    </style:style>
    <style:style style:name="T217" style:family="text">
      <style:text-properties fo:font-style="italic" officeooo:rsid="005622e4" fo:background-color="#ffff00" loext:char-shading-value="0" style:font-size-asian="12pt" style:font-style-asian="italic" style:font-size-complex="12pt" style:font-style-complex="italic"/>
    </style:style>
    <style:style style:name="T218" style:family="text">
      <style:text-properties officeooo:rsid="005be551"/>
    </style:style>
    <style:style style:name="T219" style:family="text">
      <style:text-properties officeooo:rsid="005c0264"/>
    </style:style>
    <style:style style:name="T220" style:family="text">
      <style:text-properties officeooo:rsid="005c6e5c"/>
    </style:style>
    <style:style style:name="T221" style:family="text">
      <style:text-properties officeooo:rsid="005f0088"/>
    </style:style>
    <style:style style:name="T222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22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3" style:family="graphic" style:parent-style-name="Formula">
      <style:graphic-properties fo:margin-left="0.011cm" fo:margin-right="0.011cm" fo:margin-top="0cm" fo:margin-bottom="0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4" style:family="graphic" style:parent-style-name="Formula">
      <style:graphic-properties fo:margin-left="0.011cm" fo:margin-right="0.011cm" fo:margin-top="0cm" fo:margin-bottom="0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5" style:family="graphic" style:parent-style-name="Formula">
      <style:graphic-properties fo:margin-left="0.011cm" fo:margin-right="0.011cm" fo:margin-top="0cm" fo:margin-bottom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.011cm" fo:margin-right="0.011cm" fo:margin-top="0cm" fo:margin-bottom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tyle:writing-mode="lr-tb" loext:decorative="false" style:run-through="foreground"/>
    </style:style>
    <style:style style:name="gr16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loext:fill-use-slide-background="false" draw:textarea-horizontal-align="justify" draw:textarea-vertical-align="middle" draw:auto-grow-height="false" fo:min-height="1.965cm" fo:min-width="1.856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svg:stroke-opacity="100%" draw:fill="solid" draw:fill-color="#bfbfbf" draw:textarea-horizontal-align="justify" draw:textarea-vertical-align="middle" draw:auto-grow-height="false" fo:min-height="0.009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svg:stroke-opacity="100%" draw:fill="solid" draw:fill-color="#bfbfbf" draw:textarea-horizontal-align="justify" draw:textarea-vertical-align="middle" draw:auto-grow-height="false" fo:min-height="0.011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loext:decorative="false" style:run-through="foreground"/>
    </style:style>
    <style:style style:name="gr20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solid" svg:stroke-width="0.035cm" svg:stroke-color="#000000" draw:marker-start="Extrémités_20_de_20_flèche_20_1" draw:marker-start-width="0.252cm" draw:marker-start-center="false" draw:marker-end="Extrémités_20_de_20_flèche_20_1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loext:fill-use-slide-background="false" draw:textarea-horizontal-align="justify" draw:textarea-vertical-align="middle" draw:auto-grow-height="false" fo:min-height="1.432cm" fo:min-width="3.113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2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loext:fill-use-slide-background="false" draw:textarea-horizontal-align="justify" draw:textarea-vertical-align="middle" draw:auto-grow-height="false" fo:min-height="0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style:writing-mode="lr-tb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loext:fill-use-slide-background="false" draw:textarea-horizontal-align="justify" draw:textarea-vertical-align="middle" draw:auto-grow-height="false" fo:min-height="2.164cm" fo:min-width="4.334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0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6" style:family="graphic">
      <style:graphic-properties draw:stroke="none" draw:fill="solid" draw:fill-color="#d62e4e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81" text:outline-level="1"><text:span text:style-name="_5f_Caractères"><text:span text:style-name="T9">Mathis</text:span></text:span><text:span text:style-name="_5f_Caractères"> possède 115 billes, son frère lui en donne 28. Il veut les emballer dans des sacs de 11 billes chacun.</text:span></text:h>
        </text:list-item>
      </text:list>
      <text:h text:style-name="_5f_Paragraphe" text:outline-level="1"><text:span text:style-name="_5f_Caractères">Combien lui faudra-t-il de sacs ?</text:span></text:h>
      <text:h text:style-name="P14" text:outline-level="1"><text:span text:style-name="_5f_Caractères"><text:span text:style-name="T18">Calcul du </text:span></text:span><text:span text:style-name="_5f_Caractères"><text:span text:style-name="T19">nombre de sacs</text:span></text:span><text:span text:style-name="_5f_Caractères"><text:span text:style-name="T20"> </text:span></text:span><text:span text:style-name="_5f_Caractères"><text:span text:style-name="T21">:</text:span></text:span></text:h>
      <text:h text:style-name="P15" text:outline-level="1"><text:span text:style-name="_5f_Caractères"><text:span text:style-name="T39">(</text:span></text:span><text:span text:style-name="_5f_Correction_5f_symboles"><text:span text:style-name="T42">115</text:span></text:span><text:span text:style-name="_5f_Correction_5f_symboles"><text:span text:style-name="T43"> </text:span></text:span><text:span text:style-name="_5f_Correction_5f_symboles"><text:span text:style-name="T42">+</text:span></text:span><text:span text:style-name="_5f_Correction_5f_symboles"><text:span text:style-name="T43"> </text:span></text:span><text:span text:style-name="_5f_Correction_5f_symboles"><text:span text:style-name="T42">28</text:span></text:span><text:span text:style-name="_5f_Caractères"><text:span text:style-name="T39">)</text:span></text:span><text:span text:style-name="_5f_Caractères"><text:span text:style-name="T40"> </text:span></text:span><text:span text:style-name="_5f_Caractères"><text:span text:style-name="T41"></text:span></text:span><text:span text:style-name="_5f_Caractères"><text:span text:style-name="T45"> </text:span></text:span><text:span text:style-name="_5f_Caractères"><text:span text:style-name="T47">11 = 13</text:span></text:span></text:h>
      <text:h text:style-name="P15" text:outline-level="1"><text:span text:style-name="_5f_Caractères"><text:span text:style-name="T10">Il lui faudra donc </text:span></text:span><text:span text:style-name="_5f_Caractères"><text:span text:style-name="T11">13 sacs.</text:span></text:span></text:h>
      <text:list text:continue-numbering="true" text:style-name="_5f_Numérotation_20_des_20_exercices">
        <text:list-item>
          <text:h text:style-name="P84" text:outline-level="1"><text:span text:style-name="_5f_Caractères"><text:span text:style-name="T9">Myriam</text:span></text:span><text:span text:style-name="_5f_Caractères"> possède 50 € dans sa tirelire. Son frère Luc a 15 € de moins qu'elle. Leur sœur Patricia a 20 € de plus que Véronique.</text:span></text:h>
          <text:list>
            <text:list-item>
              <text:p text:style-name="P78"><text:span text:style-name="_5f_Caractères">Combien chacun possède-t-il ?</text:span></text:p>
            </text:list-item>
          </text:list>
        </text:list-item>
      </text:list>
      <text:h text:style-name="P17" text:outline-level="1"><text:span text:style-name="T218">Myriam</text:span> a 50 €.</text:h>
      <text:h text:style-name="P17" text:outline-level="1">Luc <text:span text:style-name="T102">possède</text:span><text:span text:style-name="T103"> </text:span>: 50<text:span text:style-name="T103"> </text:span>–<text:span text:style-name="T103"> </text:span>15<text:span text:style-name="T103"> </text:span>=<text:span text:style-name="T103"> </text:span>35<text:span text:style-name="T102"> €</text:span></text:h>
      <text:h text:style-name="P15" text:outline-level="1"><text:span text:style-name="_5f_Caractères"><text:span text:style-name="T64">Patricia </text:span></text:span><text:span text:style-name="_5f_Caractères"><text:span text:style-name="T68">possède</text:span></text:span><text:span text:style-name="_5f_Caractères"><text:span text:style-name="T65"> </text:span></text:span><text:span text:style-name="_5f_Caractères"><text:span text:style-name="T64">: 50</text:span></text:span><text:span text:style-name="_5f_Caractères"><text:span text:style-name="T65"> </text:span></text:span><text:span text:style-name="_5f_Caractères"><text:span text:style-name="T64">+</text:span></text:span><text:span text:style-name="_5f_Caractères"><text:span text:style-name="T65"> </text:span></text:span><text:span text:style-name="_5f_Caractères"><text:span text:style-name="T64">20</text:span></text:span><text:span text:style-name="_5f_Caractères"><text:span text:style-name="T65"> </text:span></text:span><text:span text:style-name="_5f_Caractères"><text:span text:style-name="T64">=</text:span></text:span><text:span text:style-name="_5f_Caractères"><text:span text:style-name="T65"> </text:span></text:span><text:span text:style-name="_5f_Caractères"><text:span text:style-name="T64">70</text:span></text:span><text:span text:style-name="_5f_Caractères"><text:span text:style-name="T66"> €</text:span></text:span></text:h>
      <text:list text:continue-numbering="true" text:style-name="_5f_Numérotation_20_des_20_exercices">
        <text:list-item>
          <text:list>
            <text:list-item>
              <text:p text:style-name="P78"><text:span text:style-name="_5f_Caractères">Calcule la somme totale dont dispose la fratrie :</text:span></text:p>
            </text:list-item>
          </text:list>
        </text:list-item>
      </text:list>
      <text:h text:style-name="P15" text:outline-level="1"><text:span text:style-name="_5f_Correction_5f_symboles"><text:span text:style-name="T25">50</text:span></text:span><text:span text:style-name="_5f_Correction_5f_symboles"><text:span text:style-name="T27"> </text:span></text:span><text:span text:style-name="_5f_Correction_5f_symboles"><text:span text:style-name="T25">+</text:span></text:span><text:span text:style-name="_5f_Correction_5f_symboles"><text:span text:style-name="T27"> </text:span></text:span><text:span text:style-name="_5f_Correction_5f_symboles"><text:span text:style-name="T25">35</text:span></text:span><text:span text:style-name="_5f_Correction_5f_symboles"><text:span text:style-name="T26"> </text:span></text:span><text:span text:style-name="_5f_Correction_5f_symboles"><text:span text:style-name="T25">+</text:span></text:span><text:span text:style-name="_5f_Correction_5f_symboles"><text:span text:style-name="T27"> </text:span></text:span><text:span text:style-name="_5f_Correction_5f_symboles"><text:span text:style-name="T25">70</text:span></text:span><text:span text:style-name="_5f_Correction_5f_symboles"><text:span text:style-name="T27"> </text:span></text:span><text:span text:style-name="_5f_Correction_5f_symboles"><text:span text:style-name="T25">=</text:span></text:span><text:span text:style-name="_5f_Correction_5f_symboles"><text:span text:style-name="T27"> </text:span></text:span><text:span text:style-name="_5f_Correction_5f_symboles"><text:span text:style-name="T25">155</text:span></text:span></text:h>
      <text:h text:style-name="P15" text:outline-level="1"><text:span text:style-name="_5f_Caractères"><text:span text:style-name="T104">La fratrie </text:span></text:span><text:span text:style-name="_5f_Caractères"><text:span text:style-name="T105">dispose de</text:span></text:span><text:span text:style-name="_5f_Caractères"><text:span text:style-name="T104"> 155</text:span></text:span><text:span text:style-name="_5f_Caractères"><text:span text:style-name="T106"> </text:span></text:span><text:span text:style-name="_5f_Caractères"><text:span text:style-name="T104">€.</text:span></text:span></text:h>
      <text:list text:continue-numbering="true" text:style-name="_5f_Numérotation_20_des_20_exercices">
        <text:list-item>
          <text:h text:style-name="P84" text:outline-level="1"><text:span text:style-name="_5f_Caractères"><text:span text:style-name="T9">Célian</text:span></text:span><text:span text:style-name="_5f_Caractères"> s’est vu offrir pour ses 12 ans une console et trois jeux coûtant tous le même prix. La facture de ce cadeau s’élève à 430 €. Sachant que la console coûte 7 fois plus cher qu’un jeu, calcule le prix de la console ainsi que celui d’un jeu. </text:span></text:h>
        </text:list-item>
      </text:list>
      <text:h text:style-name="P62" text:outline-level="1"><text:span text:style-name="T102">Soit</text:span> <text:span text:style-name="_5f_Caractères"><text:span text:style-name="T213">x</text:span></text:span> le prix d’un jeu <text:span text:style-name="T218">en euros</text:span>.</text:h>
      <text:h text:style-name="P62" text:outline-level="1"><text:span text:style-name="T218">L</text:span>e prix de trois jeux <text:span text:style-name="T218">est</text:span><text:span text:style-name="T103"> </text:span>: <text:span text:style-name="T133">3</text:span><text:span text:style-name="T103"> </text:span><text:span text:style-name="_5f_Caractères"><text:span text:style-name="T73">× </text:span></text:span><text:span text:style-name="_5f_Caractères"><text:span text:style-name="T101">x</text:span></text:span><text:span text:style-name="T103"> </text:span>=<text:span text:style-name="T103"> </text:span><text:span text:style-name="T133">3 </text:span><text:span text:style-name="_5f_Caractères"><text:span text:style-name="T213">x</text:span></text:span></text:h>
      <text:h text:style-name="P62" text:outline-level="1"><text:span text:style-name="T218">L</text:span>e prix de <text:span text:style-name="T218">l</text:span>a console <text:span text:style-name="T218">est </text:span>: 7<text:span text:style-name="T103"> </text:span><text:span text:style-name="_5f_Caractères"><text:span text:style-name="T73">×</text:span></text:span><text:span text:style-name="_5f_Caractères"><text:span text:style-name="T74"> </text:span></text:span><text:span text:style-name="_5f_Caractères"><text:span text:style-name="T101">x</text:span></text:span><text:span text:style-name="T103"> </text:span>=<text:span text:style-name="T103"> </text:span>7 <text:span text:style-name="_5f_Caractères"><text:span text:style-name="T213">x</text:span></text:span> </text:h>
      <text:h text:style-name="P62" text:outline-level="1"><text:span text:style-name="T103">Le problème revient à résoudre </text:span>: <text:span text:style-name="T103">7 </text:span><text:span text:style-name="_5f_Caractères"><text:span text:style-name="T213">x</text:span></text:span><text:span text:style-name="T103"> </text:span>+<text:span text:style-name="T103"> </text:span><text:span text:style-name="T133">3 </text:span><text:span text:style-name="_5f_Caractères"><text:span text:style-name="T213">x</text:span></text:span><text:span text:style-name="T103"> </text:span>=<text:span text:style-name="T103"> </text:span>430</text:h>
      <text:h text:style-name="P62" text:outline-level="1"><text:span text:style-name="T218">S</text:span>oit <text:s/>1<text:span text:style-name="T133">0 </text:span><text:span text:style-name="_5f_Caractères"><text:span text:style-name="T213">x</text:span></text:span><text:span text:style-name="T103"> </text:span>=<text:span text:style-name="T103"> </text:span>430 </text:h>
      <text:h text:style-name="P63" text:outline-level="1"><text:span text:style-name="T219">D’où </text:span>: <text:span text:style-name="_5f_Caractères"><text:span text:style-name="T213">x</text:span></text:span><text:span text:style-name="T103"> </text:span>=<text:span text:style-name="T103"> </text:span>430<text:span text:style-name="_5f_Caractères"><text:span text:style-name="T75"> </text:span></text:span><text:span text:style-name="_5f_Caractères"><text:span text:style-name="T76"></text:span></text:span><text:span text:style-name="_5f_Caractères"><text:span text:style-name="T77"> </text:span></text:span><text:span text:style-name="T124">1</text:span><text:span text:style-name="T128">0</text:span><text:span text:style-name="T129"> </text:span><text:span text:style-name="T128">=</text:span><text:span text:style-name="T131"> </text:span><text:span text:style-name="T132">4</text:span><text:span text:style-name="T130">3</text:span></text:h>
      <text:h text:style-name="P64" text:outline-level="1"><text:span text:style-name="T106">U</text:span><text:span text:style-name="T104">n jeu coûte </text:span><text:span text:style-name="T127">4</text:span><text:span text:style-name="T125">3</text:span><text:span text:style-name="T13"> </text:span><text:span text:style-name="T12">€ </text:span><text:span text:style-name="T14">et l</text:span><text:span text:style-name="_5f_Caractères"><text:span text:style-name="T125">a console</text:span></text:span><text:span text:style-name="_5f_Caractères"><text:span text:style-name="T126"> </text:span></text:span><text:span text:style-name="_5f_Caractères"><text:span text:style-name="T125">7</text:span></text:span><text:span text:style-name="_5f_Caractères"><text:span text:style-name="T126"> </text:span></text:span><text:span text:style-name="_5f_Caractères"><text:span text:style-name="T69">×</text:span></text:span><text:span text:style-name="_5f_Caractères"><text:span text:style-name="T70"> </text:span></text:span><text:span text:style-name="_5f_Caractères"><text:span text:style-name="T127">43</text:span></text:span><text:span text:style-name="_5f_Caractères"><text:span text:style-name="T126"> </text:span></text:span><text:span text:style-name="_5f_Caractères"><text:span text:style-name="T125">=</text:span></text:span><text:span text:style-name="_5f_Caractères"><text:span text:style-name="T126"> </text:span></text:span><text:span text:style-name="_5f_Caractères"><text:span text:style-name="T127">301</text:span></text:span><text:span text:style-name="_5f_Caractères"><text:span text:style-name="T126"> </text:span></text:span><text:span text:style-name="_5f_Caractères"><text:span text:style-name="T125">€.</text:span></text:span></text:h>
      <text:list xml:id="list123303448893661" text:continue-numbering="true" text:style-name="_5f_Numérotation_20_des_20_exercices">
        <text:list-header>
          <text:h text:style-name="P84" text:outline-level="1"><text:span text:style-name="_5f_Caractères"/></text:h>
        </text:list-header>
        <text:list-item>
          <text:h text:style-name="P82" text:outline-level="1"><text:bookmark text:name="_Hlk60032491"/><text:span text:style-name="_5f_Caractères">On donne le programme de calcul suivant :</text:span></text:h>
        </text:list-item>
      </text:list>
      <text:h text:style-name="P67" text:outline-level="1"><text:span text:style-name="_5f_Caractères">Choisis un nombre entier</text:span></text:h>
      <text:list xml:id="list3148123107" text:style-name="List_20_1">
        <text:list-item>
          <text:h text:style-name="_5f_Paragraphe_5f_Bullet" text:outline-level="1"><text:span text:style-name="_5f_Caractères">Ajoute 5</text:span></text:h>
        </text:list-item>
        <text:list-item>
          <text:h text:style-name="_5f_Paragraphe_5f_Bullet" text:outline-level="1"><text:span text:style-name="_5f_Caractères">Multiplie le tout par 2</text:span></text:h>
        </text:list-item>
        <text:list-item>
          <text:h text:style-name="_5f_Paragraphe_5f_Bullet" text:outline-level="1"><text:span text:style-name="_5f_Caractères">Divise le résultat par 3</text:span></text:h>
        </text:list-item>
      </text:list>
      <text:list xml:id="list105740279985265" text:style-name="_5f_Numérotation_20_des_20_exercices">
        <text:list-item>
          <text:list>
            <text:list-item>
              <text:p text:style-name="P78"><text:span text:style-name="_5f_Caractères">Applique ce programme en choisissant comme nombre de départ : </text:span></text:p>
            </text:list-item>
          </text:list>
        </text:list-item>
      </text:list>
      <text:section text:style-name="Sect1" text:name="Section2">
        <text:list text:continue-list="list3148123107" text:style-name="List_20_1">
          <text:list-item>
            <text:h text:style-name="P69" text:outline-level="1"><text:span text:style-name="_5f_Caractères">5 :</text:span><text:span text:style-name="_5f_pointillés_20_gris"><text:tab/></text:span></text:h>
            <text:h text:style-name="P70" text:outline-level="1"><text:span text:style-name="T82">•</text:span><text:span text:style-name="T85"> </text:span><text:span text:style-name="T88">5</text:span></text:h>
            <text:h text:style-name="P71" text:outline-level="1"><text:span text:style-name="T134">•</text:span><text:span text:style-name="T135"> </text:span><text:span text:style-name="T136">5</text:span><text:span text:style-name="T137"> </text:span>+<text:span text:style-name="T138"> </text:span><text:span text:style-name="T139">5</text:span><text:span text:style-name="T138"> </text:span>=<text:span text:style-name="T138"> </text:span><text:span text:style-name="T139">10</text:span></text:h>
          </text:list-item>
        </text:list>
        <text:p text:style-name="P16"><text:span text:style-name="_5f_Caractères"><text:span text:style-name="T83">•</text:span></text:span><text:span text:style-name="_5f_Caractères"><text:span text:style-name="T86"> </text:span></text:span><text:span text:style-name="_5f_Caractères"><text:span text:style-name="T90">10</text:span></text:span><text:span text:style-name="_5f_Caractères"><text:span text:style-name="T91"> </text:span></text:span><text:span text:style-name="_5f_Caractères"><text:span text:style-name="T89">×</text:span></text:span><text:span text:style-name="_5f_Caractères"><text:span text:style-name="T91"> </text:span></text:span><text:span text:style-name="_5f_Caractères"><text:span text:style-name="T90">2</text:span></text:span><text:span text:style-name="_5f_Caractères"><text:span text:style-name="T91"> </text:span></text:span><text:span text:style-name="_5f_Caractères"><text:span text:style-name="T89">=</text:span></text:span><text:span text:style-name="_5f_Caractères"><text:span text:style-name="T91"> </text:span></text:span><text:span text:style-name="_5f_Caractères"><text:span text:style-name="T90">20</text:span></text:span></text:p>
        <text:h text:style-name="P18" text:outline-level="1"><text:span text:style-name="_5f_Caractères"><text:span text:style-name="T84">•</text:span></text:span><text:span text:style-name="_5f_Caractères"><text:span text:style-name="T87"> </text:span></text:span><text:span text:style-name="_5f_Caractères"><text:span text:style-name="T94">20</text:span></text:span><text:span text:style-name="_5f_Caractères"><text:span text:style-name="T95"> </text:span></text:span><text:span text:style-name="_5f_Caractères"><text:span text:style-name="T96"></text:span></text:span><text:span text:style-name="_5f_Caractères"><text:span text:style-name="T78"> </text:span></text:span><text:span text:style-name="_5f_Caractères"><text:span text:style-name="T15">3 = </text:span></text:span><text:span text:style-name="_5f_Caractères"><text:span text:style-name="T15"><draw:frame draw:style-name="fr2" draw:name="Objet3" text:anchor-type="as-char" svg:width="0.517cm" svg:height="0.87cm" draw:z-index="8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h>
        <text:list xml:id="list123302969736420" text:continue-numbering="true" text:style-name="List_20_1">
          <text:list-item>
            <text:h text:style-name="P69" text:outline-level="1"><text:span text:style-name="_5f_Caractères">6 :</text:span><text:span text:style-name="_5f_pointillés_20_gris"><text:tab/></text:span></text:h>
            <text:h text:style-name="P70" text:outline-level="1"><text:span text:style-name="T82">•</text:span><text:span text:style-name="T85"> </text:span><text:span text:style-name="T88">6</text:span></text:h>
            <text:h text:style-name="P71" text:outline-level="1"><text:span text:style-name="T134">•</text:span><text:span text:style-name="T135"> </text:span><text:span text:style-name="T136">6</text:span><text:span text:style-name="T137"> </text:span>+<text:span text:style-name="T138"> </text:span><text:span text:style-name="T139">5</text:span><text:span text:style-name="T138"> </text:span>=<text:span text:style-name="T138"> </text:span><text:span text:style-name="T139">11</text:span></text:h>
            <text:p text:style-name="P77"><text:span text:style-name="_5f_Caractères"><text:span text:style-name="T83">•</text:span></text:span><text:span text:style-name="_5f_Caractères"><text:span text:style-name="T86"> </text:span></text:span><text:span text:style-name="_5f_Caractères"><text:span text:style-name="T90">11</text:span></text:span><text:span text:style-name="_5f_Caractères"><text:span text:style-name="T91"> </text:span></text:span><text:span text:style-name="_5f_Caractères"><text:span text:style-name="T89">×</text:span></text:span><text:span text:style-name="_5f_Caractères"><text:span text:style-name="T91"> </text:span></text:span><text:span text:style-name="_5f_Caractères"><text:span text:style-name="T90">2</text:span></text:span><text:span text:style-name="_5f_Caractères"><text:span text:style-name="T91"> </text:span></text:span><text:span text:style-name="_5f_Caractères"><text:span text:style-name="T89">=</text:span></text:span><text:span text:style-name="_5f_Caractères"><text:span text:style-name="T91"> </text:span></text:span><text:span text:style-name="_5f_Caractères"><text:span text:style-name="T90">22</text:span></text:span></text:p>
            <text:h text:style-name="P59" text:outline-level="1"><text:span text:style-name="_5f_Caractères"><text:span text:style-name="T83">•</text:span></text:span><text:span text:style-name="_5f_Caractères"><text:span text:style-name="T86"> </text:span></text:span><text:span text:style-name="_5f_Caractères"><text:span text:style-name="T90">22</text:span></text:span><text:span text:style-name="_5f_Caractères"><text:span text:style-name="T92"> </text:span></text:span><text:span text:style-name="_5f_Caractères"><text:span text:style-name="T93"></text:span></text:span><text:span text:style-name="_5f_Caractères"><text:span text:style-name="T79"> </text:span></text:span><text:span text:style-name="_5f_Caractères"><text:span text:style-name="T16">3 = </text:span></text:span><text:span text:style-name="_5f_Caractères"><text:span text:style-name="T16"><draw:frame draw:style-name="fr2" draw:name="Objet4" text:anchor-type="as-char" svg:width="0.517cm" svg:height="0.87cm" draw:z-index="86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_5f_Caractères"><text:tab/></text:span></text:h>
          </text:list-item>
          <text:list-item>
            <text:h text:style-name="P69" text:outline-level="1"><text:span text:style-name="_5f_Caractères">13 :</text:span><text:span text:style-name="_5f_pointillés_20_gris"><text:tab/></text:span></text:h>
            <text:h text:style-name="P70" text:outline-level="1"><text:span text:style-name="T82">•</text:span><text:span text:style-name="T85"> </text:span><text:span text:style-name="T88">13</text:span></text:h>
            <text:h text:style-name="P71" text:outline-level="1"><text:span text:style-name="T134">•</text:span><text:span text:style-name="T135"> </text:span><text:span text:style-name="T136">13</text:span><text:span text:style-name="T137"> </text:span>+<text:span text:style-name="T138"> </text:span><text:span text:style-name="T139">5</text:span><text:span text:style-name="T138"> </text:span>=<text:span text:style-name="T138"> </text:span><text:span text:style-name="T139">18</text:span></text:h>
            <text:p text:style-name="P77"><text:span text:style-name="_5f_Caractères"><text:span text:style-name="T83">•</text:span></text:span><text:span text:style-name="_5f_Caractères"><text:span text:style-name="T86"> </text:span></text:span><text:span text:style-name="_5f_Caractères"><text:span text:style-name="T90">18 </text:span></text:span><text:span text:style-name="_5f_Caractères"><text:span text:style-name="T89">×</text:span></text:span><text:span text:style-name="_5f_Caractères"><text:span text:style-name="T91"> </text:span></text:span><text:span text:style-name="_5f_Caractères"><text:span text:style-name="T90">2</text:span></text:span><text:span text:style-name="_5f_Caractères"><text:span text:style-name="T91"> </text:span></text:span><text:span text:style-name="_5f_Caractères"><text:span text:style-name="T89">=</text:span></text:span><text:span text:style-name="_5f_Caractères"><text:span text:style-name="T91"> </text:span></text:span><text:span text:style-name="_5f_Caractères"><text:span text:style-name="T90">36</text:span></text:span></text:p>
            <text:h text:style-name="P59" text:outline-level="1"><text:span text:style-name="_5f_Caractères"><text:span text:style-name="T83">•</text:span></text:span><text:span text:style-name="_5f_Caractères"><text:span text:style-name="T86"> </text:span></text:span><text:span text:style-name="_5f_Caractères"><text:span text:style-name="T90">36</text:span></text:span><text:span text:style-name="_5f_Caractères"><text:span text:style-name="T92"> </text:span></text:span><text:span text:style-name="_5f_Caractères"><text:span text:style-name="T93"></text:span></text:span><text:span text:style-name="_5f_Caractères"><text:span text:style-name="T79"> </text:span></text:span><text:span text:style-name="_5f_Caractères"><text:span text:style-name="T16">3 = 12</text:span></text:span><text:span text:style-name="_5f_Caractères"><text:tab/></text:span></text:h>
          </text:list-item>
        </text:list>
      </text:section>
      <text:list xml:id="list123304047828004" text:continue-list="list105740279985265" text:style-name="_5f_Numérotation_20_des_20_exercices">
        <text:list-item>
          <text:list>
            <text:list-item>
              <text:p text:style-name="P78"><text:span text:style-name="_5f_Caractères">En justifiant ta réponse, indique si on obtient toujours un nombre entier.</text:span></text:p>
            </text:list-item>
          </text:list>
        </text:list-item>
      </text:list>
      <text:h text:style-name="P65" text:outline-level="1"><text:span text:style-name="_5f_Caractères"><text:span text:style-name="T107">Quand le nombre choisi est 6, le résultat obtenu est </text:span></text:span><text:span text:style-name="_5f_Caractères"><text:span text:style-name="T107"><draw:frame draw:style-name="fr2" draw:name="Objet13" text:anchor-type="as-char" svg:width="0.517cm" svg:height="0.87cm" draw:z-index="152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_5f_Caractères"><text:span text:style-name="T107"><text:s/>qui n'est pas un entier, </text:span></text:span><text:span text:style-name="_5f_Caractères"><text:span text:style-name="T122">d</text:span></text:span><text:span text:style-name="_5f_Caractères"><text:span text:style-name="T107">onc on n’obtient pas toujours pas toujours un nombre entier.</text:span></text:span><text:span text:style-name="_5f_Caractères"><text:span text:style-name="T122"> </text:span></text:span></text:h>
      <text:list xml:id="list123303013438644" text:continue-list="list123303448893661" text:style-name="_5f_Numérotation_20_des_20_exercices">
        <text:list-item>
          <text:h text:style-name="P84" text:outline-level="1"><text:span text:style-name="_5f_Caractères"><text:span text:style-name="T9">Axel</text:span></text:span><text:span text:style-name="_5f_Caractères">, Samy, Julie et Ilhème doivent se partager la somme de 800 € de la façon suivante : </text:span></text:h>
        </text:list-item>
      </text:list>
      <text:h text:style-name="P67" text:outline-level="1"><text:span text:style-name="_5f_Caractères">La part d’</text:span><text:span text:style-name="_5f_Caractères"><text:span text:style-name="T9">Axel</text:span></text:span><text:span text:style-name="_5f_Caractères"> est égale aux </text:span><text:span text:style-name="_5f_Caractères"><draw:frame draw:style-name="fr5" draw:name="Objet1" text:anchor-type="as-char" svg:width="0.517cm" svg:height="0.87cm" draw:z-index="64"><draw:object xlink:href="./Object 1" xlink:type="simple" xlink:show="embed" xlink:actuate="onLoad"/><draw:image xlink:href="./ObjectReplacements/Object 1" xlink:type="simple" xlink:show="embed" xlink:actuate="onLoad"/></draw:frame></text:span><text:span text:style-name="_5f_Caractères"><text:s/>de cette somme.</text:span></text:h>
      <text:h text:style-name="P67" text:outline-level="1"><text:span text:style-name="_5f_Caractères">Samy touche deux fois la part d’Éric.</text:span></text:h>
      <text:h text:style-name="P67" text:outline-level="1"><text:span text:style-name="_5f_Caractères">La part de Julie est égale aux </text:span><text:span text:style-name="_5f_Caractères"><draw:frame draw:style-name="fr5" draw:name="Objet2" text:anchor-type="as-char" svg:width="0.293cm" svg:height="0.87cm" draw:z-index="65"><draw:object xlink:href="./Object 2" xlink:type="simple" xlink:show="embed" xlink:actuate="onLoad"/><draw:image xlink:href="./ObjectReplacements/Object 2" xlink:type="simple" xlink:show="embed" xlink:actuate="onLoad"/></draw:frame></text:span><text:span text:style-name="_5f_Caractères"><text:s/>de la part de Samy.</text:span></text:h>
      <text:h text:style-name="P67" text:outline-level="1"><text:span text:style-name="_5f_Caractères">Ilhème reçoit le reste du montant.</text:span></text:h>
      <text:h text:style-name="_5f_Paragraphe" text:outline-level="1"><text:span text:style-name="_5f_Caractères">Calcule la part de chacun.</text:span></text:h>
      <text:list xml:id="list123303935642960" text:continue-list="list123302969736420" text:style-name="List_20_1">
        <text:list-header>
          <text:h text:style-name="P69" text:outline-level="1"><text:span text:style-name="_5f_Caractères"><text:span text:style-name="T104">La part d’Éric</text:span></text:span><text:span text:style-name="_5f_Caractères"><text:span text:style-name="T108"> </text:span></text:span><text:span text:style-name="_5f_Caractères"><text:span text:style-name="T104">: </text:span></text:span><text:span text:style-name="_5f_Caractères"><text:span text:style-name="T104"><draw:frame draw:style-name="fr6" draw:name="Objet5" text:anchor-type="as-char" svg:width="0.517cm" svg:height="0.87cm" draw:z-index="68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_5f_Caractères"><text:span text:style-name="T108"> </text:span></text:span><text:span text:style-name="_5f_Caractères"><text:span text:style-name="T71">×</text:span></text:span><text:span text:style-name="_5f_Caractères"><text:span text:style-name="T72"> 800 € = 2 400 € </text:span></text:span><text:span text:style-name="_5f_Caractères"><text:span text:style-name="T53"></text:span></text:span><text:span text:style-name="_5f_Caractères"><text:span text:style-name="T46"> </text:span></text:span><text:span text:style-name="_5f_Caractères"><text:span text:style-name="T44">20</text:span></text:span><text:span text:style-name="_5f_Caractères"><text:span text:style-name="T48"> = </text:span></text:span><text:span text:style-name="_5f_Caractères"><text:span text:style-name="T49">120 €</text:span></text:span></text:h>
          <text:h text:style-name="P69" text:outline-level="1"><text:span text:style-name="_5f_Caractères"><text:span text:style-name="T50">La part de Samy : 2 </text:span></text:span><text:span text:style-name="_5f_Caractères"><text:span text:style-name="T52">×</text:span></text:span><text:span text:style-name="_5f_Caractères"><text:span text:style-name="T50"> 120 € = 240 €</text:span></text:span></text:h>
          <text:h text:style-name="P69" text:outline-level="1"><text:span text:style-name="_5f_Caractères"><text:span text:style-name="T50">La part de Julie : </text:span></text:span><text:span text:style-name="_5f_Caractères"><text:span text:style-name="T50"><draw:frame draw:style-name="fr6" draw:name="Objet6" text:anchor-type="as-char" svg:width="0.293cm" svg:height="0.87cm" draw:z-index="69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_5f_Caractères"><text:span text:style-name="T50"> </text:span></text:span><text:span text:style-name="_5f_Caractères"><text:span text:style-name="T52">×</text:span></text:span><text:span text:style-name="_5f_Caractères"><text:span text:style-name="T50"> 240 € = 0,75 </text:span></text:span><text:span text:style-name="_5f_Caractères"><text:span text:style-name="T52">×</text:span></text:span><text:span text:style-name="_5f_Caractères"><text:span text:style-name="T50"> 240 €</text:span></text:span><text:span text:style-name="_5f_Caractères"><text:span text:style-name="T48"> = </text:span></text:span><text:span text:style-name="_5f_Caractères"><text:span text:style-name="T49">180 €</text:span></text:span></text:h>
          <text:h text:style-name="P69" text:outline-level="1"><text:span text:style-name="_5f_Caractères"><text:span text:style-name="T50">La part d'Ilhème : </text:span></text:span></text:h>
          <text:h text:style-name="P69" text:outline-level="1"><text:span text:style-name="_5f_Caractères"><text:span text:style-name="T50">800 € </text:span></text:span><text:span text:style-name="_5f_Caractères"><text:span text:style-name="T51">−</text:span></text:span><text:span text:style-name="_5f_Caractères"><text:span text:style-name="T50"> (120 € + 240 € + 180 €)</text:span></text:span></text:h>
          <text:h text:style-name="P69" text:outline-level="1"><text:span text:style-name="_5f_Caractères"><text:span text:style-name="T50">= 800 € </text:span></text:span><text:span text:style-name="_5f_Caractères"><text:span text:style-name="T51">−</text:span></text:span><text:span text:style-name="_5f_Caractères"><text:span text:style-name="T50"> 540 € = 260 €</text:span></text:span></text:h>
        </text:list-header>
      </text:list>
      <text:list text:continue-list="list123303013438644" text:style-name="_5f_Numérotation_20_des_20_exercices">
        <text:list-header>
          <text:h text:style-name="P84" text:outline-level="1"><text:span text:style-name="_5f_Caractères"/></text:h>
        </text:list-header>
        <text:list-item>
          <text:h text:style-name="P82" text:outline-level="1"><text:soft-page-break/><text:span text:style-name="_5f_Caractères">Pendant les vacances, </text:span><text:span text:style-name="_5f_Caractères"><text:span text:style-name="T9">Noémie</text:span></text:span><text:span text:style-name="_5f_Caractères"> a pris des pho­tos. </text:span><text:span text:style-name="_5f_Caractères"><text:span text:style-name="T9">Elle</text:span></text:span><text:span text:style-name="_5f_Caractères"> veut les copier sur une clé USB de 16 Go. La taille moyenne d’une photo est de 3,86 Mo.</text:span></text:h>
        </text:list-item>
      </text:list>
      <text:h text:style-name="_5f_Paragraphe" text:outline-level="1"><text:span text:style-name="_5f_Caractères">Donne un ordre de grandeur du nombre de photos que Momo peut copier sur sa clé USB, sachant que 1 Go vaut 1 000 Mo.</text:span></text:h>
      <text:h text:style-name="P23" text:outline-level="1">16<text:span text:style-name="T141"> </text:span>Go<text:span text:style-name="T141"> </text:span>=<text:span text:style-name="T141"> </text:span>16<text:span text:style-name="_5f_Caractères"><text:span text:style-name="T54"> </text:span></text:span><text:span text:style-name="_5f_Caractères"><text:span text:style-name="T55">×</text:span></text:span><text:span text:style-name="_5f_Caractères"><text:span text:style-name="T54"> 1</text:span></text:span><text:span text:style-name="_5f_Caractères"><text:span text:style-name="T56"> </text:span></text:span>000 Mo<text:span text:style-name="T141"> </text:span>=<text:span text:style-name="T141"> </text:span>16<text:span text:style-name="T141"> </text:span>000<text:span text:style-name="T141"> </text:span>Mo</text:h>
      <text:h text:style-name="P22" text:outline-level="1">Un ordre de grandeur de la taille d’une photo : 4 Mo</text:h>
      <text:h text:style-name="P22" text:outline-level="1">Calcul d’un ordre de grandeur du nombre de photos :</text:h>
      <text:h text:style-name="P23" text:outline-level="1"><text:span text:style-name="T142">16</text:span><text:span text:style-name="T143"> </text:span><text:span text:style-name="T142">000</text:span><text:span text:style-name="T143"> </text:span><text:span text:style-name="_5f_Caractères"><text:span text:style-name="T97"> </text:span></text:span><text:span text:style-name="_5f_Caractères"><text:span text:style-name="T98"></text:span></text:span><text:span text:style-name="_5f_Caractères"><text:span text:style-name="T80"> </text:span></text:span><text:span text:style-name="_5f_Caractères"><text:span text:style-name="T23">4</text:span></text:span><text:span text:style-name="_5f_Caractères"><text:span text:style-name="T149"> </text:span></text:span><text:span text:style-name="_5f_Caractères"><text:span text:style-name="T17"> = </text:span></text:span><text:span text:style-name="T142">4</text:span><text:span text:style-name="T143"> 000</text:span></text:h>
      <text:h text:style-name="P15" text:outline-level="1"><text:span text:style-name="T159">Noémie</text:span><text:span text:style-name="T158"> peut copier su</text:span><text:span text:style-name="T160">r</text:span><text:span text:style-name="T158"> sa clé USB environ 4 000 photos.</text:span></text:h>
      <text:list xml:id="list123303616863323" text:continue-numbering="true" text:style-name="_5f_Numérotation_20_des_20_exercices">
        <text:list-item>
          <text:h text:style-name="P84" text:outline-level="1"><text:span text:style-name="_5f_Caractères">Dans une boîte, il y a dix-huit boules rouges et douze boules vertes.</text:span></text:h>
        </text:list-item>
      </text:list>
      <text:h text:style-name="_5f_Paragraphe" text:outline-level="1"><text:span text:style-name="_5f_Caractères">Quelle est la proportion de boules rouges et de boules vertes ? Donne le résultat sous la forme :</text:span></text:h>
      <text:list text:continue-list="list123303935642960" text:style-name="List_20_1">
        <text:list-item>
          <text:p text:style-name="_5f_Paragraphe_5f_Réponse_5f_Elève_5f_Bullet"><text:span text:style-name="_5f_Caractères">de fractions simplifiées au maximum :</text:span></text:p>
        </text:list-item>
      </text:list>
      <text:h text:style-name="P25" text:outline-level="1"><text:span text:style-name="_5f_Caractères"><text:span text:style-name="T109">Calcul de la proportion de boules rouges :</text:span></text:span></text:h>
      <text:h text:style-name="P25" text:outline-level="1"><text:span text:style-name="_5f_Caractères"><text:span text:style-name="T109"><draw:frame draw:style-name="fr2" draw:name="Objet7" text:anchor-type="as-char" svg:width="4.447cm" svg:height="0.891cm" draw:z-index="74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h>
      <text:h text:style-name="P25" text:outline-level="1"><text:span text:style-name="_5f_Caractères"><text:span text:style-name="T109">Calcul de la proportion de boules vertes :</text:span></text:span></text:h>
      <text:h text:style-name="P25" text:outline-level="1"><text:span text:style-name="_5f_Caractères"><text:span text:style-name="T109"><draw:frame draw:style-name="fr2" draw:name="Objet8" text:anchor-type="as-char" svg:width="3.124cm" svg:height="0.87cm" draw:z-index="7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h>
      <text:list text:continue-numbering="true" text:style-name="List_20_1">
        <text:list-item>
          <text:p text:style-name="_5f_Paragraphe_5f_Réponse_5f_Elève_5f_Bullet"><text:span text:style-name="_5f_Caractères">de nombres décimaux :</text:span></text:p>
        </text:list-item>
      </text:list>
      <text:h text:style-name="P25" text:outline-level="1"><text:span text:style-name="_5f_Caractères"><text:span text:style-name="T109">Calcul de la proportion de boules rouges :</text:span></text:span></text:h>
      <text:h text:style-name="P25" text:outline-level="1"><text:span text:style-name="_5f_Caractères"><text:span text:style-name="T109"><draw:frame draw:style-name="fr2" draw:name="Objet9" text:anchor-type="as-char" svg:width="1.326cm" svg:height="0.873cm" draw:z-index="81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h>
      <text:h text:style-name="P25" text:outline-level="1"><text:span text:style-name="_5f_Caractères"><text:span text:style-name="T109">Calcul de la proportion de boules vertes :</text:span></text:span></text:h>
      <text:h text:style-name="P25" text:outline-level="1"><text:span text:style-name="_5f_Caractères"><text:span text:style-name="T109"><draw:frame draw:style-name="fr2" draw:name="Objet10" text:anchor-type="as-char" svg:width="2.29cm" svg:height="0.413cm" draw:z-index="71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h>
      <text:list xml:id="list123304278452588" text:continue-numbering="true" text:style-name="List_20_1">
        <text:list-item>
          <text:p text:style-name="_5f_Paragraphe_5f_Réponse_5f_Elève_5f_Bullet"><text:span text:style-name="_5f_Caractères">de pourcentages :</text:span></text:p>
        </text:list-item>
      </text:list>
      <text:h text:style-name="P25" text:outline-level="1"><text:span text:style-name="_5f_Caractères"><text:span text:style-name="T109">Calcul de la proportion de boules rouges :</text:span></text:span></text:h>
      <text:h text:style-name="P25" text:outline-level="1"><text:span text:style-name="_5f_Caractères"><text:span text:style-name="T109"><draw:frame draw:style-name="fr2" draw:name="Objet12" text:anchor-type="as-char" svg:width="2.572cm" svg:height="0.87cm" draw:z-index="8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h>
      <text:h text:style-name="P25" text:outline-level="1"><text:span text:style-name="_5f_Caractères"><text:span text:style-name="T109">Calcul de la proportion de boules vertes :</text:span></text:span></text:h>
      <text:h text:style-name="P25" text:outline-level="1"><text:span text:style-name="_5f_Caractères"><text:span text:style-name="T109"><draw:frame draw:style-name="fr2" draw:name="Objet11" text:anchor-type="as-char" svg:width="3.651cm" svg:height="0.409cm" draw:z-index="7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h>
      <text:list xml:id="list123302953413399" text:continue-list="list123303616863323" text:style-name="_5f_Numérotation_20_des_20_exercices">
        <text:list-header>
          <text:h text:style-name="P84" text:outline-level="1"><text:span text:style-name="_5f_Caractères"/></text:h>
        </text:list-header>
        <text:list-item>
          <text:h text:style-name="P82" text:outline-level="1"><text:span text:style-name="_5f_Caractères">Une piscine est de forme rectangulaire. Sa longueur mesure le triple de sa largeur.</text:span></text:h>
        </text:list-item>
      </text:list>
      <text:list text:continue-list="list123304047828004" text:style-name="_5f_Numérotation_20_des_20_exercices">
        <text:list-item>
          <text:list>
            <text:list-item text:start-value="1">
              <text:p text:style-name="P78"><text:span text:style-name="_5f_Caractères">Sachant que son périmètre est égal à 56 m. Quelles sont les dimensions de cette piscine ?</text:span></text:p>
            </text:list-item>
          </text:list>
        </text:list-item>
      </text:list>
      <text:h text:style-name="P25" text:outline-level="1"><text:span text:style-name="_5f_Caractères"><text:span text:style-name="T152">Soit </text:span></text:span><text:span text:style-name="_5f_Caractères"><text:span text:style-name="T162">L</text:span></text:span><text:span text:style-name="_5f_Caractères"><text:span text:style-name="T152"> la longue</text:span></text:span><text:span text:style-name="_5f_Caractères"><text:span text:style-name="T174">u</text:span></text:span><text:span text:style-name="_5f_Caractères"><text:span text:style-name="T152">r de ce rectangle et </text:span></text:span><text:span text:style-name="_5f_Caractères"><text:span text:style-name="T185">l </text:span></text:span><text:span text:style-name="_5f_Caractères"><text:span text:style-name="T152">sa largeur.</text:span></text:span></text:h>
      <text:h text:style-name="P25" text:outline-level="1"><text:span text:style-name="_5f_Caractères"><text:span text:style-name="T152">On a</text:span></text:span><text:span text:style-name="_5f_Caractères"><text:span text:style-name="T153"> </text:span></text:span><text:span text:style-name="_5f_Caractères"><text:span text:style-name="T152">: </text:span></text:span><text:span text:style-name="_5f_Caractères"><text:span text:style-name="T162">L</text:span></text:span><text:span text:style-name="T152"> </text:span><text:span text:style-name="T151">=</text:span><text:span text:style-name="T152"> </text:span><text:span text:style-name="T151">3</text:span><text:span text:style-name="_5f_Caractères"><text:span text:style-name="T57"> </text:span></text:span><text:span text:style-name="_5f_Caractères"><text:span text:style-name="T58">×</text:span></text:span><text:span text:style-name="_5f_Caractères"><text:span text:style-name="T59"> </text:span></text:span><text:span text:style-name="_5f_Caractères"><text:span text:style-name="T185">l</text:span></text:span><text:span text:style-name="_5f_Caractères"><text:span text:style-name="T188"> </text:span></text:span><text:span text:style-name="T151">=</text:span><text:span text:style-name="T152"> </text:span><text:span text:style-name="T151">3</text:span><text:span text:style-name="_5f_Caractères"><text:span text:style-name="T185">l</text:span></text:span></text:h>
      <text:h text:style-name="P25" text:outline-level="1"><text:span text:style-name="_5f_Caractères"><text:span text:style-name="T152">Soit </text:span></text:span><text:span text:style-name="_5f_Caractères"><text:span text:style-name="T196">p</text:span></text:span><text:span text:style-name="_5f_Caractères"><text:span text:style-name="T152"> le périmètre de ce rectangle.</text:span></text:span></text:h>
      <text:h text:style-name="P25" text:outline-level="1"><text:span text:style-name="_5f_Caractères"><text:span text:style-name="T152">On a</text:span></text:span><text:span text:style-name="_5f_Caractères"><text:span text:style-name="T154"> </text:span></text:span><text:span text:style-name="_5f_Caractères"><text:span text:style-name="T152">: </text:span></text:span><text:span text:style-name="_5f_Caractères"><text:span text:style-name="T196">p </text:span></text:span><text:span text:style-name="T151">=</text:span><text:span text:style-name="T152"> </text:span><text:span text:style-name="_5f_Caractères"><text:span text:style-name="T174">2</text:span></text:span><text:span text:style-name="_5f_Caractères"><text:span text:style-name="T175"> </text:span></text:span><text:span text:style-name="_5f_Caractères"><text:span text:style-name="T200">×</text:span></text:span><text:span text:style-name="_5f_Caractères"><text:span text:style-name="T175"> </text:span></text:span><text:span text:style-name="_5f_Caractères"><text:span text:style-name="T162">L</text:span></text:span><text:span text:style-name="_5f_Caractères"><text:span text:style-name="T169"> </text:span></text:span><text:span text:style-name="_5f_Caractères"><text:span text:style-name="T163"> </text:span></text:span><text:span text:style-name="_5f_Caractères"><text:span text:style-name="T174">+ 2×</text:span></text:span><text:span text:style-name="_5f_Caractères"><text:span text:style-name="T175"> </text:span></text:span><text:span text:style-name="_5f_Caractères"><text:span text:style-name="T185">l</text:span></text:span><text:span text:style-name="_5f_Caractères"><text:span text:style-name="T189"> </text:span></text:span><text:span text:style-name="_5f_Caractères"><text:span text:style-name="T152">= </text:span></text:span><text:span text:style-name="_5f_Caractères"><text:span text:style-name="T174">2</text:span></text:span><text:span text:style-name="_5f_Caractères"><text:span text:style-name="T175"> </text:span></text:span><text:span text:style-name="_5f_Caractères"><text:span text:style-name="T174">×</text:span></text:span><text:span text:style-name="_5f_Caractères"><text:span text:style-name="T175"> </text:span></text:span><text:span text:style-name="_5f_Caractères"><text:span text:style-name="T155">3</text:span></text:span><text:span text:style-name="_5f_Caractères"><text:span text:style-name="T185">l </text:span></text:span><text:span text:style-name="_5f_Caractères"><text:span text:style-name="T174">+ 2</text:span></text:span><text:span text:style-name="_5f_Caractères"><text:span text:style-name="T185">l</text:span></text:span><text:span text:style-name="_5f_Caractères"><text:span text:style-name="T190"> </text:span></text:span><text:span text:style-name="_5f_Caractères"><text:span text:style-name="T152">= 6</text:span></text:span><text:span text:style-name="_5f_Caractères"><text:span text:style-name="T185">l</text:span></text:span><text:span text:style-name="_5f_Caractères"><text:span text:style-name="T163"> </text:span></text:span><text:span text:style-name="_5f_Caractères"><text:span text:style-name="T174">+ 2</text:span></text:span><text:span text:style-name="_5f_Caractères"><text:span text:style-name="T185">l</text:span></text:span><text:span text:style-name="_5f_Caractères"><text:span text:style-name="T187"> </text:span></text:span><text:span text:style-name="_5f_Caractères"><text:span text:style-name="T152">= 8</text:span></text:span><text:span text:style-name="_5f_Caractères"><text:span text:style-name="T185">l</text:span></text:span></text:h>
      <text:h text:style-name="P25" text:outline-level="1"><text:span text:style-name="_5f_Caractères"><text:span text:style-name="T156">Or </text:span></text:span><text:span text:style-name="_5f_Caractères"><text:span text:style-name="T198">p</text:span></text:span><text:span text:style-name="_5f_Caractères"><text:span text:style-name="T197"> </text:span></text:span><text:span text:style-name="_5f_Caractères"><text:span text:style-name="T156">= </text:span></text:span><text:span text:style-name="_5f_Caractères"><text:span text:style-name="T176">56</text:span></text:span><text:span text:style-name="_5f_Caractères"><text:span text:style-name="T177"> </text:span></text:span><text:span text:style-name="_5f_Caractères"><text:span text:style-name="T176">m</text:span></text:span></text:h>
      <text:h text:style-name="P25" text:outline-level="1"><text:span text:style-name="_5f_Caractères"><text:span text:style-name="T178">D’où </text:span></text:span><text:span text:style-name="_5f_Caractères"><text:span text:style-name="T157">8</text:span></text:span><text:span text:style-name="_5f_Caractères"><text:span text:style-name="T185">l</text:span></text:span><text:span text:style-name="_5f_Caractères"><text:span text:style-name="T197"> </text:span></text:span><text:span text:style-name="_5f_Caractères"><text:span text:style-name="T156">= </text:span></text:span><text:span text:style-name="_5f_Caractères"><text:span text:style-name="T176">56</text:span></text:span><text:span text:style-name="_5f_Caractères"><text:span text:style-name="T177"> </text:span></text:span><text:span text:style-name="_5f_Caractères"><text:span text:style-name="T176">m</text:span></text:span></text:h>
      <text:h text:style-name="P25" text:outline-level="1"><text:span text:style-name="_5f_Caractères"><text:span text:style-name="T171">l</text:span></text:span><text:span text:style-name="_5f_Caractères"><text:span text:style-name="T172"> </text:span></text:span><text:span text:style-name="_5f_Caractères"><text:span text:style-name="T156">= </text:span></text:span><text:span text:style-name="_5f_Caractères"><text:span text:style-name="T176">56</text:span></text:span><text:span text:style-name="_5f_Caractères"><text:span text:style-name="T178"> </text:span></text:span><text:span text:style-name="_5f_Caractères"><text:span text:style-name="T99"></text:span></text:span><text:span text:style-name="_5f_Caractères"><text:span text:style-name="T81"> </text:span></text:span><text:span text:style-name="_5f_Caractères"><text:span text:style-name="T24">8 </text:span></text:span><text:span text:style-name="_5f_Caractères"><text:span text:style-name="T161">=</text:span></text:span><text:span text:style-name="_5f_Caractères"><text:span text:style-name="T181"> 7</text:span></text:span><text:span text:style-name="_5f_Caractères"><text:span text:style-name="T182"> </text:span></text:span><text:span text:style-name="_5f_Caractères"><text:span text:style-name="T183">m</text:span></text:span></text:h>
      <text:h text:style-name="P24" text:outline-level="1"><text:span text:style-name="T147">et </text:span><text:span text:style-name="T168">L</text:span><text:span text:style-name="T148"> </text:span><text:span text:style-name="T147">=</text:span><text:span text:style-name="T148"> </text:span><text:span text:style-name="T147">3</text:span><text:span text:style-name="_5f_Caractères"><text:span text:style-name="T61"> </text:span></text:span><text:span text:style-name="_5f_Caractères"><text:span text:style-name="T62">×</text:span></text:span><text:span text:style-name="_5f_Caractères"><text:span text:style-name="T63"> </text:span></text:span><text:span text:style-name="_5f_Caractères"><text:span text:style-name="T186">l</text:span></text:span><text:span text:style-name="_5f_Caractères"><text:span text:style-name="T191"> </text:span></text:span><text:span text:style-name="T147">=</text:span><text:span text:style-name="T148"> </text:span><text:span text:style-name="T147">3 </text:span><text:span text:style-name="_5f_Caractères"><text:span text:style-name="T62">×</text:span></text:span><text:span text:style-name="_5f_Caractères"><text:span text:style-name="T60"> </text:span></text:span><text:span text:style-name="_5f_Caractères"><text:span text:style-name="T192">7 </text:span></text:span><text:span text:style-name="_5f_Caractères"><text:span text:style-name="T195">= </text:span></text:span><text:span text:style-name="_5f_Caractères"><text:span text:style-name="T192">21</text:span></text:span><text:span text:style-name="_5f_Caractères"><text:span text:style-name="T193"> </text:span></text:span><text:span text:style-name="_5f_Caractères"><text:span text:style-name="T194">m</text:span></text:span></text:h>
      <text:h text:style-name="P21" text:outline-level="1"><text:span text:style-name="_5f_Caractères_5f_correction">Les dimensions de cette piscine sont donc 21 m par 7 m.</text:span></text:h>
      <text:list xml:id="list123303706704118" text:continue-numbering="true" text:style-name="_5f_Numérotation_20_des_20_exercices">
        <text:list-item>
          <text:list>
            <text:list-item>
              <text:p text:style-name="P78"><text:span text:style-name="_5f_Caractères">Complète le tableau suivant.</text:span></text:p>
            </text:list-item>
          </text:list>
        </text:list-item>
      </text:list>
      <text:list text:style-name="_5f_Numérotation_20_des_20_exercices">
        <text:list-header>
          <text:h text:style-name="P60" text:outline-level="1"><text:span text:style-name="_5f_Caractères"><text:span text:style-name="T154">On a : </text:span></text:span><text:span text:style-name="_5f_Caractères"><text:span text:style-name="T199">p</text:span></text:span><text:span text:style-name="_5f_Caractères"><text:span text:style-name="T196"> </text:span></text:span><text:span text:style-name="_5f_Caractères"><text:span text:style-name="T151">=</text:span></text:span><text:span text:style-name="_5f_Caractères"><text:span text:style-name="T152">  8</text:span></text:span><text:span text:style-name="_5f_Caractères"><text:span text:style-name="T164">l</text:span></text:span><text:span text:style-name="_5f_Caractères"><text:span text:style-name="T170"> </text:span></text:span><text:span text:style-name="_5f_Caractères"><text:span text:style-name="T173"><text:s text:c="2"/></text:span></text:span><text:span text:style-name="_5f_Caractères"><text:span text:style-name="T184">donc </text:span></text:span><text:span text:style-name="_5f_Caractères"><text:span text:style-name="T164">l</text:span></text:span><text:span text:style-name="_5f_Caractères"><text:span text:style-name="T165"> </text:span></text:span><text:span text:style-name="_5f_Caractères"><text:span text:style-name="T156">= </text:span></text:span><text:span text:style-name="_5f_Caractères"><text:span text:style-name="T198">p</text:span></text:span><text:span text:style-name="_5f_Caractères"><text:span text:style-name="T197"> </text:span></text:span><text:span text:style-name="_5f_Caractères"><text:span text:style-name="T99"></text:span></text:span><text:span text:style-name="_5f_Caractères"><text:span text:style-name="T81"> </text:span></text:span><text:span text:style-name="_5f_Caractères"><text:span text:style-name="T24">8 <text:s/>et <text:s/>L = </text:span></text:span><text:span text:style-name="_5f_Caractères"><text:span text:style-name="T161">3</text:span></text:span><text:span text:style-name="_5f_Caractères"><text:span text:style-name="T167">l</text:span></text:span></text:h>
        </text:list-header>
      </text:list>
      <table:table table:name="Table1" table:style-name="Table1">
        <table:table-column table:style-name="Table1.A"/>
        <table:table-column table:style-name="Table1.B" table:number-columns-repeated="5"/>
        <table:table-row table:style-name="Table1.1">
          <table:table-cell table:style-name="Table1.A1" office:value-type="string">
            <text:h text:style-name="_5f_Tableau_5f_Centré_5f_Gras" text:outline-level="1"><text:span text:style-name="_5f_Caractères">Périmètre</text:span></text:h>
          </table:table-cell>
          <table:table-cell table:style-name="Table1.A1" office:value-type="string">
            <text:h text:style-name="_5f_Tableau_5f_Centré_5f_Gras" text:outline-level="1"><text:span text:style-name="_5f_Caractères">32</text:span></text:h>
          </table:table-cell>
          <table:table-cell table:style-name="Table1.A1" office:value-type="string">
            <text:h text:style-name="_5f_Tableau_5f_Centré_5f_Gras" text:outline-level="1"><text:span text:style-name="_5f_Caractères">96</text:span></text:h>
          </table:table-cell>
          <table:table-cell table:style-name="Table1.A1" office:value-type="string">
            <text:h text:style-name="_5f_Tableau_5f_Centré_5f_Gras" text:outline-level="1"><text:span text:style-name="_5f_Caractères">128</text:span></text:h>
          </table:table-cell>
          <table:table-cell table:style-name="Table1.A1" office:value-type="string">
            <text:h text:style-name="_5f_Tableau_5f_Centré_5f_Gras" text:outline-level="1"><text:span text:style-name="_5f_Caractères">160</text:span></text:h>
          </table:table-cell>
          <table:table-cell table:style-name="Table1.A1" office:value-type="string">
            <text:h text:style-name="_5f_Tableau_5f_Centré_5f_Gras" text:outline-level="1"><text:span text:style-name="_5f_Caractères">192</text:span></text:h>
          </table:table-cell>
        </table:table-row>
        <table:table-row table:style-name="Table1.1">
          <table:table-cell table:style-name="Table1.A1" office:value-type="string">
            <text:h text:style-name="_5f_Tableau_5f_Centré_5f_Gras" text:outline-level="1"><text:span text:style-name="_5f_Caractères">Largeur</text:span></text:h>
          </table:table-cell>
          <table:table-cell table:style-name="Table1.A1" office:value-type="string">
            <text:h text:style-name="P20" text:outline-level="1">4</text:h>
          </table:table-cell>
          <table:table-cell table:style-name="Table1.A1" office:value-type="string">
            <text:h text:style-name="P20" text:outline-level="1">12</text:h>
          </table:table-cell>
          <table:table-cell table:style-name="Table1.A1" office:value-type="string">
            <text:h text:style-name="P20" text:outline-level="1">16</text:h>
          </table:table-cell>
          <table:table-cell table:style-name="Table1.A1" office:value-type="string">
            <text:h text:style-name="P20" text:outline-level="1">20</text:h>
          </table:table-cell>
          <table:table-cell table:style-name="Table1.A1" office:value-type="string">
            <text:h text:style-name="P20" text:outline-level="1">24</text:h>
          </table:table-cell>
        </table:table-row>
        <table:table-row table:style-name="Table1.1">
          <table:table-cell table:style-name="Table1.A1" office:value-type="string">
            <text:h text:style-name="_5f_Tableau_5f_Centré_5f_Gras" text:outline-level="1"><text:span text:style-name="_5f_Caractères">Longueur</text:span></text:h>
          </table:table-cell>
          <table:table-cell table:style-name="Table1.A1" office:value-type="string">
            <text:h text:style-name="P20" text:outline-level="1">12</text:h>
          </table:table-cell>
          <table:table-cell table:style-name="Table1.A1" office:value-type="string">
            <text:h text:style-name="P20" text:outline-level="1">36</text:h>
          </table:table-cell>
          <table:table-cell table:style-name="Table1.A1" office:value-type="string">
            <text:h text:style-name="P20" text:outline-level="1">48</text:h>
          </table:table-cell>
          <table:table-cell table:style-name="Table1.A1" office:value-type="string">
            <text:h text:style-name="P20" text:outline-level="1">60</text:h>
          </table:table-cell>
          <table:table-cell table:style-name="Table1.A1" office:value-type="string">
            <text:h text:style-name="P20" text:outline-level="1">72</text:h>
          </table:table-cell>
        </table:table-row>
      </table:table>
      <text:list xml:id="list123303221568461" text:continue-list="list123302953413399" text:style-name="_5f_Numérotation_20_des_20_exercices">
        <text:list-header>
          <text:h text:style-name="_5f_Titre_5f_Exercices_5f_sans_5f_Titre" text:outline-level="1"><text:span text:style-name="_5f_Caractères"/></text:h>
        </text:list-header>
        <text:list-item>
          <text:h text:style-name="P82" text:outline-level="1"><text:soft-page-break/><text:span text:style-name="_5f_Caractères">Le rectangle ABCD ci-dessous a une largeur va­riable  </text:span><text:span text:style-name="_5f_Caractères_5f_Times_5f_13">x</text:span><text:span text:style-name="_5f_Caractères">. L’unité choisie est le centimètre.</text:span></text:h>
        </text:list-item>
      </text:list>
      <text:h text:style-name="_5f_Paragraphe" text:outline-level="1"><draw:g text:anchor-type="paragraph" draw:z-index="63" draw:name="Objet de groupe 1" draw:style-name="gr26"><draw:custom-shape draw:style-name="gr27" draw:text-style-name="P95" svg:width="4.867cm" svg:height="2.451cm" svg:x="1.704cm" svg:y="0.443cm"><text:p/><draw:enhanced-geometry svg:viewBox="0 0 21600 21600" draw:type="rectangle" draw:enhanced-path="M 0 0 L 21600 0 21600 21600 0 21600 0 0 Z N"/></draw:custom-shape><draw:frame draw:style-name="gr25" draw:text-style-name="P100" svg:width="0.682cm" svg:height="0.664cm" svg:x="1.12cm" svg:y="0.134cm"><draw:text-box><text:p text:style-name="P97"><text:span text:style-name="T225">A</text:span></text:p></draw:text-box></draw:frame><draw:frame draw:style-name="gr25" draw:text-style-name="P100" svg:width="0.682cm" svg:height="0.664cm" svg:x="6.375cm" svg:y="0.044cm"><draw:text-box><text:p text:style-name="P97"><text:span text:style-name="T225">B</text:span></text:p></draw:text-box></draw:frame><draw:frame draw:style-name="gr25" draw:text-style-name="P100" svg:width="0.683cm" svg:height="0.664cm" svg:x="6.472cm" svg:y="2.655cm"><draw:text-box><text:p text:style-name="P97"><text:span text:style-name="T225">C</text:span></text:p></draw:text-box></draw:frame><draw:frame draw:style-name="gr25" draw:text-style-name="P100" svg:width="0.682cm" svg:height="0.664cm" svg:x="1.12cm" svg:y="2.745cm"><draw:text-box><text:p text:style-name="P97"><text:span text:style-name="T225">D</text:span></text:p></draw:text-box></draw:frame><draw:frame draw:style-name="gr28" draw:text-style-name="P100" svg:width="1.558cm" svg:height="0.967cm" svg:x="3.552cm" svg:y="-0.079cm"><draw:text-box><text:p><text:span text:style-name="T225">10 cm</text:span></text:p></draw:text-box></draw:frame><draw:frame draw:style-name="gr29" draw:text-style-name="P98" svg:width="1.558cm" svg:height="0.867cm" svg:x="6.472cm" svg:y="1.36cm"><draw:text-box><text:p text:style-name="P97"><text:span text:style-name="T223">x</text:span></text:p></draw:text-box></draw:frame></draw:g><text:span text:style-name="_5f_Caractères">On considère les expressions littérales suivantes :<text:line-break/></text:span><text:span text:style-name="_5f_Caractères_5f_Times_5f_13">a </text:span><text:span text:style-name="_5f_Caractères">= 10 × </text:span><text:span text:style-name="_5f_Caractères_5f_Times_5f_13">x</text:span><text:span text:style-name="_5f_Caractères"> et </text:span><text:span text:style-name="_5f_Caractères_5f_Times_5f_13">p</text:span><text:span text:style-name="_5f_Caractères"> = 2 × </text:span><text:span text:style-name="_5f_Caractères_5f_Times_5f_13">x</text:span><text:span text:style-name="_5f_Caractères"> + 20.</text:span></text:h>
      <text:list text:continue-list="list123303706704118" text:style-name="_5f_Numérotation_20_des_20_exercices">
        <text:list-item>
          <text:list>
            <text:list-item text:start-value="1">
              <text:p text:style-name="P78"><text:span text:style-name="_5f_Caractères">Que représentent </text:span><text:span text:style-name="_5f_Caractères_5f_Times_5f_13">a</text:span><text:span text:style-name="_5f_Caractères"> et </text:span><text:span text:style-name="_5f_Caractères_5f_Times_5f_13">p</text:span><text:span text:style-name="_5f_Caractères"> ?</text:span></text:p>
            </text:list-item>
          </text:list>
        </text:list-item>
      </text:list>
      <text:h text:style-name="P25" text:outline-level="1"><text:span text:style-name="_5f_Caractères_5f_Times_5f_13"><text:span text:style-name="T110">a</text:span></text:span><text:span text:style-name="_5f_Caractères"><text:span text:style-name="T110">  est l’aire, en cm², de ce rectangle et </text:span></text:span><text:span text:style-name="_5f_Caractères_5f_Times_5f_13"><text:span text:style-name="T110">p</text:span></text:span><text:span text:style-name="_5f_Caractères"><text:span text:style-name="T110"> est son périmètre en cm.</text:span></text:span></text:h>
      <text:list xml:id="list123303827330125" text:continue-numbering="true" text:style-name="_5f_Numérotation_20_des_20_exercices">
        <text:list-item>
          <text:list>
            <text:list-item>
              <text:p text:style-name="P78"><text:span text:style-name="_5f_Caractères">Calcule les valeurs de </text:span><text:span text:style-name="_5f_Caractères_5f_Times_5f_13">a</text:span><text:span text:style-name="_5f_Caractères"> et de </text:span><text:span text:style-name="_5f_Caractères_5f_Times_5f_13">p</text:span><text:span text:style-name="_5f_Caractères">, pour :</text:span><text:bookmark text:name="_Hlk86073184"/></text:p>
            </text:list-item>
          </text:list>
        </text:list-item>
      </text:list>
      <text:list text:continue-list="list123304278452588" text:style-name="List_20_1">
        <text:list-item>
          <text:h text:style-name="_5f_Paragraphe_5f_Bullet" text:outline-level="1"><text:span text:style-name="_5f_Caractères_5f_Times_5f_13">x</text:span><text:span text:style-name="_5f_Caractères"> = 3</text:span></text:h>
        </text:list-item>
      </text:list>
      <text:p text:style-name="P28"><text:span text:style-name="_5f_Caractères_5f_Times_5f_13"><text:span text:style-name="T216">P</text:span></text:span><text:span text:style-name="_5f_Caractères"> = </text:span><text:span text:style-name="_5f_Caractères"><text:span text:style-name="T104">2</text:span></text:span><text:span text:style-name="_5f_Caractères"><text:span text:style-name="T110"> </text:span></text:span><text:span text:style-name="_5f_Caractères"><text:span text:style-name="T104">×</text:span></text:span><text:span text:style-name="_5f_Caractères"><text:span text:style-name="T110"> 3</text:span></text:span><text:span text:style-name="_5f_Caractères"><text:span text:style-name="T211"> </text:span></text:span><text:span text:style-name="_5f_Caractères"><text:span text:style-name="T104">+ 20</text:span></text:span><text:span text:style-name="_5f_pointillés_20_gris"><text:span text:style-name="T111"> </text:span></text:span><text:span text:style-name="_5f_Caractères"><text:span text:style-name="T104">=</text:span></text:span><text:span text:style-name="_5f_Caractères"><text:span text:style-name="T110"> 6</text:span></text:span><text:span text:style-name="_5f_Caractères"><text:span text:style-name="T214"> </text:span></text:span><text:span text:style-name="_5f_Caractères"><text:span text:style-name="T104">+ 20</text:span></text:span><text:span text:style-name="_5f_pointillés_20_gris"><text:span text:style-name="T110"> </text:span></text:span><text:span text:style-name="_5f_Caractères"><text:span text:style-name="T104">=</text:span></text:span><text:span text:style-name="_5f_Caractères"><text:span text:style-name="T110"> </text:span></text:span><text:span text:style-name="_5f_Caractères"><text:span text:style-name="T104">2</text:span></text:span><text:span text:style-name="_5f_Caractères"><text:span text:style-name="T110">6 </text:span></text:span><text:span text:style-name="_5f_Caractères"><text:span text:style-name="T122">cm</text:span></text:span></text:p>
      <text:p text:style-name="P28"><text:span text:style-name="_5f_Caractères_5f_Times_5f_13"><text:span text:style-name="T216">a</text:span></text:span><text:span text:style-name="_5f_Caractères"> = </text:span><text:span text:style-name="_5f_Caractères"><text:span text:style-name="T110">10 </text:span></text:span><text:span text:style-name="_5f_Caractères"><text:span text:style-name="T104">×</text:span></text:span><text:span text:style-name="_5f_Caractères"><text:span text:style-name="T110"> 3</text:span></text:span><text:span text:style-name="_5f_pointillés_20_gris"><text:span text:style-name="T110"> </text:span></text:span><text:span text:style-name="_5f_Caractères"><text:span text:style-name="T104">=</text:span></text:span><text:span text:style-name="_5f_Caractères"><text:span text:style-name="T110"> 3</text:span></text:span><text:span text:style-name="_5f_Caractères"><text:span text:style-name="T104">0</text:span></text:span><text:span text:style-name="_5f_Caractères"><text:span text:style-name="T110"> </text:span></text:span><text:span text:style-name="_5f_Caractères"><text:span text:style-name="T122">cm²</text:span></text:span></text:p>
      <text:list xml:id="list123303889725138" text:continue-numbering="true" text:style-name="List_20_1">
        <text:list-item>
          <text:h text:style-name="_5f_Paragraphe_5f_Bullet" text:outline-level="1"><text:span text:style-name="_5f_Caractères_5f_Times_5f_13">x</text:span><text:span text:style-name="_5f_Caractères"> = 7</text:span></text:h>
        </text:list-item>
      </text:list>
      <text:p text:style-name="P28"><text:span text:style-name="_5f_Caractères_5f_Times_5f_13"><text:span text:style-name="T216">p</text:span></text:span><text:span text:style-name="_5f_Caractères"> = </text:span><text:span text:style-name="_5f_Caractères"><text:span text:style-name="T104">2</text:span></text:span><text:span text:style-name="_5f_Caractères"><text:span text:style-name="T110"> </text:span></text:span><text:span text:style-name="_5f_Caractères"><text:span text:style-name="T104">×</text:span></text:span><text:span text:style-name="_5f_Caractères"><text:span text:style-name="T110"> 7</text:span></text:span><text:span text:style-name="_5f_Caractères"><text:span text:style-name="T211"> </text:span></text:span><text:span text:style-name="_5f_Caractères"><text:span text:style-name="T104">+ 20</text:span></text:span><text:span text:style-name="_5f_pointillés_20_gris"><text:span text:style-name="T111"> </text:span></text:span><text:span text:style-name="_5f_Caractères"><text:span text:style-name="T104">=</text:span></text:span><text:span text:style-name="_5f_Caractères"><text:span text:style-name="T110"> 14</text:span></text:span><text:span text:style-name="_5f_Caractères"><text:span text:style-name="T214"> </text:span></text:span><text:span text:style-name="_5f_Caractères"><text:span text:style-name="T104">+ 20</text:span></text:span><text:span text:style-name="_5f_pointillés_20_gris"><text:span text:style-name="T110"> </text:span></text:span><text:span text:style-name="_5f_Caractères"><text:span text:style-name="T104">=</text:span></text:span><text:span text:style-name="_5f_Caractères"><text:span text:style-name="T110"> 34 </text:span></text:span><text:span text:style-name="_5f_Caractères"><text:span text:style-name="T122">cm</text:span></text:span></text:p>
      <text:p text:style-name="P28"><text:span text:style-name="_5f_Caractères_5f_Times_5f_13"><text:span text:style-name="T216">a</text:span></text:span><text:span text:style-name="_5f_Caractères"> = </text:span><text:span text:style-name="_5f_Caractères"><text:span text:style-name="T110">10 </text:span></text:span><text:span text:style-name="_5f_Caractères"><text:span text:style-name="T104">×</text:span></text:span><text:span text:style-name="_5f_Caractères"><text:span text:style-name="T110"> 7</text:span></text:span><text:span text:style-name="_5f_pointillés_20_gris"><text:span text:style-name="T110"> </text:span></text:span><text:span text:style-name="_5f_Caractères"><text:span text:style-name="T104">=</text:span></text:span><text:span text:style-name="_5f_Caractères"><text:span text:style-name="T110"> 7</text:span></text:span><text:span text:style-name="_5f_Caractères"><text:span text:style-name="T104">0</text:span></text:span><text:span text:style-name="_5f_Caractères"><text:span text:style-name="T110"> </text:span></text:span><text:span text:style-name="_5f_Caractères"><text:span text:style-name="T122">cm²</text:span></text:span></text:p>
      <text:list text:continue-list="list123303827330125" text:style-name="_5f_Numérotation_20_des_20_exercices">
        <text:list-item>
          <text:list>
            <text:list-item>
              <text:p text:style-name="P78"><text:span text:style-name="_5f_Caractères">Calcule le périmètre et l’aire du rectangle ABCD pour BC = 2,5 cm</text:span></text:p>
            </text:list-item>
          </text:list>
        </text:list-item>
      </text:list>
      <text:h text:style-name="P26" text:outline-level="1"><text:span text:style-name="_5f_Caractères"><text:span text:style-name="T215">Calcul du périmètre, en cm, du rectangle :</text:span></text:span></text:h>
      <text:h text:style-name="P65" text:outline-level="1"><text:span text:style-name="_5f_Caractères"><text:span text:style-name="T209">p</text:span></text:span><text:span text:style-name="_5f_Caractères"><text:span text:style-name="T104"> =</text:span></text:span><text:span text:style-name="_5f_Caractères"><text:span text:style-name="T110"> </text:span></text:span><text:span text:style-name="_5f_Caractères"><text:span text:style-name="T104">2</text:span></text:span><text:span text:style-name="_5f_Caractères"><text:span text:style-name="T110"> </text:span></text:span><text:span text:style-name="_5f_Caractères"><text:span text:style-name="T104">×</text:span></text:span><text:span text:style-name="_5f_Caractères"><text:span text:style-name="T110"> 2,5</text:span></text:span><text:span text:style-name="_5f_Caractères"><text:span text:style-name="T211"> </text:span></text:span><text:span text:style-name="_5f_Caractères"><text:span text:style-name="T104">+ 20</text:span></text:span><text:span text:style-name="_5f_pointillés_20_gris"><text:span text:style-name="T110"> </text:span></text:span><text:span text:style-name="_5f_Caractères"><text:span text:style-name="T104">=</text:span></text:span><text:span text:style-name="_5f_Caractères"><text:span text:style-name="T110"> 5</text:span></text:span><text:span text:style-name="_5f_Caractères"><text:span text:style-name="T214"> </text:span></text:span><text:span text:style-name="_5f_Caractères"><text:span text:style-name="T104">+ 20</text:span></text:span><text:span text:style-name="_5f_pointillés_20_gris"><text:span text:style-name="T110"> </text:span></text:span><text:span text:style-name="_5f_Caractères"><text:span text:style-name="T104">=</text:span></text:span><text:span text:style-name="_5f_Caractères"><text:span text:style-name="T110"> </text:span></text:span><text:span text:style-name="_5f_Caractères"><text:span text:style-name="T104">2</text:span></text:span><text:span text:style-name="_5f_Caractères"><text:span text:style-name="T110">5 </text:span></text:span><text:span text:style-name="_5f_Caractères"><text:span text:style-name="T122">cm</text:span></text:span></text:h>
      <text:h text:style-name="P25" text:outline-level="1"><text:span text:style-name="_5f_Caractères"><text:span text:style-name="T215">Calcul de l’aire, en cm², du rectangle :</text:span></text:span></text:h>
      <text:h text:style-name="P65" text:outline-level="1"><text:span text:style-name="_5f_Caractères"><text:span text:style-name="T208">a</text:span></text:span><text:span text:style-name="_5f_Caractères"><text:span text:style-name="T104"> = </text:span></text:span><text:span text:style-name="_5f_Caractères"><text:span text:style-name="T110">10 </text:span></text:span><text:span text:style-name="_5f_Caractères"><text:span text:style-name="T104">×</text:span></text:span><text:span text:style-name="_5f_Caractères"><text:span text:style-name="T110"> 2,5</text:span></text:span><text:span text:style-name="_5f_pointillés_20_gris"><text:span text:style-name="T110"> </text:span></text:span><text:span text:style-name="_5f_Caractères"><text:span text:style-name="T104">=</text:span></text:span><text:span text:style-name="_5f_Caractères"><text:span text:style-name="T110"> 25 </text:span></text:span><text:span text:style-name="_5f_Caractères"><text:span text:style-name="T122">cm²</text:span></text:span></text:h>
      <text:list xml:id="list123304424261774" text:continue-numbering="true" text:style-name="_5f_Numérotation_20_des_20_exercices">
        <text:list-item>
          <text:list>
            <text:list-item>
              <text:p text:style-name="P78"><text:span text:style-name="_5f_Caractères">Que peut-on conclure ?</text:span></text:p>
            </text:list-item>
          </text:list>
        </text:list-item>
      </text:list>
      <text:h text:style-name="P26" text:outline-level="1"><text:span text:style-name="_5f_Caractères"><text:span text:style-name="T110">P</text:span></text:span><text:span text:style-name="_5f_Caractères"><text:span text:style-name="T104">our </text:span></text:span><text:span text:style-name="_5f_Caractères"><text:span text:style-name="T112">BC = 2,5 cm, </text:span></text:span><text:span text:style-name="_5f_Caractères"><text:span text:style-name="T110">le périmètre et l’aire de ce rectangle sont égaux.</text:span></text:span></text:h>
      <text:list xml:id="list123303896041778" text:continue-list="list123303221568461" text:style-name="_5f_Numérotation_20_des_20_exercices">
        <text:list-header>
          <text:h text:style-name="P84" text:outline-level="1"><text:span text:style-name="_5f_Caractères"/></text:h>
        </text:list-header>
        <text:list-item>
          <text:h text:style-name="P82" text:outline-level="1"><text:span text:style-name="_5f_Caractères">Sarah a 36 billes. Son frère Benjamin a 18 billes de plus qu’elle.</text:span></text:h>
        </text:list-item>
      </text:list>
      <text:list text:continue-list="list123304424261774" text:style-name="_5f_Numérotation_20_des_20_exercices">
        <text:list-item>
          <text:list>
            <text:list-item text:start-value="1">
              <text:p text:style-name="P78"><text:span text:style-name="_5f_Caractères">Combien de billes possède Benjamin ?</text:span></text:p>
            </text:list-item>
          </text:list>
        </text:list-item>
      </text:list>
      <text:h text:style-name="P27" text:outline-level="1"><text:span text:style-name="_5f_Caractères"><text:span text:style-name="T18">Calcul du </text:span></text:span><text:span text:style-name="_5f_Caractères"><text:span text:style-name="T19">nombre de billes </text:span></text:span><text:span text:style-name="_5f_Caractères"><text:span text:style-name="T22">de Benjamin</text:span></text:span><text:span text:style-name="_5f_Caractères"><text:span text:style-name="T20"> </text:span></text:span><text:span text:style-name="_5f_Caractères"><text:span text:style-name="T21">:</text:span></text:span></text:h>
      <text:h text:style-name="P19" text:outline-level="1"><text:span text:style-name="_5f_Correction_5f_symboles"><text:span text:style-name="T25">1</text:span></text:span><text:span text:style-name="_5f_Correction_5f_symboles"><text:span text:style-name="T28">8</text:span></text:span><text:span text:style-name="_5f_Correction_5f_symboles"><text:span text:style-name="T34"> </text:span></text:span><text:span text:style-name="_5f_Correction_5f_symboles"><text:span text:style-name="T35">+</text:span></text:span><text:span text:style-name="_5f_Correction_5f_symboles"><text:span text:style-name="T34"> </text:span></text:span><text:span text:style-name="_5f_Correction_5f_symboles"><text:span text:style-name="T28">36</text:span></text:span><text:span text:style-name="_5f_Correction_5f_symboles"><text:span text:style-name="T27"> </text:span></text:span><text:span text:style-name="_5f_Correction_5f_symboles"><text:span text:style-name="T25">=</text:span></text:span><text:span text:style-name="_5f_Correction_5f_symboles"><text:span text:style-name="T27"> </text:span></text:span><text:span text:style-name="_5f_Correction_5f_symboles"><text:span text:style-name="T28">54</text:span></text:span></text:h>
      <text:h text:style-name="P19" text:outline-level="1"><text:span text:style-name="_5f_Correction_5f_symboles"><text:span text:style-name="T28">Benjamin</text:span></text:span><text:span text:style-name="_5f_Correction_5f_symboles"><text:span text:style-name="T26"> possède </text:span></text:span><text:span text:style-name="_5f_Correction_5f_symboles"><text:span text:style-name="T28">54</text:span></text:span><text:span text:style-name="_5f_Correction_5f_symboles"><text:span text:style-name="T26"> billes.</text:span></text:span></text:h>
      <text:list text:continue-numbering="true" text:style-name="_5f_Numérotation_20_des_20_exercices">
        <text:list-item>
          <text:list>
            <text:list-item>
              <text:p text:style-name="P78"><text:span text:style-name="_5f_Caractères">Combien de billes ont-ils à eux deux ?</text:span></text:p>
            </text:list-item>
          </text:list>
        </text:list-item>
      </text:list>
      <text:h text:style-name="P27" text:outline-level="1"><text:span text:style-name="_5f_Caractères"><text:span text:style-name="T18">Calcul du </text:span></text:span><text:span text:style-name="_5f_Caractères"><text:span text:style-name="T19">nombre </text:span></text:span><text:span text:style-name="_5f_Caractères"><text:span text:style-name="T22">total</text:span></text:span><text:span text:style-name="_5f_Caractères"><text:span text:style-name="T19"> de billes</text:span></text:span><text:span text:style-name="_5f_Caractères"><text:span text:style-name="T20"> </text:span></text:span><text:span text:style-name="_5f_Caractères"><text:span text:style-name="T21">:</text:span></text:span></text:h>
      <text:h text:style-name="P19" text:outline-level="1"><text:span text:style-name="_5f_Correction_5f_symboles"><text:span text:style-name="T28">54</text:span></text:span><text:span text:style-name="_5f_Correction_5f_symboles"><text:span text:style-name="T27"> </text:span></text:span><text:span text:style-name="_5f_Correction_5f_symboles"><text:span text:style-name="T25">+</text:span></text:span><text:span text:style-name="_5f_Correction_5f_symboles"><text:span text:style-name="T27"> </text:span></text:span><text:span text:style-name="_5f_Correction_5f_symboles"><text:span text:style-name="T28">36</text:span></text:span><text:span text:style-name="_5f_Correction_5f_symboles"><text:span text:style-name="T27"> </text:span></text:span><text:span text:style-name="_5f_Correction_5f_symboles"><text:span text:style-name="T25">=</text:span></text:span><text:span text:style-name="_5f_Correction_5f_symboles"><text:span text:style-name="T27"> </text:span></text:span><text:span text:style-name="_5f_Correction_5f_symboles"><text:span text:style-name="T28">90</text:span></text:span></text:h>
      <text:h text:style-name="P19" text:outline-level="1"><text:span text:style-name="_5f_Correction_5f_symboles"><text:span text:style-name="T28">Ils ont à eux deux</text:span></text:span><text:span text:style-name="_5f_Correction_5f_symboles"><text:span text:style-name="T26"> </text:span></text:span><text:span text:style-name="_5f_Correction_5f_symboles"><text:span text:style-name="T28">90</text:span></text:span><text:span text:style-name="_5f_Correction_5f_symboles"><text:span text:style-name="T26"> billes.</text:span></text:span></text:h>
      <text:list xml:id="list123302649585257" text:continue-numbering="true" text:style-name="_5f_Numérotation_20_des_20_exercices">
        <text:list-item>
          <text:list>
            <text:list-item>
              <text:p text:style-name="P78"><text:span text:style-name="_5f_Caractères">Donne la proportion de billes de chacun par rap­port au total :</text:span></text:p>
            </text:list-item>
          </text:list>
        </text:list-item>
      </text:list>
      <text:list text:continue-list="list123303889725138" text:style-name="List_20_1">
        <text:list-item>
          <text:h text:style-name="_5f_Paragraphe_5f_Bullet" text:outline-level="1"><text:span text:style-name="_5f_Caractères">sous forme de fractions :</text:span></text:h>
        </text:list-item>
      </text:list>
      <text:h text:style-name="P25" text:outline-level="1"><text:span text:style-name="_5f_Caractères"><text:span text:style-name="T109">Calcul de la proportion de b</text:span></text:span><text:span text:style-name="_5f_Caractères"><text:span text:style-name="T113">ille</text:span></text:span><text:span text:style-name="_5f_Caractères"><text:span text:style-name="T109">s </text:span></text:span><text:span text:style-name="_5f_Caractères"><text:span text:style-name="T113">de Benjamin</text:span></text:span><text:span text:style-name="_5f_Caractères"><text:span text:style-name="T109"> :</text:span></text:span></text:h>
      <text:h text:style-name="P25" text:outline-level="1"><text:span text:style-name="_5f_Caractères"><text:span text:style-name="T109"><draw:frame draw:style-name="fr2" draw:name="Objet23" text:anchor-type="as-char" svg:width="2.845cm" svg:height="0.87cm" draw:z-index="8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h>
      <text:h text:style-name="P25" text:outline-level="1"><text:span text:style-name="_5f_Caractères"><text:span text:style-name="T109">Calcul de la proportion de b</text:span></text:span><text:span text:style-name="_5f_Caractères"><text:span text:style-name="T113">ille</text:span></text:span><text:span text:style-name="_5f_Caractères"><text:span text:style-name="T109">s </text:span></text:span><text:span text:style-name="_5f_Caractères"><text:span text:style-name="T113">de Sarah</text:span></text:span><text:span text:style-name="_5f_Caractères"><text:span text:style-name="T109"> :</text:span></text:span></text:h>
      <text:h text:style-name="P25" text:outline-level="1"><text:span text:style-name="_5f_Caractères"><text:span text:style-name="T109"><draw:frame draw:style-name="fr2" draw:name="Objet22" text:anchor-type="as-char" svg:width="3.124cm" svg:height="0.87cm" draw:z-index="7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h>
      <text:list xml:id="list123303752828691" text:continue-numbering="true" text:style-name="List_20_1">
        <text:list-item>
          <text:h text:style-name="_5f_Paragraphe_5f_Bullet" text:outline-level="1"><text:span text:style-name="_5f_Caractères">sous forme de pourcentages :</text:span></text:h>
        </text:list-item>
      </text:list>
      <text:h text:style-name="P25" text:outline-level="1"><text:span text:style-name="_5f_Caractères"><text:span text:style-name="T109">Calcul de la proportion de b</text:span></text:span><text:span text:style-name="_5f_Caractères"><text:span text:style-name="T113">ille</text:span></text:span><text:span text:style-name="_5f_Caractères"><text:span text:style-name="T109">s </text:span></text:span><text:span text:style-name="_5f_Caractères"><text:span text:style-name="T113">de Benjamin</text:span></text:span><text:span text:style-name="_5f_Caractères"><text:span text:style-name="T109"> :</text:span></text:span></text:h>
      <text:h text:style-name="P25" text:outline-level="1"><text:span text:style-name="_5f_Caractères"><text:span text:style-name="T109"><draw:frame draw:style-name="fr2" draw:name="Objet25" text:anchor-type="as-char" svg:width="2.572cm" svg:height="0.87cm" draw:z-index="84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h>
      <text:h text:style-name="P25" text:outline-level="1"><text:span text:style-name="_5f_Caractères"><text:span text:style-name="T109">Calcul de la proportion de b</text:span></text:span><text:span text:style-name="_5f_Caractères"><text:span text:style-name="T113">ille</text:span></text:span><text:span text:style-name="_5f_Caractères"><text:span text:style-name="T109">s </text:span></text:span><text:span text:style-name="_5f_Caractères"><text:span text:style-name="T113">de Sarah</text:span></text:span><text:span text:style-name="_5f_Caractères"><text:span text:style-name="T109"> :</text:span></text:span></text:h>
      <text:h text:style-name="P25" text:outline-level="1"><text:span text:style-name="_5f_Caractères"><text:span text:style-name="T109"><draw:frame draw:style-name="fr2" draw:name="Objet24" text:anchor-type="as-char" svg:width="3.651cm" svg:height="0.409cm" draw:z-index="80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h>
      <text:list xml:id="list123304142458416" text:continue-list="list123302649585257" text:style-name="_5f_Numérotation_20_des_20_exercices">
        <text:list-item>
          <text:list>
            <text:list-item>
              <text:p text:style-name="P78"><text:span text:style-name="_5f_Caractères">Dans quel ratio sont les nombres de billes de Sarah et de Benjamin ?</text:span></text:p>
            </text:list-item>
          </text:list>
        </text:list-item>
      </text:list>
      <text:h text:style-name="P25" text:outline-level="1"><text:span text:style-name="_5f_Caractères"><text:span text:style-name="T113">Le</text:span></text:span><text:span text:style-name="_5f_Caractères"><text:span text:style-name="T122">s</text:span></text:span><text:span text:style-name="_5f_Caractères"><text:span text:style-name="T113"> nombre</text:span></text:span><text:span text:style-name="_5f_Caractères"><text:span text:style-name="T122">s</text:span></text:span><text:span text:style-name="_5f_Caractères"><text:span text:style-name="T113"> de billes de Sarah et de Benjamin</text:span></text:span><text:span text:style-name="_5f_Caractères"><text:span text:style-name="T104"> </text:span></text:span><text:span text:style-name="_5f_Caractères"><text:span text:style-name="T122">sont</text:span></text:span><text:span text:style-name="_5f_Caractères"><text:span text:style-name="T113"> dans </text:span></text:span><text:span text:style-name="_5f_Caractères"><text:span text:style-name="T104">le ratio 2</text:span></text:span><text:span text:style-name="_5f_Caractères"><text:span text:style-name="T114"> </text:span></text:span><text:span text:style-name="_5f_Caractères"><text:span text:style-name="T104">:</text:span></text:span><text:span text:style-name="_5f_Caractères"><text:span text:style-name="T114"> </text:span></text:span><text:span text:style-name="_5f_Caractères"><text:span text:style-name="T104">3. </text:span></text:span><text:span text:style-name="_5f_Caractères"><text:span text:style-name="T113">(2 parts pour Sarah et 3 parts identiques pour Benjamin).</text:span></text:span></text:h>
      <text:list xml:id="list123302723767403" text:continue-list="list123303896041778" text:style-name="_5f_Numérotation_20_des_20_exercices">
        <text:list-header>
          <text:h text:style-name="P83" text:outline-level="1"><text:span text:style-name="_5f_Caractères_5f_gras"/></text:h>
        </text:list-header>
        <text:list-item>
          <text:h text:style-name="P80" text:outline-level="1"><text:soft-page-break/><text:span text:style-name="_5f_Caractères_5f_gras">Nombres premiers</text:span></text:h>
        </text:list-item>
      </text:list>
      <text:list text:continue-list="list123304142458416" text:style-name="_5f_Numérotation_20_des_20_exercices">
        <text:list-item>
          <text:list>
            <text:list-item text:start-value="1">
              <text:h text:style-name="P84" text:outline-level="1" text:restart-numbering="true" text:start-value="-1"><text:span text:style-name="_5f_Caractères">Je suis un nombre premier inférieur à 35, et la somme de mes chiffres est égale à 10. Qui suis-je ?</text:span></text:h>
            </text:list-item>
          </text:list>
        </text:list-item>
      </text:list>
      <text:h text:style-name="P25" text:outline-level="1"><text:span text:style-name="_5f_Caractères"><text:span text:style-name="T104">Les </text:span></text:span><text:span text:style-name="_5f_Caractères"><text:span text:style-name="T115">nombres premiers inférieurs à 35 sont :</text:span></text:span></text:h>
      <text:h text:style-name="P25" text:outline-level="1"><text:span text:style-name="_5f_Caractères"><text:span text:style-name="T115">2 ; 3 ; 5 ; 7 ; 11 ; 13 ; 17 ; 19 ; 23 ; 29 et 31.</text:span></text:span></text:h>
      <text:h text:style-name="P25" text:outline-level="1"><text:span text:style-name="_5f_Caractères"><text:span text:style-name="T115">19 est le seul nombre de cette liste dont la somme des chiffres est </text:span></text:span><text:span text:style-name="_5f_Caractères"><text:span text:style-name="T116">égale à</text:span></text:span><text:span text:style-name="_5f_Caractères"><text:span text:style-name="T115"> 10.</text:span></text:span></text:h>
      <text:list text:continue-numbering="true" text:style-name="_5f_Numérotation_20_des_20_exercices">
        <text:list-item>
          <text:list>
            <text:list-item>
              <text:p text:style-name="P78"><text:span text:style-name="_5f_Caractères">Trouve deux autres nombres premiers inférieurs à 80, dont la somme des chiffres est égale à 10.</text:span></text:p>
            </text:list-item>
          </text:list>
        </text:list-item>
      </text:list>
      <text:h text:style-name="P25" text:outline-level="1"><text:span text:style-name="_5f_Caractères"><text:span text:style-name="T104">Les </text:span></text:span><text:span text:style-name="_5f_Caractères"><text:span text:style-name="T115">nombres premiers </text:span></text:span><text:span text:style-name="_5f_Caractères"><text:span text:style-name="T116">compris entre </text:span></text:span><text:span text:style-name="_5f_Caractères"><text:span text:style-name="T115">35 </text:span></text:span><text:span text:style-name="_5f_Caractères"><text:span text:style-name="T116">et 80</text:span></text:span><text:span text:style-name="_5f_Caractères"><text:span text:style-name="T115"> sont :</text:span></text:span></text:h>
      <text:h text:style-name="P25" text:outline-level="1"><text:span text:style-name="_5f_Caractères"><text:span text:style-name="T116">37</text:span></text:span><text:span text:style-name="_5f_Caractères"><text:span text:style-name="T115"> ; </text:span></text:span><text:span text:style-name="_5f_Caractères"><text:span text:style-name="T116">41</text:span></text:span><text:span text:style-name="_5f_Caractères"><text:span text:style-name="T115"> ; </text:span></text:span><text:span text:style-name="_5f_Caractères"><text:span text:style-name="T116">43</text:span></text:span><text:span text:style-name="_5f_Caractères"><text:span text:style-name="T115"> ; </text:span></text:span><text:span text:style-name="_5f_Caractères"><text:span text:style-name="T116">47</text:span></text:span><text:span text:style-name="_5f_Caractères"><text:span text:style-name="T115"> ; </text:span></text:span><text:span text:style-name="_5f_Caractères"><text:span text:style-name="T116">53</text:span></text:span><text:span text:style-name="_5f_Caractères"><text:span text:style-name="T115"> ; </text:span></text:span><text:span text:style-name="_5f_Caractères"><text:span text:style-name="T116">59</text:span></text:span><text:span text:style-name="_5f_Caractères"><text:span text:style-name="T115"> ; </text:span></text:span><text:span text:style-name="_5f_Caractères"><text:span text:style-name="T116">61</text:span></text:span><text:span text:style-name="_5f_Caractères"><text:span text:style-name="T115"> ; </text:span></text:span><text:span text:style-name="_5f_Caractères"><text:span text:style-name="T116">67</text:span></text:span><text:span text:style-name="_5f_Caractères"><text:span text:style-name="T115"> ; </text:span></text:span><text:span text:style-name="_5f_Caractères"><text:span text:style-name="T116">71</text:span></text:span><text:span text:style-name="_5f_Caractères"><text:span text:style-name="T115"> ; </text:span></text:span><text:span text:style-name="_5f_Caractères"><text:span text:style-name="T116">73</text:span></text:span><text:span text:style-name="_5f_Caractères"><text:span text:style-name="T115"> et </text:span></text:span><text:span text:style-name="_5f_Caractères"><text:span text:style-name="T116">79</text:span></text:span><text:span text:style-name="_5f_Caractères"><text:span text:style-name="T115">.</text:span></text:span></text:h>
      <text:h text:style-name="P25" text:outline-level="1"><text:span text:style-name="_5f_Caractères"><text:span text:style-name="T116">37 et 73</text:span></text:span><text:span text:style-name="_5f_Caractères"><text:span text:style-name="T115"> </text:span></text:span><text:span text:style-name="_5f_Caractères"><text:span text:style-name="T116">son</text:span></text:span><text:span text:style-name="_5f_Caractères"><text:span text:style-name="T115">t le</text:span></text:span><text:span text:style-name="_5f_Caractères"><text:span text:style-name="T116">s</text:span></text:span><text:span text:style-name="_5f_Caractères"><text:span text:style-name="T115"> </text:span></text:span><text:span text:style-name="_5f_Caractères"><text:span text:style-name="T116">deux</text:span></text:span><text:span text:style-name="_5f_Caractères"><text:span text:style-name="T115"> nombre</text:span></text:span><text:span text:style-name="_5f_Caractères"><text:span text:style-name="T116">s</text:span></text:span><text:span text:style-name="_5f_Caractères"><text:span text:style-name="T115"> de cette liste dont la somme des chiffres est </text:span></text:span><text:span text:style-name="_5f_Caractères"><text:span text:style-name="T116">égale à</text:span></text:span><text:span text:style-name="_5f_Caractères"><text:span text:style-name="T115"> 10.</text:span></text:span></text:h>
      <text:list xml:id="list123304055040099" text:continue-numbering="true" text:style-name="_5f_Numérotation_20_des_20_exercices">
        <text:list-item>
          <text:list>
            <text:list-item>
              <text:p text:style-name="P78"><text:span text:style-name="_5f_Caractères">Est-il possible de trouver un nombre premier, dont la somme des chiffres est égale à 12 ?</text:span></text:p>
            </text:list-item>
          </text:list>
        </text:list-item>
      </text:list>
      <text:h text:style-name="P25" text:outline-level="1"><text:span text:style-name="_5f_Caractères"><text:span text:style-name="T116">Si la somme des chiffres d’un nombre est égale à 12, alors ce nombre est divisible par 3. </text:span></text:span></text:h>
      <text:h text:style-name="P25" text:outline-level="1"><text:span text:style-name="_5f_Caractères"><text:span text:style-name="T116">Il n’est donc pas possible de trouver un nombre premier dont la somme des chiffres est égale à 12.</text:span></text:span></text:h>
      <text:list text:continue-list="list123302723767403" text:style-name="_5f_Numérotation_20_des_20_exercices">
        <text:list-item>
          <text:h text:style-name="P84" text:outline-level="1"><text:span text:style-name="_5f_Caractères">Samuel gagne 15,50 € de l’heure. Hier il a ga­gné 100,75 €.</text:span></text:h>
        </text:list-item>
      </text:list>
      <text:h text:style-name="P13" text:outline-level="1"><text:span text:style-name="_5f_Caractères">Combien de temps a-t-il travaillé pendant cette journée ? Exprime ce temps de travail en heures et minutes puis en minutes.</text:span></text:h>
      <text:h text:style-name="P25" text:outline-level="1"><text:span text:style-name="_5f_Caractères"><text:span text:style-name="T118">Calcul de la durée de travail de Samuel :</text:span></text:span></text:h>
      <text:h text:style-name="P65" text:outline-level="1"><text:span text:style-name="_5f_Caractères"><text:span text:style-name="T117">100,75 </text:span></text:span><text:span text:style-name="_5f_Caractères"><text:span text:style-name="T93"></text:span></text:span><text:span text:style-name="_5f_Caractères"><text:span text:style-name="T117">15,50 = 6,5 </text:span></text:span><text:span text:style-name="_5f_Caractères"><text:span text:style-name="T122">h</text:span></text:span></text:h>
      <text:h text:style-name="P25" text:outline-level="1"><text:span text:style-name="_5f_Caractères"><text:span text:style-name="T117">6,5 h = 6 h</text:span></text:span><text:span text:style-name="_5f_Correction_5f_symboles"><text:span text:style-name="T38"> </text:span></text:span><text:span text:style-name="_5f_Correction_5f_symboles"><text:span text:style-name="T37">+</text:span></text:span><text:span text:style-name="_5f_Correction_5f_symboles"><text:span text:style-name="T33"> </text:span></text:span><text:span text:style-name="_5f_Caractères"><text:span text:style-name="T117">0,5 h = 6 h 30 min = 210 min</text:span></text:span></text:h>
      <text:h text:style-name="P25" text:outline-level="1"><text:span text:style-name="_5f_Caractères"><text:span text:style-name="T117">Samuel a travaillé pendant 6 h 30 min ou 210 min.</text:span></text:span></text:h>
      <text:list text:continue-numbering="true" text:style-name="_5f_Numérotation_20_des_20_exercices">
        <text:list-item>
          <text:h text:style-name="P84" text:outline-level="1"><text:span text:style-name="_5f_Caractères">Un professeur demande à ses élèves de trou­ver tous les nombres entiers naturels n, tels que </text:span><text:span text:style-name="_5f_Caractères"><draw:frame draw:style-name="fr5" draw:name="Objet18" text:anchor-type="as-char" svg:width="0.517cm" svg:height="0.85cm" draw:z-index="6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_5f_Caractères"><text:s/>soit un nombre entier.</text:span></text:h>
        </text:list-item>
      </text:list>
      <text:h text:style-name="P67" text:outline-level="1"><text:span text:style-name="_5f_Caractères">Walid dit à sa camarade </text:span><text:span text:style-name="_5f_Caractères"><text:span text:style-name="T9">Margot</text:span></text:span><text:span text:style-name="_5f_Caractères"> : « J’ai trouvé quatre entiers naturels ».</text:span></text:h>
      <text:h text:style-name="P68" text:outline-level="1"><text:span text:style-name="_5f_Caractères"><text:span text:style-name="T9">Margot</text:span></text:span><text:span text:style-name="_5f_Caractères"> lui répond : « Moi, j’en ai trouvé deux ».</text:span></text:h>
      <text:h text:style-name="P67" text:outline-level="1"><text:span text:style-name="_5f_Caractères">En justifiant ta réponse, indique qui a raison :</text:span></text:h>
      <text:h text:style-name="P25" text:outline-level="1"><text:span text:style-name="_5f_Caractères"><text:span text:style-name="T116">Les diviseurs de 27 sont : 1 ; 3 ; 9 et 27.</text:span></text:span></text:h>
      <text:h text:style-name="P25" text:outline-level="1"><text:span text:style-name="_5f_Caractères"><text:span text:style-name="T116">Walid a donc raison.</text:span></text:span></text:h>
      <text:list xml:id="list123303883978933" text:continue-numbering="true" text:style-name="_5f_Numérotation_20_des_20_exercices">
        <text:list-header>
          <text:h text:style-name="P85" text:outline-level="1"><text:span text:style-name="_5f_Caractères"/></text:h>
        </text:list-header>
        <text:list-item>
          <text:h text:style-name="P82" text:outline-level="1"><text:span text:style-name="_5f_Caractères">Un robinet d’eau fuit et laisse couler 20 litres en deux heures.</text:span></text:h>
        </text:list-item>
      </text:list>
      <text:list text:continue-list="list123304055040099" text:style-name="_5f_Numérotation_20_des_20_exercices">
        <text:list-item>
          <text:list>
            <text:list-item text:start-value="1">
              <text:p text:style-name="P75"><text:span text:style-name="_5f_Caractères">Quel est le volume d’eau écoulé en 5 heures et 25 minutes ?</text:span><text:span text:style-name="_5f_Caractères"><text:span text:style-name="T9"> </text:span></text:span></text:p>
            </text:list-item>
          </text:list>
        </text:list-item>
      </text:list>
      <text:h text:style-name="P25" text:outline-level="1"><text:span text:style-name="_5f_Caractères"><text:span text:style-name="T119">Calcul du volume d’eau écoulée en 5 h 25 min :</text:span></text:span></text:h>
      <text:h text:style-name="P25" text:outline-level="1"><text:span text:style-name="_5f_Caractères"><text:span text:style-name="T119">2 h = 2 </text:span></text:span><text:span text:style-name="_5f_Caractères"><text:span text:style-name="T203">×</text:span></text:span><text:span text:style-name="_5f_Caractères"><text:span text:style-name="T205"> </text:span></text:span><text:span text:style-name="_5f_Caractères"><text:span text:style-name="T119">60 min = 120 min</text:span></text:span></text:h>
      <text:h text:style-name="P25" text:outline-level="1"><text:span text:style-name="_5f_Caractères"><text:span text:style-name="T119">5 h 25 min = 5 </text:span></text:span><text:span text:style-name="_5f_Caractères"><text:span text:style-name="T203">×</text:span></text:span><text:span text:style-name="_5f_Caractères"><text:span text:style-name="T205"> </text:span></text:span><text:span text:style-name="_5f_Caractères"><text:span text:style-name="T119">60 min </text:span></text:span><text:span text:style-name="_5f_Caractères"><text:span text:style-name="T206">+</text:span></text:span><text:span text:style-name="_5f_Caractères"><text:span text:style-name="T207"> </text:span></text:span><text:span text:style-name="_5f_Caractères"><text:span text:style-name="T146">25 min</text:span></text:span><text:span text:style-name="_5f_Caractères"><text:span text:style-name="T117"> </text:span></text:span><text:span text:style-name="_5f_Caractères"><text:span text:style-name="T119"> = 325 min</text:span></text:span></text:h>
      <text:h text:style-name="P66" text:outline-level="1"><text:span text:style-name="_5f_Caractères"><text:span text:style-name="T119"><draw:frame draw:style-name="fr4" draw:name="Objet35" text:anchor-type="as-char" svg:width="3.75cm" svg:height="0.873cm" draw:z-index="75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_5f_Caractères"><text:span text:style-name="T119"> : </text:span></text:span><text:span text:style-name="_5f_Caractères"><text:span text:style-name="T123">il s’est écoulé 54,17</text:span></text:span><text:span text:style-name="_5f_Caractères"><text:span text:style-name="T119"> </text:span></text:span><text:span text:style-name="_5f_Caractères"><text:span text:style-name="T123">L.</text:span></text:span></text:h>
      <text:list xml:id="list123304448605402" text:continue-numbering="true" text:style-name="_5f_Numérotation_20_des_20_exercices">
        <text:list-item>
          <text:list>
            <text:list-item>
              <text:p text:style-name="P78"><text:span text:style-name="_5f_Caractères">Quel volume d’eau sera perdu en :</text:span></text:p>
            </text:list-item>
          </text:list>
        </text:list-item>
      </text:list>
      <text:list text:continue-list="list123303752828691" text:style-name="List_20_1">
        <text:list-item>
          <text:p text:style-name="P73"><text:span text:style-name="_5f_Caractères">un jour ?</text:span><text:span text:style-name="_5f_Caractères"><text:span text:style-name="T9"> </text:span></text:span><text:span text:style-name="_5f_Caractères"><text:span text:style-name="T120">12</text:span></text:span><text:span text:style-name="_5f_Caractères"><text:span text:style-name="T119"> </text:span></text:span><text:span text:style-name="_5f_Caractères"><text:span text:style-name="T203">×</text:span></text:span><text:span text:style-name="_5f_Caractères"><text:span text:style-name="T205"> </text:span></text:span><text:span text:style-name="_5f_Caractères"><text:span text:style-name="T120">20</text:span></text:span><text:span text:style-name="_5f_Caractères"><text:span text:style-name="T119"> </text:span></text:span><text:span text:style-name="_5f_Caractères"><text:span text:style-name="T120">L</text:span></text:span><text:span text:style-name="_5f_Caractères"><text:span text:style-name="T119"> = </text:span></text:span><text:span text:style-name="_5f_Caractères"><text:span text:style-name="T120">24</text:span></text:span><text:span text:style-name="_5f_Caractères"><text:span text:style-name="T119">0 </text:span></text:span><text:span text:style-name="_5f_Caractères"><text:span text:style-name="T120">L</text:span></text:span></text:p>
        </text:list-item>
        <text:list-item>
          <text:p text:style-name="P73"><text:span text:style-name="_5f_Caractères">une semaine ?</text:span><text:span text:style-name="_5f_Caractères"><text:span text:style-name="T216"> </text:span></text:span><text:span text:style-name="_5f_Caractères"><text:span text:style-name="T120">7</text:span></text:span><text:span text:style-name="_5f_Caractères"><text:span text:style-name="T119"> </text:span></text:span><text:span text:style-name="_5f_Caractères"><text:span text:style-name="T203">×</text:span></text:span><text:span text:style-name="_5f_Caractères"><text:span text:style-name="T205"> </text:span></text:span><text:span text:style-name="_5f_Caractères"><text:span text:style-name="T120">240</text:span></text:span><text:span text:style-name="_5f_Caractères"><text:span text:style-name="T119"> </text:span></text:span><text:span text:style-name="_5f_Caractères"><text:span text:style-name="T120">L</text:span></text:span><text:span text:style-name="_5f_Caractères"><text:span text:style-name="T119"> = </text:span></text:span><text:span text:style-name="_5f_Caractères"><text:span text:style-name="T120">1 68</text:span></text:span><text:span text:style-name="_5f_Caractères"><text:span text:style-name="T119">0 </text:span></text:span><text:span text:style-name="_5f_Caractères"><text:span text:style-name="T120">L</text:span></text:span></text:p>
        </text:list-item>
        <text:list-item>
          <text:p text:style-name="P73"><text:span text:style-name="_5f_Caractères">un mois ?</text:span><text:span text:style-name="_5f_Caractères"><text:span text:style-name="T216"> </text:span></text:span><text:span text:style-name="_5f_Caractères"><text:span text:style-name="T120">30</text:span></text:span><text:span text:style-name="_5f_Caractères"><text:span text:style-name="T119"> </text:span></text:span><text:span text:style-name="_5f_Caractères"><text:span text:style-name="T203">×</text:span></text:span><text:span text:style-name="_5f_Caractères"><text:span text:style-name="T205"> </text:span></text:span><text:span text:style-name="_5f_Caractères"><text:span text:style-name="T121">24</text:span></text:span><text:span text:style-name="_5f_Caractères"><text:span text:style-name="T120">0</text:span></text:span><text:span text:style-name="_5f_Caractères"><text:span text:style-name="T119"> </text:span></text:span><text:span text:style-name="_5f_Caractères"><text:span text:style-name="T120">L</text:span></text:span><text:span text:style-name="_5f_Caractères"><text:span text:style-name="T119"> = </text:span></text:span><text:span text:style-name="_5f_Caractères"><text:span text:style-name="T121">7</text:span></text:span><text:span text:style-name="_5f_Caractères"><text:span text:style-name="T120"> </text:span></text:span><text:span text:style-name="_5f_Caractères"><text:span text:style-name="T121">2</text:span></text:span><text:span text:style-name="_5f_Caractères"><text:span text:style-name="T120">0</text:span></text:span><text:span text:style-name="_5f_Caractères"><text:span text:style-name="T119">0 </text:span></text:span><text:span text:style-name="_5f_Caractères"><text:span text:style-name="T120">L</text:span></text:span></text:p>
        </text:list-item>
        <text:list-item>
          <text:p text:style-name="P73"><text:span text:style-name="_5f_Caractères">un an ?</text:span><text:span text:style-name="_5f_pointillés_20_gris"> </text:span><text:span text:style-name="_5f_Caractères"><text:span text:style-name="T121">12</text:span></text:span><text:span text:style-name="_5f_Caractères"><text:span text:style-name="T119"> </text:span></text:span><text:span text:style-name="_5f_Caractères"><text:span text:style-name="T203">×</text:span></text:span><text:span text:style-name="_5f_Caractères"><text:span text:style-name="T205"> </text:span></text:span><text:span text:style-name="_5f_Caractères"><text:span text:style-name="T121">7 2</text:span></text:span><text:span text:style-name="_5f_Caractères"><text:span text:style-name="T120">00</text:span></text:span><text:span text:style-name="_5f_Caractères"><text:span text:style-name="T119"> </text:span></text:span><text:span text:style-name="_5f_Caractères"><text:span text:style-name="T120">L</text:span></text:span><text:span text:style-name="_5f_Caractères"><text:span text:style-name="T119"> = </text:span></text:span><text:span text:style-name="_5f_Caractères"><text:span text:style-name="T121">86</text:span></text:span><text:span text:style-name="_5f_Caractères"><text:span text:style-name="T120"> </text:span></text:span><text:span text:style-name="_5f_Caractères"><text:span text:style-name="T121">4</text:span></text:span><text:span text:style-name="_5f_Caractères"><text:span text:style-name="T120">0</text:span></text:span><text:span text:style-name="_5f_Caractères"><text:span text:style-name="T119">0 </text:span></text:span><text:span text:style-name="_5f_Caractères"><text:span text:style-name="T120">L</text:span></text:span></text:p>
        </text:list-item>
      </text:list>
      <text:list xml:id="list123302808969352" text:continue-list="list123303883978933" text:style-name="_5f_Numérotation_20_des_20_exercices">
        <text:list-item>
          <text:h text:style-name="P84" text:outline-level="1"><text:span text:style-name="_5f_Caractères">On considère les deux figures ci-dessous, un rectangle et un carré. Toutes les mesures sont dans la même unité.</text:span></text:h>
        </text:list-item>
      </text:list>
      <text:list text:continue-list="list123304448605402" text:style-name="_5f_Numérotation_20_des_20_exercices">
        <text:list-item>
          <text:list>
            <text:list-item text:start-value="1">
              <text:p text:style-name="P78"><draw:g text:anchor-type="paragraph" draw:z-index="67" draw:name="Objet de groupe 2" draw:style-name="gr14"><draw:g draw:style-name="gr15"><draw:g draw:style-name="gr15"><draw:g draw:style-name="gr15"><draw:custom-shape draw:style-name="gr16" draw:text-style-name="P95" svg:width="2.389cm" svg:height="2.251cm" svg:x="0.855cm" svg:y="0.06cm"><text:p/><draw:enhanced-geometry svg:viewBox="0 0 21600 21600" draw:mirror-horizontal="false" draw:mirror-vertical="false" draw:type="rectangle" draw:enhanced-path="M 0 0 L 21600 0 21600 21600 0 21600 0 0 Z N"/></draw:custom-shape><draw:g draw:style-name="gr15"><draw:custom-shape draw:style-name="gr17" draw:text-style-name="P96" svg:width="0.315cm" svg:height="0.295cm" svg:x="2.93cm" svg:y="0.06cm"><text:p/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96" svg:width="0.315cm" svg:height="0.295cm" svg:x="0.855cm" svg:y="0.06cm"><text:p/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96" svg:width="0.315cm" svg:height="0.297cm" svg:x="2.93cm" svg:y="2.014cm"><text:p/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96" svg:width="0.315cm" svg:height="0.297cm" svg:x="0.855cm" svg:y="2.014cm"><text:p/><draw:enhanced-geometry svg:viewBox="0 0 21600 21600" draw:mirror-horizontal="false" draw:mirror-vertical="false" draw:type="rectangle" draw:enhanced-path="M 0 0 L 21600 0 21600 21600 0 21600 0 0 Z N"/></draw:custom-shape></draw:g><draw:g draw:style-name="gr19"><draw:line draw:style-name="gr20" draw:text-style-name="P95" svg:x1="1.987cm" svg:y1="-0.06cm" svg:x2="1.987cm" svg:y2="0.236cm"><text:p/></draw:line><draw:line draw:style-name="gr20" draw:text-style-name="P95" svg:x1="2.114cm" svg:y1="-0.06cm" svg:x2="2.114cm" svg:y2="0.236cm"><text:p/></draw:line></draw:g><draw:g draw:style-name="gr19"><draw:line draw:style-name="gr20" draw:text-style-name="P95" svg:x1="1.987cm" svg:y1="2.191cm" svg:x2="1.987cm" svg:y2="2.487cm"><text:p/></draw:line><draw:line draw:style-name="gr20" draw:text-style-name="P95" svg:x1="2.114cm" svg:y1="2.191cm" svg:x2="2.114cm" svg:y2="2.487cm"><text:p/></draw:line></draw:g></draw:g><draw:g draw:style-name="gr19"><draw:line draw:style-name="gr20" draw:text-style-name="P95" svg:x1="3.084cm" svg:y1="1.273cm" svg:x2="3.398cm" svg:y2="1.273cm"><text:p/></draw:line><draw:line draw:style-name="gr20" draw:text-style-name="P95" svg:x1="3.084cm" svg:y1="1.154cm" svg:x2="3.398cm" svg:y2="1.154cm"><text:p/></draw:line></draw:g><draw:g draw:style-name="gr19"><draw:line draw:style-name="gr20" draw:text-style-name="P95" svg:x1="0.695cm" svg:y1="1.273cm" svg:x2="1.009cm" svg:y2="1.273cm"><text:p/></draw:line><draw:line draw:style-name="gr20" draw:text-style-name="P95" svg:x1="0.695cm" svg:y1="1.154cm" svg:x2="1.009cm" svg:y2="1.154cm"><text:p/></draw:line></draw:g></draw:g><draw:line draw:style-name="gr21" draw:text-style-name="P95" svg:x1="0.538cm" svg:y1="2.34cm" svg:x2="0.538cm" svg:y2="0.088cm"><text:p/></draw:line><draw:frame draw:style-name="gr22" draw:text-style-name="P98" svg:width="0.253cm" svg:height="0.74cm" svg:x="0.289cm" svg:y="1cm"><draw:text-box><text:p text:style-name="P97"><text:span text:style-name="T223">x</text:span></text:p></draw:text-box></draw:frame></draw:g><draw:g draw:style-name="gr15"><draw:g draw:style-name="gr15"><draw:custom-shape draw:style-name="gr23" draw:text-style-name="P95" svg:width="3.647cm" svg:height="1.719cm" svg:x="4.125cm" svg:y="0.236cm"><text:p/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96" svg:width="0.315cm" svg:height="0.295cm" svg:x="4.125cm" svg:y="0.236cm"><text:p/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96" svg:width="0.315cm" svg:height="0.297cm" svg:x="4.125cm" svg:y="1.658cm"><text:p/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96" svg:width="0.313cm" svg:height="0.297cm" svg:x="7.459cm" svg:y="1.658cm"><text:p/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96" svg:width="0.313cm" svg:height="0.295cm" svg:x="7.459cm" svg:y="0.236cm"><text:p/><draw:enhanced-geometry svg:viewBox="0 0 21600 21600" draw:mirror-horizontal="false" draw:mirror-vertical="false" draw:type="rectangle" draw:enhanced-path="M 0 0 L 21600 0 21600 21600 0 21600 0 0 Z N"/></draw:custom-shape></draw:g><draw:line draw:style-name="gr20" draw:text-style-name="P95" svg:x1="3.964cm" svg:y1="1.095cm" svg:x2="4.278cm" svg:y2="1.095cm"><text:p/></draw:line><draw:line draw:style-name="gr20" draw:text-style-name="P95" svg:x1="7.612cm" svg:y1="1.095cm" svg:x2="7.926cm" svg:y2="1.095cm"><text:p/></draw:line><draw:custom-shape draw:style-name="gr24" draw:text-style-name="P95" svg:width="0.19cm" svg:height="0.179cm" svg:x="5.854cm" svg:y="0.14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95" svg:width="0.19cm" svg:height="0.177cm" svg:x="5.854cm" svg:y="1.8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21" draw:text-style-name="P95" svg:x1="4.121cm" svg:y1="2.191cm" svg:x2="7.769cm" svg:y2="2.191cm"><text:p/></draw:line><draw:frame draw:style-name="gr22" draw:text-style-name="P99" svg:width="0.442cm" svg:height="0.74cm" svg:x="5.725cm" svg:y="2.073cm"><draw:text-box><text:p text:style-name="P97"><text:span text:style-name="T224">y</text:span></text:p></draw:text-box></draw:frame><draw:line draw:style-name="gr21" draw:text-style-name="P95" svg:x1="8.024cm" svg:y1="1.953cm" svg:x2="8.024cm" svg:y2="0.235cm"><text:p/></draw:line><draw:frame draw:style-name="gr25" draw:text-style-name="P100" svg:width="0.38cm" svg:height="0.664cm" svg:x="7.964cm" svg:y="0.9cm"><draw:text-box><text:p text:style-name="P97"><text:span text:style-name="T225">6</text:span></text:p></draw:text-box></draw:frame></draw:g></draw:g><text:span text:style-name="_5f_Caractères">Exprime le périmètre du carré en fonction de </text:span><text:span text:style-name="_5f_Caractères_5f_Times_5f_13">x</text:span><text:span text:style-name="_5f_Caractères">.</text:span></text:p>
            </text:list-item>
          </text:list>
        </text:list-item>
      </text:list>
      <text:h text:style-name="P25" text:outline-level="1"><text:span text:style-name="_5f_Caractères"><text:span text:style-name="T116">Soit </text:span></text:span><text:span text:style-name="_5f_Caractères"><text:span text:style-name="T210">p</text:span></text:span><text:span text:style-name="_5f_Caractères"><text:span text:style-name="T116"> le périmètre de ce carré : </text:span></text:span><text:span text:style-name="_5f_Caractères"><text:span text:style-name="T210">p</text:span></text:span><text:span text:style-name="_5f_Caractères"><text:span text:style-name="T116"> = 4</text:span></text:span><text:span text:style-name="_5f_Caractères"><text:span text:style-name="T211">x</text:span></text:span><text:span text:style-name="_5f_Caractères"><text:span text:style-name="T116">.</text:span></text:span></text:h>
      <text:list text:continue-numbering="true" text:style-name="_5f_Numérotation_20_des_20_exercices">
        <text:list-item>
          <text:list>
            <text:list-item>
              <text:p text:style-name="P78"><text:span text:style-name="_5f_Caractères">Exprime le périmètre du rectangle en fonction de </text:span><text:span text:style-name="_5f_Caractères_5f_Times_5f_13">y</text:span><text:span text:style-name="_5f_Caractères">.</text:span></text:p>
            </text:list-item>
          </text:list>
        </text:list-item>
      </text:list>
      <text:h text:style-name="P25" text:outline-level="1"><text:span text:style-name="_5f_Caractères"><text:span text:style-name="T116">Soit </text:span></text:span><text:span text:style-name="_5f_Caractères"><text:span text:style-name="T210">p’</text:span></text:span><text:span text:style-name="_5f_Caractères"><text:span text:style-name="T116"> le périmètre de ce rectangle : </text:span></text:span><text:span text:style-name="_5f_Caractères"><text:span text:style-name="T210">p’</text:span></text:span><text:span text:style-name="_5f_Caractères"><text:span text:style-name="T116"> = 2</text:span></text:span><text:span text:style-name="_5f_Caractères"><text:span text:style-name="T212">y</text:span></text:span><text:span text:style-name="_5f_Correction_5f_symboles"><text:span text:style-name="T34"> </text:span></text:span><text:span text:style-name="_5f_Correction_5f_symboles"><text:span text:style-name="T35">+</text:span></text:span><text:span text:style-name="_5f_Correction_5f_symboles"><text:span text:style-name="T29"> </text:span></text:span><text:span text:style-name="_5f_Correction_5f_symboles"><text:span text:style-name="T30">2 </text:span></text:span><text:span text:style-name="_5f_Caractères"><text:span text:style-name="T201">×</text:span></text:span><text:span text:style-name="_5f_Caractères"><text:span text:style-name="T202"> </text:span></text:span><text:span text:style-name="_5f_Caractères"><text:span text:style-name="T144">6</text:span></text:span><text:span text:style-name="_5f_Caractères"><text:span text:style-name="T179"> = 2</text:span></text:span><text:span text:style-name="_5f_Caractères"><text:span text:style-name="T166">y</text:span></text:span><text:span text:style-name="_5f_Correction_5f_symboles"><text:span text:style-name="T36"> </text:span></text:span><text:span text:style-name="_5f_Correction_5f_symboles"><text:span text:style-name="T37">+</text:span></text:span><text:span text:style-name="_5f_Correction_5f_symboles"><text:span text:style-name="T31"> </text:span></text:span><text:span text:style-name="_5f_Correction_5f_symboles"><text:span text:style-name="T32">12</text:span></text:span><text:span text:style-name="_5f_Caractères"><text:span text:style-name="T116">.</text:span></text:span></text:h>
      <text:list text:continue-numbering="true" text:style-name="_5f_Numérotation_20_des_20_exercices">
        <text:list-item>
          <text:list>
            <text:list-item>
              <text:p text:style-name="P78"><text:span text:style-name="_5f_Caractères">Quelle égalité traduit l’égalité de ces deux péri­mètres ?</text:span></text:p>
            </text:list-item>
          </text:list>
        </text:list-item>
      </text:list>
      <text:h text:style-name="P25" text:outline-level="1"><text:span text:style-name="_5f_Caractères"><text:span text:style-name="T116">4</text:span></text:span><text:span text:style-name="_5f_Caractères"><text:span text:style-name="T211">x</text:span></text:span><text:span text:style-name="_5f_Caractères"><text:span text:style-name="T180"> = 2</text:span></text:span><text:span text:style-name="_5f_Caractères"><text:span text:style-name="T166">y</text:span></text:span><text:span text:style-name="_5f_Correction_5f_symboles"><text:span text:style-name="T36"> </text:span></text:span><text:span text:style-name="_5f_Correction_5f_symboles"><text:span text:style-name="T37">+</text:span></text:span><text:span text:style-name="_5f_Correction_5f_symboles"><text:span text:style-name="T31"> </text:span></text:span><text:span text:style-name="_5f_Correction_5f_symboles"><text:span text:style-name="T32">12</text:span></text:span><text:span text:style-name="_5f_Caractères"><text:span text:style-name="T217">.</text:span></text:span></text:h>
      <text:list text:continue-numbering="true" text:style-name="_5f_Numérotation_20_des_20_exercices">
        <text:list-item>
          <text:list>
            <text:list-item>
              <text:p text:style-name="P78"><text:span text:style-name="_5f_Caractères">Calcule le périmètre du carré quand son côté </text:span><text:span text:style-name="_5f_Caractères_5f_Times_5f_13">x</text:span><text:span text:style-name="_5f_Caractères"> vaut 4.</text:span></text:p>
            </text:list-item>
          </text:list>
        </text:list-item>
      </text:list>
      <text:h text:style-name="P25" text:outline-level="1"><text:span text:style-name="_5f_Caractères"><text:span text:style-name="T116">Pour </text:span></text:span><text:span text:style-name="_5f_Caractères"><text:span text:style-name="T211">x</text:span></text:span><text:span text:style-name="_5f_Caractères"><text:span text:style-name="T116"> = 4 : </text:span></text:span><text:span text:style-name="_5f_Caractères"><text:span text:style-name="T210">p</text:span></text:span><text:span text:style-name="_5f_Caractères"><text:span text:style-name="T116"> = </text:span></text:span><text:span text:style-name="_5f_Correction_5f_symboles"><text:span text:style-name="T30">4 </text:span></text:span><text:span text:style-name="_5f_Caractères"><text:span text:style-name="T201">×</text:span></text:span><text:span text:style-name="_5f_Caractères"><text:span text:style-name="T202"> </text:span></text:span><text:span text:style-name="_5f_Caractères"><text:span text:style-name="T144">4</text:span></text:span><text:span text:style-name="_5f_Caractères"><text:span text:style-name="T179"> = 16</text:span></text:span><text:span text:style-name="_5f_Caractères"><text:span text:style-name="T116">.</text:span></text:span></text:h>
      <text:list text:continue-numbering="true" text:style-name="_5f_Numérotation_20_des_20_exercices">
        <text:list-item>
          <text:list>
            <text:list-item>
              <text:p text:style-name="P79"><text:span text:style-name="_5f_Caractères">Calcule le périmètre du rectangle lorsque </text:span><text:span text:style-name="_5f_Caractères_5f_Times_5f_13">y</text:span><text:span text:style-name="_5f_Caractères"> prend la valeur 2.</text:span></text:p>
            </text:list-item>
          </text:list>
        </text:list-item>
      </text:list>
      <text:h text:style-name="P25" text:outline-level="1"><text:span text:style-name="_5f_Caractères"><text:span text:style-name="T116">Pour </text:span></text:span><text:span text:style-name="_5f_Caractères"><text:span text:style-name="T212">y</text:span></text:span><text:span text:style-name="_5f_Caractères"><text:span text:style-name="T116"> = 2 : </text:span></text:span><text:span text:style-name="_5f_Caractères"><text:span text:style-name="T210">p’</text:span></text:span><text:span text:style-name="_5f_Caractères"><text:span text:style-name="T116"> = </text:span></text:span><text:span text:style-name="_5f_Caractères"><text:span text:style-name="T180">2</text:span></text:span><text:span text:style-name="_5f_Correction_5f_symboles"><text:span text:style-name="T32"> </text:span></text:span><text:span text:style-name="_5f_Caractères"><text:span text:style-name="T203">×</text:span></text:span><text:span text:style-name="_5f_Caractères"><text:span text:style-name="T204"> </text:span></text:span><text:span text:style-name="_5f_Caractères"><text:span text:style-name="T145">2</text:span></text:span><text:span text:style-name="_5f_Correction_5f_symboles"><text:span text:style-name="T36"> </text:span></text:span><text:span text:style-name="_5f_Correction_5f_symboles"><text:span text:style-name="T37">+</text:span></text:span><text:span text:style-name="_5f_Correction_5f_symboles"><text:span text:style-name="T31"> </text:span></text:span><text:span text:style-name="_5f_Correction_5f_symboles"><text:span text:style-name="T32">12</text:span></text:span><text:span text:style-name="_5f_Caractères"><text:span text:style-name="T179"> = 16</text:span></text:span><text:span text:style-name="_5f_Caractères"><text:span text:style-name="T116">.</text:span></text:span></text:h>
      <text:list xml:id="list123302593572199" text:continue-numbering="true" text:style-name="_5f_Numérotation_20_des_20_exercices">
        <text:list-item>
          <text:list>
            <text:list-item>
              <text:p text:style-name="P78"><text:span text:style-name="_5f_Caractères">Que peut-on conclure ?</text:span></text:p>
            </text:list-item>
          </text:list>
        </text:list-item>
      </text:list>
      <text:h text:style-name="P25" text:outline-level="1"><text:span text:style-name="_5f_Caractères"><text:span text:style-name="T116">Pour </text:span></text:span><text:span text:style-name="_5f_Caractères"><text:span text:style-name="T211">x</text:span></text:span><text:span text:style-name="_5f_Caractères"><text:span text:style-name="T116"> = 4  et </text:span></text:span><text:span text:style-name="_5f_Caractères"><text:span text:style-name="T212">y</text:span></text:span><text:span text:style-name="_5f_Caractères"><text:span text:style-name="T116"> = 2, le carré et le rectangle ont deux périmètres égaux.</text:span></text:span></text:h>
      <text:list text:continue-list="list123302808969352" text:style-name="_5f_Numérotation_20_des_20_exercices">
        <text:list-header>
          <text:h text:style-name="P84" text:outline-level="1"><text:span text:style-name="_5f_Caractères"/></text:h>
        </text:list-header>
        <text:list-item>
          <text:h text:style-name="P86" text:outline-level="1"><text:soft-page-break/><text:span text:style-name="_5f_Caractères">Écris une expression littérale correspondant aux expressions suivantes :</text:span></text:h>
          <text:list>
            <text:list-item>
              <text:p text:style-name="P76"><text:span text:style-name="_5f_Caractères">Le triple d’un nombre </text:span><text:span text:style-name="_5f_Caractères_5f_Times_5f_13">m</text:span><text:span text:style-name="_5f_Caractères"> :</text:span><text:span text:style-name="_5f_Caractères"><text:span text:style-name="T9"> </text:span></text:span><text:span text:style-name="_5f_pointillés_20_gris"><text:span text:style-name="T67">3</text:span></text:span><text:span text:style-name="_5f_pointillés_20_gris"><text:span text:style-name="T100">m</text:span></text:span></text:p>
            </text:list-item>
            <text:list-item>
              <text:p text:style-name="P76"><text:span text:style-name="_5f_Caractères">Le double d’un nombre </text:span><text:span text:style-name="_5f_Caractères_5f_Times_5f_13">x</text:span><text:span text:style-name="_5f_Caractères"> :</text:span><text:span text:style-name="_5f_Caractères"><text:span text:style-name="T9"> </text:span></text:span><text:span text:style-name="_5f_pointillés_20_gris"><text:span text:style-name="T67">2</text:span></text:span><text:span text:style-name="_5f_pointillés_20_gris"><text:span text:style-name="T100">x</text:span></text:span></text:p>
            </text:list-item>
            <text:list-item>
              <text:p text:style-name="P74"><text:span text:style-name="_5f_Caractères">Le quart d’un nombre </text:span><text:span text:style-name="_5f_Caractères_5f_Times_5f_13">n</text:span><text:span text:style-name="_5f_Caractères"> :</text:span><text:span text:style-name="_5f_Caractères"><text:span text:style-name="T9"> </text:span></text:span><text:span text:style-name="_5f_pointillés_20_gris"><text:span text:style-name="T9"><draw:frame draw:style-name="fr4" draw:name="Objet32" text:anchor-type="as-char" svg:width="0.302cm" svg:height="0.928cm" draw:z-index="76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      </text:list-item>
            <text:list-item>
              <text:p text:style-name="P74"><text:span text:style-name="_5f_Caractères">La moitié d’un nombre </text:span><text:span text:style-name="_5f_Caractères_5f_Times_5f_13">p</text:span><text:span text:style-name="_5f_Caractères"> :</text:span><text:span text:style-name="_5f_Caractères"><text:span text:style-name="T9"> </text:span></text:span><text:span text:style-name="_5f_pointillés_20_gris"><text:span text:style-name="T9"><draw:frame draw:style-name="fr4" draw:name="Objet33" text:anchor-type="as-char" svg:width="0.358cm" svg:height="0.928cm" draw:z-index="77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      </text:list-item>
            <text:list-item>
              <text:p text:style-name="P74"><text:span text:style-name="_5f_Caractères">Le tiers d’un nombre </text:span><text:span text:style-name="_5f_Caractères_5f_Times_5f_13">y</text:span><text:span text:style-name="_5f_Caractères"> :</text:span><text:span text:style-name="_5f_Caractères"><text:span text:style-name="T9"> </text:span></text:span><text:span text:style-name="_5f_pointillés_20_gris"><text:span text:style-name="T9"><draw:frame draw:style-name="fr4" draw:name="Objet34" text:anchor-type="as-char" svg:width="0.293cm" svg:height="0.928cm" draw:z-index="78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    </text:list-item>
          </text:list>
        </text:list-item>
        <text:list-item>
          <text:h text:style-name="P84" text:outline-level="1"><text:span text:style-name="_5f_Caractères">Christophe met 30 minutes à bicyclette pour aller à son travail, sachant que la distance qu’il parcourt est de 6 kilomètres.</text:span></text:h>
        </text:list-item>
      </text:list>
      <text:list text:continue-list="list123302593572199" text:style-name="_5f_Numérotation_20_des_20_exercices">
        <text:list-item>
          <text:list>
            <text:list-item text:start-value="1">
              <text:p text:style-name="P78"><text:span text:style-name="_5f_Caractères">Combien de temps lui faudra-t-il pour parcourir 3 kilomètres à la même vitesse ?</text:span></text:p>
            </text:list-item>
          </text:list>
        </text:list-item>
      </text:list>
      <text:h text:style-name="P25" text:outline-level="1"><text:span text:style-name="_5f_Caractères"><text:span text:style-name="T121">Il s’agit d’une situation de proportionnalité : puisqu’il parcourt moitié moins de distance, alors il faudra moitié moins de temps.</text:span></text:span></text:h>
      <text:h text:style-name="P25" text:outline-level="1"><text:span text:style-name="_5f_Caractères"><text:span text:style-name="T121">Les 3 km seront parcourus en 15 min à vitesse constante.</text:span></text:span></text:h>
      <text:list text:continue-numbering="true" text:style-name="_5f_Numérotation_20_des_20_exercices">
        <text:list-item>
          <text:list>
            <text:list-item>
              <text:p text:style-name="P78"><text:span text:style-name="_5f_Caractères">Quelle distance peut-il parcourir en 50 minutes ?</text:span></text:p>
            </text:list-item>
          </text:list>
        </text:list-item>
      </text:list>
      <text:p text:style-name="_5f_Paragraphe_5f_Réponse_5f_Elève_5f_Fractions"><text:span text:style-name="_5f_Caractères"><draw:frame draw:style-name="fr3" draw:name="Objet36" text:anchor-type="as-char" svg:y="-0.464cm" svg:width="3.371cm" svg:height="0.873cm" draw:z-index="79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h text:style-name="P72" text:outline-level="1"><text:span text:style-name="_5f_Correction_5f_surligné">En 50</text:span><text:span text:style-name="_5f_Caractères"><text:span text:style-name="T121"> </text:span></text:span><text:span text:style-name="_5f_Correction_5f_surligné">min, il </text:span><text:span text:style-name="_5f_Correction_5f_surligné"><text:span text:style-name="T221">peut parcourir</text:span></text:span><text:span text:style-name="_5f_Correction_5f_surligné"> 10</text:span><text:span text:style-name="_5f_Caractères"><text:span text:style-name="T121"> </text:span></text:span><text:span text:style-name="_5f_Correction_5f_surligné">km.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Atalante" svg:font-family="Atalante" style:font-pitch="variable"/>
    <style:font-face style:name="Bitstream Vera Sans" svg:font-family="'Bitstream Vera Sans'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/>
    <style:font-face style:name="Bitstream Vera Sans3" svg:font-family="'Bitstream Vera Sans'" style:font-family-generic="swiss" style:font-pitch="variable"/>
    <style:font-face style:name="Bitstream Vera Sans4" svg:font-family="'Bitstream Vera Sans'" style:font-family-generic="system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7" svg:font-family="'Bitstream Vera Sans'" style:font-adornments="Oblique" style:font-family-generic="swiss" style:font-pitch="variable"/>
    <style:font-face style:name="Bitstream Vera Sans8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achlieli CLM" svg:font-family="'Nachlieli CLM'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8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8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8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4" style:font-family-asian="'Bitstream Vera Sans'" style:font-family-generic-asian="system" style:font-pitch-asian="variable" style:font-size-asian="10pt" style:language-asian="zh" style:country-asian="CN" style:font-name-complex="Bitstream Vera Sans4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8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3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6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8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8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6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8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7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8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4" style:font-family-asian="'Bitstream Vera Sans'" style:font-family-generic-asian="system" style:font-pitch-asian="variable" style:font-size-asian="10pt" style:language-asian="zh" style:country-asian="CN" style:font-name-complex="Bitstream Vera Sans4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4" style:font-family-asian="'Bitstream Vera Sans'" style:font-family-generic-asian="system" style:font-pitch-asian="variable" style:font-size-asian="10pt" style:language-asian="zh" style:country-asian="CN" style:font-name-complex="Bitstream Vera Sans4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4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4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8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4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4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8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4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4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Correction_5f_surligné" style:display-name="_Correction_surligné" style:family="text">
      <style:text-properties style:font-name="Bitstream Vera Sans8" fo:font-family="'Bitstream Vera Sans'" style:font-style-name="Roman" style:font-family-generic="swiss" style:font-pitch="variable" fo:font-size="10pt" fo:background-color="#ffff00"/>
    </style:style>
    <style:style style:name="_5f_Correction_5f_symboles" style:display-name="_Correction_symboles" style:family="text" style:parent-style-name="_5f_Correction_5f_surligné">
      <style:text-properties style:font-name="OpenSymbol1" fo:font-family="OpenSymbol" style:font-pitch="variable" fo:font-size="10pt" fo:font-style="normal" fo:background-color="#ffff00" style:font-name-asian="OpenSymbol2" style:font-family-asian="OpenSymbol" style:font-pitch-asian="variable" style:font-charset-asian="x-symbol" style:font-style-asian="normal" style:font-name-complex="OpenSymbol2" style:font-family-complex="OpenSymbol" style:font-pitch-complex="variable" style:font-charset-complex="x-symbol" style:font-style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number:percentage-style style:name="N117">
      <number:number number:decimal-places="1" number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_5f_Header_20_D_20_page_20_paire_20__28_G_29_">
      <style:text-properties officeooo:paragraph-rsid="00fe4814"/>
    </style:style>
    <style:style style:name="MP24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5" style:family="paragraph" style:parent-style-name="_5f_Footer_20_page_20_paire_20__28_G_29_">
      <style:text-properties officeooo:paragraph-rsid="0135ac9e"/>
    </style:style>
    <style:style style:name="MP26" style:family="paragraph" style:parent-style-name="_5f_Header_20_D_20_page_20_impaire_20__28_D_29_">
      <style:text-properties officeooo:rsid="0101821f" officeooo:paragraph-rsid="0101821f"/>
    </style:style>
    <style:style style:name="MP27" style:family="paragraph" style:parent-style-name="_5f_Header_20_D_20_page_20_paire_20__28_G_29_">
      <style:text-properties officeooo:rsid="0101821f" officeooo:paragraph-rsid="0101821f"/>
    </style:style>
    <style:style style:name="MP2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_5f_Header_20_M_20_page_20_paire_20__28_G_29_">
      <style:text-properties officeooo:rsid="0101a5c8" officeooo:paragraph-rsid="0101a5c8"/>
    </style:style>
    <style:style style:name="MP3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7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5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3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8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8" fo:font-size="16pt" fo:font-weight="bold"/>
    </style:style>
    <style:style style:name="MT9" style:family="text">
      <style:text-properties fo:font-variant="small-caps" fo:color="#7fb241" loext:opacity="100%" style:font-name="Bitstream Vera Sans8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2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28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47" draw:name="Ligne_Entete_Impair_Numerique_2col" draw:style-name="Mgr3" draw:text-style-name="MP3" svg:x1="16.023cm" svg:y1="0.36cm" svg:x2="20.496cm" svg:y2="0.36cm"><text:p/></draw:line><draw:line text:anchor-type="paragraph" draw:z-index="149" draw:name="Ligne_Verticale_Impair_Numerique_2col" draw:style-name="Mgr3" draw:text-style-name="MP3" svg:x1="9.477cm" svg:y1="2.007cm" svg:x2="9.477cm" svg:y2="27.044cm"><text:p/></draw:line><draw:g text:anchor-type="paragraph" draw:z-index="8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151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35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6" draw:name="Ligne_Entete_Pair_Numerique_2col" draw:style-name="Mgr3" draw:text-style-name="MP3" svg:x1="16.023cm" svg:y1="0.36cm" svg:x2="20.496cm" svg:y2="0.36cm"><text:p/></draw:line><draw:line text:anchor-type="paragraph" draw:z-index="37" draw:name="Ligne_Verticale_Pair_Numerique_2col" draw:style-name="Mgr3" draw:text-style-name="MP3" svg:x1="9.477cm" svg:y1="2.007cm" svg:x2="9.477cm" svg:y2="27.044cm"><text:p/></draw:line><draw:g text:anchor-type="paragraph" draw:z-index="9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8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1" draw:name="Num_Serie_Impair_Geomet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7" draw:name="Ligne_Entete_Impair_Geometrie_1col" draw:style-name="Mgr7" draw:text-style-name="MP3" svg:x1="16.023cm" svg:y1="0.36cm" svg:x2="20.496cm" svg:y2="0.36cm"><text:p/></draw:line><draw:g text:anchor-type="paragraph" draw:z-index="28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11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5" draw:name="Num_Serie_Pair_Geomet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3" draw:name="Ligne_Entete_Pair_Geometrie_1col" draw:style-name="Mgr7" draw:text-style-name="MP3" svg:x1="16.023cm" svg:y1="0.36cm" svg:x2="20.496cm" svg:y2="0.36cm"><text:p/></draw:line><draw:g text:anchor-type="paragraph" draw:z-index="29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56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4" draw:name="Num_Serie_Impair_Geomet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2" draw:name="Ligne_Entete_Impair_Geometrie_2col" draw:style-name="Mgr7" draw:text-style-name="MP3" svg:x1="16.023cm" svg:y1="0.36cm" svg:x2="20.496cm" svg:y2="0.36cm"><text:p/></draw:line><draw:line text:anchor-type="paragraph" draw:z-index="61" draw:name="Ligne_Verticale_Impair_Geometrique_2col" draw:style-name="Mgr7" draw:text-style-name="MP3" svg:x1="9.477cm" svg:y1="1.949cm" svg:x2="9.477cm" svg:y2="26.986cm"><text:p/></draw:line><draw:g text:anchor-type="paragraph" draw:z-index="0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127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02" draw:name="Num_Serie_Pair_Geomet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2" draw:name="Ligne_Entete_Pair_Geometrie_2col" draw:style-name="Mgr7" draw:text-style-name="MP3" svg:x1="16.023cm" svg:y1="0.36cm" svg:x2="20.496cm" svg:y2="0.36cm"><text:p/></draw:line><draw:line text:anchor-type="paragraph" draw:z-index="88" draw:name="Ligne_Verticale_Pair_Geometrique_2col" draw:style-name="Mgr7" draw:text-style-name="MP3" svg:x1="9.477cm" svg:y1="2.028cm" svg:x2="9.477cm" svg:y2="27.065cm"><text:p/></draw:line><draw:g text:anchor-type="paragraph" draw:z-index="7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87" draw:name="Fond_Num_Serie_Im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89" draw:name="Num_Serie_Im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3" draw:name="Ligne_Entete_Impair_Numerique_1col" draw:style-name="Mgr3" draw:text-style-name="MP3" svg:x1="16.023cm" svg:y1="0.36cm" svg:x2="20.496cm" svg:y2="0.36cm"><text:p/></draw:line><draw:g text:anchor-type="paragraph" draw:z-index="4" draw:name="Fond_Num_Page_Impair_Numerique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>
      <style:header-left>
        <text:p text:style-name="MP19"><draw:path text:anchor-type="paragraph" draw:z-index="148" draw:name="Fond_Num_Serie_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39" draw:name="Num_Serie_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0" draw:name="Ligne_Entete_Pair_Numerique_1col" draw:style-name="Mgr3" draw:text-style-name="MP3" svg:x1="16.023cm" svg:y1="0.36cm" svg:x2="20.496cm" svg:y2="0.36cm"><text:p/></draw:line><draw:g text:anchor-type="paragraph" draw:z-index="1" draw:name="Fond_Num_Page_Pair_Numerique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-left>
      <style:footer>
        <text:h text:style-name="MP12" text:outline-level="1"><draw:frame draw:style-name="Mfr1" draw:name="Cadre_Pied_Impair_Numerique_1col" text:anchor-type="paragraph" svg:x="12.561cm" svg:y="-0.088cm" draw:z-index="0"><draw:text-box fo:min-height="0.499cm" fo:min-width="5.126cm"><text:h text:style-name="MP6" text:outline-level="1">À compléter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Numerique_1col" text:anchor-type="paragraph" svg:x="1.178cm" svg:y="-0.012cm" draw:z-index="0"><draw:text-box fo:min-height="0.48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0" draw:name="Fond_Num_Serie_Impair_Donne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91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2" draw:name="Ligne_Entete_Impair_Donnees_1col" draw:style-name="Mgr10" draw:text-style-name="MP3" svg:x1="16.023cm" svg:y1="0.36cm" svg:x2="20.496cm" svg:y2="0.36cm"><text:p/></draw:line><draw:g text:anchor-type="paragraph" draw:z-index="30" draw:name="Fond_Num_Page_Impair_Donnees_1col" draw:style-name="Mgr4"><draw:path draw:style-name="Mgr11" draw:text-style-name="MP22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3"><draw:path text:anchor-type="paragraph" draw:z-index="58" draw:name="Fond_Num_Serie_Pair_Donne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112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0" draw:name="Ligne_Entete_Pair_Donnees_1col" draw:style-name="Mgr10" draw:text-style-name="MP3" svg:x1="16.023cm" svg:y1="0.36cm" svg:x2="20.496cm" svg:y2="0.36cm"><text:p/></draw:line><draw:g text:anchor-type="paragraph" draw:z-index="31" draw:name="Fond_Num_Page_Pair_Donnees_1col" draw:style-name="Mgr4"><draw:path draw:style-name="Mgr11" draw:text-style-name="MP22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6">À compléter</text:span></text:span></text:p>
      </style:header-left>
      <style:footer>
        <text:h text:style-name="MP24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5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6"><draw:path text:anchor-type="paragraph" draw:z-index="101" draw:name="Fond_Num_Serie_Impair_Donne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60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9" draw:name="Ligne_Entete_Impair_Donnees_2col" draw:style-name="Mgr10" draw:text-style-name="MP3" svg:x1="16.023cm" svg:y1="0.36cm" svg:x2="20.496cm" svg:y2="0.36cm"><text:p/></draw:line><draw:line text:anchor-type="paragraph" draw:z-index="94" draw:name="Ligne_Verticale_Impair_Donnees_2col" draw:style-name="Mgr10" draw:text-style-name="MP3" svg:x1="9.477cm" svg:y1="2.007cm" svg:x2="9.477cm" svg:y2="27.044cm"><text:p/></draw:line><draw:g text:anchor-type="paragraph" draw:z-index="2" draw:name="Fond_Num_Page_Impair_Donnees_2col" draw:style-name="Mgr4"><draw:path draw:style-name="Mgr11" draw:text-style-name="MP22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7"><draw:path text:anchor-type="paragraph" draw:z-index="32" draw:name="Fond_Num_Serie_Pair_Donne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103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5" draw:name="Ligne_Entete_Pair_Donnees_2col" draw:style-name="Mgr10" draw:text-style-name="MP3" svg:x1="16.023cm" svg:y1="0.36cm" svg:x2="20.496cm" svg:y2="0.36cm"><text:p/></draw:line><draw:line text:anchor-type="paragraph" draw:z-index="97" draw:name="Ligne_Verticale_Pair_Donnees_2col" draw:style-name="Mgr10" draw:text-style-name="MP3" svg:x1="9.533cm" svg:y1="1.949cm" svg:x2="9.533cm" svg:y2="26.986cm"><text:p/></draw:line><draw:g text:anchor-type="paragraph" draw:z-index="17" draw:name="Fond_Num_Page_Pair_Donnees_2col" draw:style-name="Mgr4"><draw:path draw:style-name="Mgr11" draw:text-style-name="MP22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8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96" draw:name="Fond_Num_Serie_Impair_Mesures_1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98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9" draw:name="Ligne_Entete_Impair_Mesures_1col" draw:style-name="Mgr13" draw:text-style-name="MP3" svg:x1="16.023cm" svg:y1="0.36cm" svg:x2="20.496cm" svg:y2="0.36cm"><text:p/></draw:line><draw:g text:anchor-type="paragraph" draw:z-index="5" draw:name="Fond_Num_Page_Impair_Mesures_1col" draw:style-name="Mgr4"><draw:path draw:style-name="Mgr14" draw:text-style-name="MP32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>
      <style:header-left>
        <text:p text:style-name="MP33"><draw:path text:anchor-type="paragraph" draw:z-index="150" draw:name="Fond_Num_Serie_Pair_Mesures_1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41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0" draw:name="Ligne_Entete_Pair_Mesures_1col" draw:style-name="Mgr13" draw:text-style-name="MP3" svg:x1="16.023cm" svg:y1="0.36cm" svg:x2="20.496cm" svg:y2="0.36cm"><text:p/></draw:line><draw:g text:anchor-type="paragraph" draw:z-index="3" draw:name="Fond_Num_Page_Pair_Mesures_1col" draw:style-name="Mgr4"><draw:path draw:style-name="Mgr14" draw:text-style-name="MP32" svg:width="0.855cm" svg:height="1.172cm" svg:x="-0.272cm" svg:y="27.525cm" svg:viewBox="0 0 856 1173" svg:d="M856 1173h-856v-991c0-100 79-182 175-182h505c97 0 176 82 176 182z"><text:p/></draw:path></draw:g><text:span text:style-name="MT9">À </text:span><text:span text:style-name="MT8">compléter</text:span></text:p>
      </style:header-left>
      <style:footer>
        <text:h text:style-name="MP34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42" draw:name="Fond_Num_Serie_Impair_Mesures_2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105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4" draw:name="Ligne_Entete_Impair_Mesures_2col" draw:style-name="Mgr13" draw:text-style-name="MP3" svg:x1="16.023cm" svg:y1="0.36cm" svg:x2="20.496cm" svg:y2="0.36cm"><text:p/></draw:line><draw:line text:anchor-type="paragraph" draw:z-index="106" draw:name="Ligne_Verticale_Impair_Mesures_2col" draw:style-name="Mgr13" draw:text-style-name="MP3" svg:x1="9.477cm" svg:y1="1.979cm" svg:x2="9.477cm" svg:y2="27.016cm"><text:p/></draw:line><draw:g text:anchor-type="paragraph" draw:z-index="6" draw:name="Fond_Num_Page_Impair_Mesures_2col" draw:style-name="Mgr4"><draw:path draw:style-name="Mgr14" draw:text-style-name="MP32" svg:width="0.855cm" svg:height="1.172cm" svg:x="18.459cm" svg:y="27.525cm" svg:viewBox="0 0 856 1173" svg:d="M856 1173h-856v-991c0-100 79-182 175-182h505c97 0 176 82 176 182z"><text:p/></draw:path></draw:g><text:span text:style-name="MT9">À </text:span><text:span text:style-name="MT8">compléter</text:span></text:p>
      </style:header>
      <style:header-left>
        <text:p text:style-name="MP36"><draw:path text:anchor-type="paragraph" draw:z-index="49" draw:name="Fond_Num_Serie_Pair_Mesures_2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43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7" draw:name="Ligne_Entete_Pair_Mesures_2col" draw:style-name="Mgr13" draw:text-style-name="MP3" svg:x1="16.023cm" svg:y1="0.36cm" svg:x2="20.496cm" svg:y2="0.36cm"><text:p/></draw:line><draw:line text:anchor-type="paragraph" draw:z-index="108" draw:name="Ligne_Verticale_Pair_Mesures_2col" draw:style-name="Mgr13" draw:text-style-name="MP3" svg:x1="9.502cm" svg:y1="2.046cm" svg:x2="9.502cm" svg:y2="27.083cm"><text:p/></draw:line><draw:g text:anchor-type="paragraph" draw:z-index="18" draw:name="Fond_Num_Page_Pair_Mesures_2col" draw:style-name="Mgr4"><draw:path draw:style-name="Mgr14" draw:text-style-name="MP32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-left>
      <style:footer>
        <text:h text:style-name="MP34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16" draw:name="Fond_Num_Serie_Impair_Problemes_2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143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146" draw:name="Ligne_Entete_Impair_Problemes_2col" draw:style-name="Mgr16" draw:text-style-name="MP3" svg:x1="16.023cm" svg:y1="0.36cm" svg:x2="20.496cm" svg:y2="0.36cm"><text:p/></draw:line><draw:line text:anchor-type="paragraph" draw:z-index="111" draw:name="Ligne_Verticale_Impair_Problemes_2col" draw:style-name="Mgr16" draw:text-style-name="MP3" svg:x1="9.477cm" svg:y1="1.919cm" svg:x2="9.477cm" svg:y2="26.956cm"><text:p/></draw:line><draw:g text:anchor-type="paragraph" draw:z-index="21" draw:name="Fond_Num_Page_Impair_Problemes_2col" draw:style-name="Mgr4"><draw:path draw:style-name="Mgr17" draw:text-style-name="MP39" svg:width="0.855cm" svg:height="1.172cm" svg:x="18.459cm" svg:y="27.525cm" svg:viewBox="0 0 856 1173" svg:d="M856 1173h-856v-991c0-100 79-182 175-182h505c97 0 176 82 176 182z"><text:p/></draw:path></draw:g>Résoudre des problèmes simples</text:p>
      </style:header>
      <style:header-left>
        <text:p text:style-name="MP37"><draw:path text:anchor-type="paragraph" draw:z-index="13" draw:name="Fond_Num_Serie_Pair_Problemes_2col" draw:style-name="Mgr15" draw:text-style-name="MP38" svg:width="4.329cm" svg:height="2.24cm" svg:x="-1.499cm" svg:y="-1cm" svg:viewBox="0 0 4330 2241" svg:d="M0 2241l3984-288c209-15 363-168 345-342l-170-1611h-4159z"><text:p/></draw:path><draw:line text:anchor-type="paragraph" draw:z-index="116" draw:name="Ligne_Entete_Pair_Problemes_2col" draw:style-name="Mgr16" draw:text-style-name="MP3" svg:x1="16.023cm" svg:y1="0.36cm" svg:x2="20.496cm" svg:y2="0.36cm"><text:p/></draw:line><draw:line text:anchor-type="paragraph" draw:z-index="123" draw:name="Ligne_Verticale_Pair_Problemes_2col" draw:style-name="Mgr16" draw:text-style-name="MP3" svg:x1="9.47cm" svg:y1="2.055cm" svg:x2="9.47cm" svg:y2="27.092cm"><text:p/></draw:line><draw:frame text:anchor-type="paragraph" draw:z-index="121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g text:anchor-type="char" draw:z-index="11" draw:name="Fond_Num_Page_Pair_Problemes_2col" draw:style-name="Mgr18"><draw:path draw:style-name="Mgr17" draw:text-style-name="MP39" svg:width="0.855cm" svg:height="1.172cm" svg:x="-0.254cm" svg:y="27.525cm" svg:viewBox="0 0 856 1173" svg:d="M856 1173h-856v-991c0-100 79-182 175-182h505c97 0 176 82 176 182z"><text:p/></draw:path></draw:g>Résoudre des problèmes simples</text:p>
      </style:header-left>
      <style:footer>
        <text:h text:style-name="MP40" text:outline-level="1"><draw:frame draw:style-name="Mfr1" draw:name="Cadre_Pied_Impair_Problemes_2col" text:anchor-type="paragraph" svg:x="12.428cm" svg:y="-0.088cm" draw:z-index="46"><draw:text-box fo:min-height="0.499cm" fo:min-width="5.126cm"><text:h text:style-name="MP6" text:outline-level="1">Résoudre des problèmes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41" text:outline-level="1" text:is-list-header="true"><draw:frame draw:style-name="Mfr1" draw:name="Cadre_Pied_Pair_Problemes_2col" text:anchor-type="paragraph" svg:x="2.104cm" svg:y="0.025cm" draw:z-index="48"><draw:text-box fo:min-height="0.536cm" fo:min-width="6.994cm"><text:h text:style-name="MP7" text:outline-level="1">Résoudre des problèmes</text:h></draw:text-box></draw:frame><text:span text:style-name="_5f_Caractères_5f_gras_5f_Blanc"><text:page-number text:select-page="current">4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13" draw:name="Fond_Num_Serie_Impair_Problemes_1col" draw:style-name="Mgr19" draw:text-style-name="MP38" svg:width="4.329cm" svg:height="2.24cm" svg:x="-1.499cm" svg:y="-1cm" svg:viewBox="0 0 4330 2241" svg:d="M0 2241l3984-288c209-15 363-168 345-342l-170-1611h-4159z"><text:p/></draw:path><draw:frame text:anchor-type="paragraph" draw:z-index="118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4" draw:name="Ligne_Entete_Impair_Problemes_1col" draw:style-name="Mgr16" draw:text-style-name="MP3" svg:x1="16.023cm" svg:y1="0.36cm" svg:x2="20.496cm" svg:y2="0.36cm"><text:p/></draw:line><draw:g text:anchor-type="paragraph" draw:z-index="22" draw:name="Fond_Num_Page_Impair_Problemes_1col" draw:style-name="Mgr4"><draw:path draw:style-name="Mgr17" draw:text-style-name="MP39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2"><draw:path text:anchor-type="paragraph" draw:z-index="114" draw:name="Fond_Num_Serie_Pair_Problemes_1col" draw:style-name="Mgr19" draw:text-style-name="MP38" svg:width="4.329cm" svg:height="2.24cm" svg:x="-1.499cm" svg:y="-1cm" svg:viewBox="0 0 4330 2241" svg:d="M0 2241l3984-288c209-15 363-168 345-342l-170-1611h-4159z"><text:p/></draw:path><draw:frame text:anchor-type="paragraph" draw:z-index="119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5" draw:name="Ligne_Entete_Pair_Problemes_1col" draw:style-name="Mgr16" draw:text-style-name="MP3" svg:x1="16.023cm" svg:y1="0.36cm" svg:x2="20.496cm" svg:y2="0.36cm"><text:p/></draw:line><draw:g text:anchor-type="paragraph" draw:z-index="23" draw:name="Fond_Num_Page_Pair_Problemes_1col" draw:style-name="Mgr4"><draw:path draw:style-name="Mgr17" draw:text-style-name="MP39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3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135" draw:name="Fond_Num_Serie_Impair_Programmation_2col" draw:style-name="Mgr20" draw:text-style-name="MP45" svg:width="4.329cm" svg:height="2.24cm" svg:x="-1.499cm" svg:y="-1cm" svg:viewBox="0 0 4330 2241" svg:d="M0 2241l3984-288c209-15 363-168 345-342l-170-1611h-4159z"><text:p/></draw:path><draw:line text:anchor-type="paragraph" draw:z-index="131" draw:name="Ligne_Entete_Impair_Programmation_2col" draw:style-name="Mgr21" draw:text-style-name="MP3" svg:x1="16.023cm" svg:y1="0.36cm" svg:x2="20.496cm" svg:y2="0.36cm"><text:p/></draw:line><draw:frame text:anchor-type="paragraph" draw:z-index="139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3" draw:name="Ligne_Verticale_Impair_Programmation_2col" draw:style-name="Mgr21" draw:text-style-name="MP3" svg:x1="9.477cm" svg:y1="2.065cm" svg:x2="9.477cm" svg:y2="27.102cm"><text:p/></draw:line><draw:g text:anchor-type="paragraph" draw:z-index="26" draw:name="Fond_Num_Page_Impair_Programmation_2col" draw:style-name="Mgr4"><draw:path draw:style-name="Mgr22" draw:text-style-name="MP46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4"><draw:path text:anchor-type="paragraph" draw:z-index="136" draw:name="Fond_Num_Serie_Pair_Programmation_2col" draw:style-name="Mgr20" draw:text-style-name="MP45" svg:width="4.329cm" svg:height="2.24cm" svg:x="-1.499cm" svg:y="-1cm" svg:viewBox="0 0 4330 2241" svg:d="M0 2241l3984-288c209-15 363-168 345-342l-170-1611h-4159z"><text:p/></draw:path><draw:line text:anchor-type="paragraph" draw:z-index="132" draw:name="Ligne_Entete_Pair_Programmation_2col" draw:style-name="Mgr21" draw:text-style-name="MP3" svg:x1="16.023cm" svg:y1="0.36cm" svg:x2="20.496cm" svg:y2="0.36cm"><text:p/></draw:line><draw:frame text:anchor-type="paragraph" draw:z-index="140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4" draw:name="Ligne_Verticale_Pair_Programmation_2col" draw:style-name="Mgr21" draw:text-style-name="MP3" svg:x1="9.47cm" svg:y1="1.937cm" svg:x2="9.47cm" svg:y2="26.974cm"><text:p/></draw:line><draw:g text:anchor-type="paragraph" draw:z-index="27" draw:name="Fond_Num_Page_Pair_Programmation_2col" draw:style-name="Mgr4"><draw:path draw:style-name="Mgr22" draw:text-style-name="MP46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7" text:outline-level="1"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133" draw:name="Fond_Num_Serie_Impair_Programmation_1col" draw:style-name="Mgr20" draw:text-style-name="MP45" svg:width="4.329cm" svg:height="2.24cm" svg:x="-1.499cm" svg:y="-1cm" svg:viewBox="0 0 4330 2241" svg:d="M0 2241l3984-288c209-15 363-168 345-342l-170-1611h-4159z"><text:p/></draw:path><draw:line text:anchor-type="paragraph" draw:z-index="129" draw:name="Ligne_Entete_Impair_Programmation_1col" draw:style-name="Mgr21" draw:text-style-name="MP3" svg:x1="16.023cm" svg:y1="0.36cm" svg:x2="20.496cm" svg:y2="0.36cm"><text:p/></draw:line><draw:frame text:anchor-type="paragraph" draw:z-index="137" draw:name="Num_Serie_Impair_Programmatiob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24" draw:name="Fond_Num_Page_Impair_Programmation_1col" draw:style-name="Mgr4"><draw:path draw:style-name="Mgr22" draw:text-style-name="MP46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9"><draw:path text:anchor-type="paragraph" draw:z-index="134" draw:name="Fond_Num_Serie_Pair_Programmation_1col" draw:style-name="Mgr20" draw:text-style-name="MP45" svg:width="4.329cm" svg:height="2.24cm" svg:x="-1.499cm" svg:y="-1cm" svg:viewBox="0 0 4330 2241" svg:d="M0 2241l3984-288c209-15 363-168 345-342l-170-1611h-4159z"><text:p/></draw:path><draw:line text:anchor-type="paragraph" draw:z-index="130" draw:name="Ligne_Entete_Pair_Programmation_1col" draw:style-name="Mgr21" draw:text-style-name="MP3" svg:x1="16.023cm" svg:y1="0.36cm" svg:x2="20.496cm" svg:y2="0.36cm"><text:p/></draw:line><draw:frame text:anchor-type="paragraph" draw:z-index="138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25" draw:name="Fond_Num_Page_Pair_Programmation_1col" draw:style-name="Mgr4"><draw:path draw:style-name="Mgr22" draw:text-style-name="MP46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7" text:outline-level="1"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frame draw:style-name="Mfr1" draw:name="Cadre_Pied_Pair_Programmation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7</meta:editing-cycles>
    <meta:creation-date>2022-12-29T08:00:54.931000000</meta:creation-date>
    <meta:editing-duration>PT5H56M32S</meta:editing-duration>
    <meta:generator>LibreOffice/7.6.7.2$Windows_X86_64 LibreOffice_project/dd47e4b30cb7dab30588d6c79c651f218165e3c5</meta:generator>
    <dc:date>2024-07-10T12:33:01.932000000</dc:date>
    <meta:print-date>2024-06-18T11:20:11.931052163</meta:print-date>
    <meta:printed-by>PDF files</meta:printed-by>
    <meta:document-statistic meta:table-count="1" meta:image-count="0" meta:object-count="23" meta:page-count="5" meta:paragraph-count="284" meta:word-count="2151" meta:character-count="9174" meta:non-whitespace-character-count="7292"/>
    <meta:user-defined meta:name="AppVersion">16.0000</meta:user-defined>
    <meta:template xlink:type="simple" xlink:actuate="onRequest" xlink:title="Modele_Cahier" xlink:href="../../../../../../Modele_Cahier.ott" meta:date="2024-03-09T11:19:31.813011094"/>
  </office:meta>
</office:document-meta>
</file>

<file path=Object 1/content.xml><?xml version="1.0" encoding="utf-8"?>
<math xmlns="http://www.w3.org/1998/Math/MathML" display="block">
  <semantics>
    <mfrac>
      <mn>3</mn>
      <mn>20</mn>
    </mfrac>
    <annotation encoding="StarMath 5.0">{3} over {20}</annotation>
  </semantics>
</math>
</file>

<file path=Object 10/content.xml><?xml version="1.0" encoding="utf-8"?>
<math xmlns="http://www.w3.org/1998/Math/MathML" display="block">
  <semantics>
    <mrow>
      <mfrac>
        <mn>3</mn>
        <mn>5</mn>
      </mfrac>
      <mrow>
        <mspace width="0.5em"/>
        <mo stretchy="false">=</mo>
        <mspace width="0.5em"/>
      </mrow>
      <mrow>
        <mn>0</mn>
        <mn>,6</mn>
      </mrow>
    </mrow>
    <annotation encoding="StarMath 5.0">{3} over {5} `=`{0,6}</annotation>
  </semantics>
</math>
</file>

<file path=Object 11/content.xml><?xml version="1.0" encoding="utf-8"?>
<math xmlns="http://www.w3.org/1998/Math/MathML" display="block">
  <semantics>
    <mrow>
      <mrow>
        <mn>100</mn>
        <mspace width="0.5em"/>
        <mtext>%</mtext>
      </mrow>
      <mrow>
        <mspace width="0.5em"/>
        <mo stretchy="false">−</mo>
        <mspace width="0.5em"/>
      </mrow>
      <mrow>
        <mn>60</mn>
        <mspace width="0.5em"/>
        <mtext>%</mtext>
      </mrow>
      <mrow>
        <mspace width="0.5em"/>
        <mo stretchy="false">=</mo>
        <mspace width="0.5em"/>
      </mrow>
      <mrow>
        <mn>40</mn>
        <mspace width="0.5em"/>
        <mtext>%</mtext>
      </mrow>
    </mrow>
    <annotation encoding="StarMath 5.0">{100`%} ` - `{60`%} `=` {40`%}</annotation>
  </semantics>
</math>
</file>

<file path=Object 12/content.xml><?xml version="1.0" encoding="utf-8"?>
<math xmlns="http://www.w3.org/1998/Math/MathML" display="block">
  <semantics>
    <mrow>
      <mfrac>
        <mn>3</mn>
        <mn>5</mn>
      </mfrac>
      <mrow>
        <mspace width="0.5em"/>
        <mo stretchy="false">=</mo>
        <mspace width="0.5em"/>
      </mrow>
      <mn>0,6</mn>
      <mrow>
        <mspace width="0.5em"/>
        <mo stretchy="false">=</mo>
        <mspace width="0.5em"/>
      </mrow>
      <mrow>
        <mn>60</mn>
        <mspace width="0.5em"/>
        <mtext>%</mtext>
      </mrow>
    </mrow>
    <annotation encoding="StarMath 5.0">{3} over {5} `=`{0,6} `=`{60`%}</annotation>
  </semantics>
</math>
</file>

<file path=Object 13/content.xml><?xml version="1.0" encoding="utf-8"?>
<math xmlns="http://www.w3.org/1998/Math/MathML" display="block">
  <semantics>
    <mrow>
      <mn>1</mn>
      <mrow>
        <mspace width="0.5em"/>
        <mo stretchy="false">−</mo>
        <mspace width="0.5em"/>
      </mrow>
      <mfrac>
        <mn>3</mn>
        <mn>5</mn>
      </mfrac>
      <mrow>
        <mspace width="0.5em"/>
        <mo stretchy="false">=</mo>
        <mspace width="0.5em"/>
      </mrow>
      <mfrac>
        <mn>5</mn>
        <mn>5</mn>
      </mfrac>
      <mrow>
        <mspace width="0.5em"/>
        <mo stretchy="false">−</mo>
        <mspace width="0.5em"/>
      </mrow>
      <mfrac>
        <mn>3</mn>
        <mn>5</mn>
      </mfrac>
      <mrow>
        <mspace width="0.5em"/>
        <mo stretchy="false">=</mo>
        <mspace width="0.5em"/>
      </mrow>
      <mfrac>
        <mn>2</mn>
        <mn>5</mn>
      </mfrac>
    </mrow>
    <annotation encoding="StarMath 5.0">{1} ` - `{3} over {5} `=` {5} over {5} `-`{3} over {5} `=` {2} over {5}</annotation>
  </semantics>
</math>
</file>

<file path=Object 14/content.xml><?xml version="1.0" encoding="utf-8"?>
<math xmlns="http://www.w3.org/1998/Math/MathML" display="block">
  <semantics>
    <mrow>
      <mfrac>
        <mn>54</mn>
        <mn>90</mn>
      </mfrac>
      <mrow>
        <mspace width="0.5em"/>
        <mo stretchy="false">=</mo>
        <mspace width="0.5em"/>
      </mrow>
      <mfrac>
        <mrow>
          <mn>3</mn>
          <mrow>
            <mspace width="0.5em"/>
            <mo stretchy="false">×</mo>
            <mspace width="0.5em"/>
          </mrow>
          <mn>18</mn>
        </mrow>
        <mrow>
          <mn>5</mn>
          <mrow>
            <mspace width="0.5em"/>
            <mo stretchy="false">×</mo>
            <mspace width="0.5em"/>
          </mrow>
          <mn>18</mn>
        </mrow>
      </mfrac>
      <mrow>
        <mspace width="0.5em"/>
        <mo stretchy="false">=</mo>
        <mspace width="0.5em"/>
      </mrow>
      <mfrac>
        <mn>3</mn>
        <mn>5</mn>
      </mfrac>
    </mrow>
    <annotation encoding="StarMath 5.0">{54} over {90} `=` {3 `times` 18} over {5 `times` 18} `=`{3} over {5}</annotation>
  </semantics>
</math>
</file>

<file path=Object 15/content.xml><?xml version="1.0" encoding="utf-8"?>
<math xmlns="http://www.w3.org/1998/Math/MathML" display="block">
  <semantics>
    <mrow>
      <mrow>
        <mn>100</mn>
        <mspace width="0.5em"/>
        <mtext>%</mtext>
      </mrow>
      <mrow>
        <mspace width="0.5em"/>
        <mo stretchy="false">−</mo>
        <mspace width="0.5em"/>
      </mrow>
      <mrow>
        <mn>60</mn>
        <mspace width="0.5em"/>
        <mtext>%</mtext>
      </mrow>
      <mrow>
        <mspace width="0.5em"/>
        <mo stretchy="false">=</mo>
        <mspace width="0.5em"/>
      </mrow>
      <mrow>
        <mn>40</mn>
        <mspace width="0.5em"/>
        <mtext>%</mtext>
      </mrow>
    </mrow>
    <annotation encoding="StarMath 5.0">{100`%} ` - `{60`%} `=` {40`%}</annotation>
  </semantics>
</math>
</file>

<file path=Object 16/content.xml><?xml version="1.0" encoding="utf-8"?>
<math xmlns="http://www.w3.org/1998/Math/MathML" display="block">
  <semantics>
    <mrow>
      <mfrac>
        <mn>3</mn>
        <mn>5</mn>
      </mfrac>
      <mrow>
        <mspace width="0.5em"/>
        <mo stretchy="false">=</mo>
        <mspace width="0.5em"/>
      </mrow>
      <mn>0,6</mn>
      <mrow>
        <mspace width="0.5em"/>
        <mo stretchy="false">=</mo>
        <mspace width="0.5em"/>
      </mrow>
      <mrow>
        <mn>60</mn>
        <mspace width="0.5em"/>
        <mtext>%</mtext>
      </mrow>
    </mrow>
    <annotation encoding="StarMath 5.0">{3} over {5} `=`{0,6} `=`{60`%}</annotation>
  </semantics>
</math>
</file>

<file path=Object 17/content.xml><?xml version="1.0" encoding="utf-8"?>
<math xmlns="http://www.w3.org/1998/Math/MathML" display="block">
  <semantics>
    <mfrac>
      <mn>27</mn>
      <mi>n</mi>
    </mfrac>
    <annotation encoding="StarMath 5.0">{27} over {n}</annotation>
  </semantics>
</math>
</file>

<file path=Object 18/content.xml><?xml version="1.0" encoding="utf-8"?>
<math xmlns="http://www.w3.org/1998/Math/MathML" display="block">
  <semantics>
    <mrow>
      <mfrac>
        <mn>325</mn>
        <mn>120</mn>
      </mfrac>
      <mrow>
        <mspace width="0.5em"/>
        <mo stretchy="false">×</mo>
        <mspace width="0.5em"/>
      </mrow>
      <mn>20</mn>
      <mspace width="0.5em"/>
      <mi mathvariant="normal">L</mi>
      <mrow>
        <mspace width="0.5em"/>
        <mo stretchy="false">≈</mo>
        <mspace width="0.5em"/>
      </mrow>
      <mn>54</mn>
      <mn>,17</mn>
      <mspace width="0.5em"/>
      <mi mathvariant="normal">L</mi>
    </mrow>
    <annotation encoding="StarMath 5.0">{325} over {120} `times` 20`L `approx` 54,17`L</annotation>
  </semantics>
</math>
</file>

<file path=Object 19/content.xml><?xml version="1.0" encoding="utf-8"?>
<math xmlns="http://www.w3.org/1998/Math/MathML" display="block">
  <semantics>
    <mfrac>
      <mstyle mathsize="12pt">
        <mi>n</mi>
      </mstyle>
      <mn>4</mn>
    </mfrac>
    <annotation encoding="StarMath 5.0">{size12 n} over {4}</annotation>
  </semantics>
</math>
</file>

<file path=Object 2/content.xml><?xml version="1.0" encoding="utf-8"?>
<math xmlns="http://www.w3.org/1998/Math/MathML" display="block">
  <semantics>
    <mfrac>
      <mn>3</mn>
      <mn>4</mn>
    </mfrac>
    <annotation encoding="StarMath 5.0">{3} over {4}</annotation>
  </semantics>
</math>
</file>

<file path=Object 20/content.xml><?xml version="1.0" encoding="utf-8"?>
<math xmlns="http://www.w3.org/1998/Math/MathML" display="block">
  <semantics>
    <mfrac>
      <mstyle mathsize="12pt">
        <mi>p</mi>
      </mstyle>
      <mn>2</mn>
    </mfrac>
    <annotation encoding="StarMath 5.0">{size12 p} over {2}</annotation>
  </semantics>
</math>
</file>

<file path=Object 21/content.xml><?xml version="1.0" encoding="utf-8"?>
<math xmlns="http://www.w3.org/1998/Math/MathML" display="block">
  <semantics>
    <mfrac>
      <mstyle mathsize="12pt">
        <mi>t</mi>
      </mstyle>
      <mn>3</mn>
    </mfrac>
    <annotation encoding="StarMath 5.0">{size12 t} over {3}</annotation>
  </semantics>
</math>
</file>

<file path=Object 22/content.xml><?xml version="1.0" encoding="utf-8"?>
<math xmlns="http://www.w3.org/1998/Math/MathML" display="block">
  <semantics>
    <mrow>
      <mfrac>
        <mn>50</mn>
        <mn>30</mn>
      </mfrac>
      <mrow>
        <mspace width="0.5em"/>
        <mo stretchy="false">×</mo>
        <mspace width="0.5em"/>
      </mrow>
      <mn>6</mn>
      <mspace width="0.5em"/>
      <mi>km</mi>
      <mrow>
        <mspace width="0.5em"/>
        <mo stretchy="false">=</mo>
        <mspace width="0.5em"/>
      </mrow>
      <mn>10</mn>
      <mspace width="0.5em"/>
      <mi>km</mi>
    </mrow>
    <annotation encoding="StarMath 5.0">{50} over {30} `times` 6`km `=` 10`km</annotation>
  </semantics>
</math>
</file>

<file path=Object 23/content.xml><?xml version="1.0" encoding="utf-8"?>
<math xmlns="http://www.w3.org/1998/Math/MathML" display="block">
  <semantics>
    <mfrac>
      <mn>22</mn>
      <mn>3</mn>
    </mfrac>
    <annotation encoding="StarMath 5.0">{22} over {3} </annotation>
  </semantics>
</math>
</file>

<file path=Object 3/content.xml><?xml version="1.0" encoding="utf-8"?>
<math xmlns="http://www.w3.org/1998/Math/MathML" display="block">
  <semantics>
    <mfrac>
      <mn>20</mn>
      <mn>3</mn>
    </mfrac>
    <annotation encoding="StarMath 5.0">{20} over {3} </annotation>
  </semantics>
</math>
</file>

<file path=Object 4/content.xml><?xml version="1.0" encoding="utf-8"?>
<math xmlns="http://www.w3.org/1998/Math/MathML" display="block">
  <semantics>
    <mfrac>
      <mn>22</mn>
      <mn>3</mn>
    </mfrac>
    <annotation encoding="StarMath 5.0">{22} over {3} </annotation>
  </semantics>
</math>
</file>

<file path=Object 5/content.xml><?xml version="1.0" encoding="utf-8"?>
<math xmlns="http://www.w3.org/1998/Math/MathML" display="block">
  <semantics>
    <mfrac>
      <mn>3</mn>
      <mn>20</mn>
    </mfrac>
    <annotation encoding="StarMath 5.0">{3} over {20}</annotation>
  </semantics>
</math>
</file>

<file path=Object 6/content.xml><?xml version="1.0" encoding="utf-8"?>
<math xmlns="http://www.w3.org/1998/Math/MathML" display="block">
  <semantics>
    <mfrac>
      <mn>3</mn>
      <mn>4</mn>
    </mfrac>
    <annotation encoding="StarMath 5.0">{3} over {4}</annotation>
  </semantics>
</math>
</file>

<file path=Object 7/content.xml><?xml version="1.0" encoding="utf-8"?>
<math xmlns="http://www.w3.org/1998/Math/MathML" display="block">
  <semantics>
    <mrow>
      <mn>1</mn>
      <mrow>
        <mspace width="0.5em"/>
        <mo stretchy="false">−</mo>
        <mspace width="0.5em"/>
      </mrow>
      <mfrac>
        <mn>3</mn>
        <mn>5</mn>
      </mfrac>
      <mrow>
        <mspace width="0.5em"/>
        <mo stretchy="false">=</mo>
        <mspace width="0.5em"/>
      </mrow>
      <mfrac>
        <mn>5</mn>
        <mn>5</mn>
      </mfrac>
      <mrow>
        <mspace width="0.5em"/>
        <mo stretchy="false">−</mo>
        <mspace width="0.5em"/>
      </mrow>
      <mfrac>
        <mn>3</mn>
        <mn>5</mn>
      </mfrac>
      <mrow>
        <mspace width="0.5em"/>
        <mo stretchy="false">=</mo>
        <mspace width="0.5em"/>
      </mrow>
      <mfrac>
        <mn>2</mn>
        <mn>5</mn>
      </mfrac>
    </mrow>
    <annotation encoding="StarMath 5.0">{1} ` - `{3} over {5} `=` {5} over {5} `-`{3} over {5} `=` {2} over {5}</annotation>
  </semantics>
</math>
</file>

<file path=Object 8/content.xml><?xml version="1.0" encoding="utf-8"?>
<math xmlns="http://www.w3.org/1998/Math/MathML" display="block">
  <semantics>
    <mrow>
      <mfrac>
        <mn>18</mn>
        <mrow>
          <mn>18</mn>
          <mspace width="0.5em"/>
          <mstyle mathsize="11pt">
            <mtext>+</mtext>
          </mstyle>
          <mspace width="0.5em"/>
          <mn>12</mn>
        </mrow>
      </mfrac>
      <mrow>
        <mspace width="0.5em"/>
        <mo stretchy="false">=</mo>
        <mspace width="0.5em"/>
      </mrow>
      <mfrac>
        <mn>18</mn>
        <mn>30</mn>
      </mfrac>
      <mrow>
        <mspace width="0.5em"/>
        <mo stretchy="false">=</mo>
        <mspace width="0.5em"/>
      </mrow>
      <mfrac>
        <mrow>
          <mn>3</mn>
          <mrow>
            <mspace width="0.5em"/>
            <mo stretchy="false">×</mo>
            <mspace width="0.5em"/>
          </mrow>
          <mn>6</mn>
        </mrow>
        <mrow>
          <mn>5</mn>
          <mrow>
            <mspace width="0.5em"/>
            <mo stretchy="false">×</mo>
            <mspace width="0.5em"/>
          </mrow>
          <mn>6</mn>
        </mrow>
      </mfrac>
      <mrow>
        <mspace width="0.5em"/>
        <mo stretchy="false">=</mo>
        <mspace width="0.5em"/>
      </mrow>
      <mfrac>
        <mn>3</mn>
        <mn>5</mn>
      </mfrac>
    </mrow>
    <annotation encoding="StarMath 5.0">{18} over {18 `size11 "+"` 12} `=` {18} over {30} `=` {3 `times` 6} over {5 `times` 6} `=`{3} over {5}</annotation>
  </semantics>
</math>
</file>

<file path=Object 9/content.xml><?xml version="1.0" encoding="utf-8"?>
<math xmlns="http://www.w3.org/1998/Math/MathML" display="block">
  <semantics>
    <mrow>
      <mn>1</mn>
      <mrow>
        <mspace width="0.5em"/>
        <mo stretchy="false">−</mo>
        <mspace width="0.5em"/>
      </mrow>
      <mrow>
        <mn>0</mn>
        <mn>,6</mn>
      </mrow>
      <mrow>
        <mspace width="0.5em"/>
        <mo stretchy="false">=</mo>
        <mspace width="0.5em"/>
      </mrow>
      <mrow>
        <mn>0</mn>
        <mn>,4</mn>
      </mrow>
    </mrow>
    <annotation encoding="StarMath 5.0">{1} ` - `{0,6} `=` {0,4}</annotation>
  </semantics>
</math>
</file>